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9167in" style:rel-column-width="21357*"/>
    </style:style>
    <style:style style:name="Table2.B" style:family="table-column">
      <style:table-column-properties style:column-width="3.9646in" style:rel-column-width="4417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4" style:family="table">
      <style:table-properties style:width="5.8813in" fo:margin-left="0.5146in" fo:margin-right="0.5292in" table:align="margins"/>
    </style:style>
    <style:style style:name="Table4.A" style:family="table-column">
      <style:table-column-properties style:column-width="1.9167in" style:rel-column-width="21357*"/>
    </style:style>
    <style:style style:name="Table4.B" style:family="table-column">
      <style:table-column-properties style:column-width="3.9646in" style:rel-column-width="4417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4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4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4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3" style:family="table">
      <style:table-properties style:width="5.8813in" fo:margin-left="0.5146in" fo:margin-right="0.5292in" table:align="margins"/>
    </style:style>
    <style:style style:name="Table3.A" style:family="table-column">
      <style:table-column-properties style:column-width="2.4063in" style:rel-column-width="26812*"/>
    </style:style>
    <style:style style:name="Table3.B" style:family="table-column">
      <style:table-column-properties style:column-width="3.475in" style:rel-column-width="38723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3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3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3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6" style:family="table">
      <style:table-properties style:width="5.8819in" table:align="center"/>
    </style:style>
    <style:style style:name="Table6.A" style:family="table-column">
      <style:table-column-properties style:column-width="1.8625in"/>
    </style:style>
    <style:style style:name="Table6.B" style:family="table-column">
      <style:table-column-properties style:column-width="4.0194in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6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6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6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1.8625in"/>
    </style:style>
    <style:style style:name="Table5.B" style:family="table-column">
      <style:table-column-properties style:column-width="4.0194in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5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5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5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0" style:family="table">
      <style:table-properties style:width="5.8819in" table:align="center"/>
    </style:style>
    <style:style style:name="Table10.A" style:family="table-column">
      <style:table-column-properties style:column-width="1.8625in"/>
    </style:style>
    <style:style style:name="Table10.B" style:family="table-column">
      <style:table-column-properties style:column-width="4.0194in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0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0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0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" style:family="table">
      <style:table-properties style:width="5.8819in" table:align="center"/>
    </style:style>
    <style:style style:name="Table1.A" style:family="table-column">
      <style:table-column-properties style:column-width="1.8625in"/>
    </style:style>
    <style:style style:name="Table1.B" style:family="table-column">
      <style:table-column-properties style:column-width="4.0194in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7" style:family="table">
      <style:table-properties style:width="5.8819in" table:align="center"/>
    </style:style>
    <style:style style:name="Table7.A" style:family="table-column">
      <style:table-column-properties style:column-width="1.8625in"/>
    </style:style>
    <style:style style:name="Table7.B" style:family="table-column">
      <style:table-column-properties style:column-width="4.0194in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7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7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7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8" style:family="table">
      <style:table-properties style:width="5.8819in" table:align="center"/>
    </style:style>
    <style:style style:name="Table8.A" style:family="table-column">
      <style:table-column-properties style:column-width="1.8625in"/>
    </style:style>
    <style:style style:name="Table8.B" style:family="table-column">
      <style:table-column-properties style:column-width="4.0194in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8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8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8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9" style:family="table">
      <style:table-properties style:width="5.8819in" table:align="center"/>
    </style:style>
    <style:style style:name="Table9.A" style:family="table-column">
      <style:table-column-properties style:column-width="1.8625in"/>
    </style:style>
    <style:style style:name="Table9.B" style:family="table-column">
      <style:table-column-properties style:column-width="4.0194in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9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9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9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1" style:family="table">
      <style:table-properties style:width="5.8819in" table:align="center"/>
    </style:style>
    <style:style style:name="Table11.A" style:family="table-column">
      <style:table-column-properties style:column-width="1.8625in"/>
    </style:style>
    <style:style style:name="Table11.B" style:family="table-column">
      <style:table-column-properties style:column-width="4.0194in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1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1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1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2" style:family="table">
      <style:table-properties style:width="5.8819in" table:align="center"/>
    </style:style>
    <style:style style:name="Table12.A" style:family="table-column">
      <style:table-column-properties style:column-width="1.8625in"/>
    </style:style>
    <style:style style:name="Table12.B" style:family="table-column">
      <style:table-column-properties style:column-width="4.0194in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2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2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2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3" style:family="table">
      <style:table-properties style:width="5.8819in" table:align="center"/>
    </style:style>
    <style:style style:name="Table13.A" style:family="table-column">
      <style:table-column-properties style:column-width="1.8625in"/>
    </style:style>
    <style:style style:name="Table13.B" style:family="table-column">
      <style:table-column-properties style:column-width="4.0194in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3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3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3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4" style:family="table">
      <style:table-properties style:width="5.8819in" table:align="center"/>
    </style:style>
    <style:style style:name="Table14.A" style:family="table-column">
      <style:table-column-properties style:column-width="1.8625in"/>
    </style:style>
    <style:style style:name="Table14.B" style:family="table-column">
      <style:table-column-properties style:column-width="4.0194in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4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4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4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5" style:family="table">
      <style:table-properties style:width="5.8819in" table:align="center"/>
    </style:style>
    <style:style style:name="Table15.A" style:family="table-column">
      <style:table-column-properties style:column-width="1.8625in"/>
    </style:style>
    <style:style style:name="Table15.B" style:family="table-column">
      <style:table-column-properties style:column-width="4.0194in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5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5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5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6" style:family="table">
      <style:table-properties style:width="5.8819in" table:align="center"/>
    </style:style>
    <style:style style:name="Table16.A" style:family="table-column">
      <style:table-column-properties style:column-width="1.8625in"/>
    </style:style>
    <style:style style:name="Table16.B" style:family="table-column">
      <style:table-column-properties style:column-width="4.0194in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6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6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6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7" style:family="table">
      <style:table-properties style:width="5.8819in" table:align="center"/>
    </style:style>
    <style:style style:name="Table17.A" style:family="table-column">
      <style:table-column-properties style:column-width="1.8625in"/>
    </style:style>
    <style:style style:name="Table17.B" style:family="table-column">
      <style:table-column-properties style:column-width="4.0194in"/>
    </style:style>
    <style:style style:name="Table17.1" style:family="table-row">
      <style:table-row-properties fo:background-color="#0000ff">
        <style:background-image/>
      </style:table-row-properties>
    </style:style>
    <style:style style:name="Table17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7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7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7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8" style:family="table">
      <style:table-properties style:width="5.8819in" table:align="center"/>
    </style:style>
    <style:style style:name="Table18.A" style:family="table-column">
      <style:table-column-properties style:column-width="1.8625in"/>
    </style:style>
    <style:style style:name="Table18.B" style:family="table-column">
      <style:table-column-properties style:column-width="4.0194in"/>
    </style:style>
    <style:style style:name="Table18.1" style:family="table-row">
      <style:table-row-properties fo:background-color="#0000ff">
        <style:background-image/>
      </style:table-row-properties>
    </style:style>
    <style:style style:name="Table18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8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8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8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9" style:family="table">
      <style:table-properties style:width="5.8819in" table:align="center"/>
    </style:style>
    <style:style style:name="Table19.A" style:family="table-column">
      <style:table-column-properties style:column-width="1.8625in"/>
    </style:style>
    <style:style style:name="Table19.B" style:family="table-column">
      <style:table-column-properties style:column-width="4.0194in"/>
    </style:style>
    <style:style style:name="Table19.1" style:family="table-row">
      <style:table-row-properties fo:background-color="#0000ff">
        <style:background-image/>
      </style:table-row-properties>
    </style:style>
    <style:style style:name="Table19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9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9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9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0" style:family="table">
      <style:table-properties style:width="5.8819in" table:align="center"/>
    </style:style>
    <style:style style:name="Table20.A" style:family="table-column">
      <style:table-column-properties style:column-width="1.8625in"/>
    </style:style>
    <style:style style:name="Table20.B" style:family="table-column">
      <style:table-column-properties style:column-width="4.0194in"/>
    </style:style>
    <style:style style:name="Table20.1" style:family="table-row">
      <style:table-row-properties fo:background-color="#0000ff">
        <style:background-image/>
      </style:table-row-properties>
    </style:style>
    <style:style style:name="Table20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0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0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0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1" style:family="table">
      <style:table-properties style:width="5.8819in" table:align="center"/>
    </style:style>
    <style:style style:name="Table21.A" style:family="table-column">
      <style:table-column-properties style:column-width="1.8625in"/>
    </style:style>
    <style:style style:name="Table21.B" style:family="table-column">
      <style:table-column-properties style:column-width="4.0194in"/>
    </style:style>
    <style:style style:name="Table21.1" style:family="table-row">
      <style:table-row-properties fo:background-color="#0000ff">
        <style:background-image/>
      </style:table-row-properties>
    </style:style>
    <style:style style:name="Table21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1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1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1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2" style:family="table">
      <style:table-properties style:width="5.8819in" table:align="center"/>
    </style:style>
    <style:style style:name="Table22.A" style:family="table-column">
      <style:table-column-properties style:column-width="1.8625in"/>
    </style:style>
    <style:style style:name="Table22.B" style:family="table-column">
      <style:table-column-properties style:column-width="4.0194in"/>
    </style:style>
    <style:style style:name="Table22.1" style:family="table-row">
      <style:table-row-properties fo:background-color="#0000ff">
        <style:background-image/>
      </style:table-row-properties>
    </style:style>
    <style:style style:name="Table22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2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2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2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3" style:family="table">
      <style:table-properties style:width="5.8819in" table:align="center"/>
    </style:style>
    <style:style style:name="Table23.A" style:family="table-column">
      <style:table-column-properties style:column-width="1.8625in"/>
    </style:style>
    <style:style style:name="Table23.B" style:family="table-column">
      <style:table-column-properties style:column-width="4.0194in"/>
    </style:style>
    <style:style style:name="Table23.1" style:family="table-row">
      <style:table-row-properties fo:background-color="#0000ff">
        <style:background-image/>
      </style:table-row-properties>
    </style:style>
    <style:style style:name="Table23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3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3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3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4" style:family="table">
      <style:table-properties style:width="5.8819in" table:align="center"/>
    </style:style>
    <style:style style:name="Table24.A" style:family="table-column">
      <style:table-column-properties style:column-width="1.8625in"/>
    </style:style>
    <style:style style:name="Table24.B" style:family="table-column">
      <style:table-column-properties style:column-width="4.0194in"/>
    </style:style>
    <style:style style:name="Table24.1" style:family="table-row">
      <style:table-row-properties fo:background-color="#0000ff">
        <style:background-image/>
      </style:table-row-properties>
    </style:style>
    <style:style style:name="Table24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4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4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4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5" style:family="table">
      <style:table-properties style:width="5.8819in" table:align="center"/>
    </style:style>
    <style:style style:name="Table25.A" style:family="table-column">
      <style:table-column-properties style:column-width="1.8625in"/>
    </style:style>
    <style:style style:name="Table25.B" style:family="table-column">
      <style:table-column-properties style:column-width="4.0194in"/>
    </style:style>
    <style:style style:name="Table25.1" style:family="table-row">
      <style:table-row-properties fo:background-color="#0000ff">
        <style:background-image/>
      </style:table-row-properties>
    </style:style>
    <style:style style:name="Table25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5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5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5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6" style:family="table">
      <style:table-properties style:width="5.8819in" table:align="center"/>
    </style:style>
    <style:style style:name="Table26.A" style:family="table-column">
      <style:table-column-properties style:column-width="1.8625in"/>
    </style:style>
    <style:style style:name="Table26.B" style:family="table-column">
      <style:table-column-properties style:column-width="4.0194in"/>
    </style:style>
    <style:style style:name="Table26.1" style:family="table-row">
      <style:table-row-properties fo:background-color="#0000ff">
        <style:background-image/>
      </style:table-row-properties>
    </style:style>
    <style:style style:name="Table26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6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6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6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7" style:family="table">
      <style:table-properties style:width="5.8819in" table:align="center"/>
    </style:style>
    <style:style style:name="Table27.A" style:family="table-column">
      <style:table-column-properties style:column-width="1.8625in"/>
    </style:style>
    <style:style style:name="Table27.B" style:family="table-column">
      <style:table-column-properties style:column-width="4.0194in"/>
    </style:style>
    <style:style style:name="Table27.1" style:family="table-row">
      <style:table-row-properties fo:background-color="#0000ff">
        <style:background-image/>
      </style:table-row-properties>
    </style:style>
    <style:style style:name="Table27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7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7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7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8" style:family="table">
      <style:table-properties style:width="5.8819in" table:align="center"/>
    </style:style>
    <style:style style:name="Table28.A" style:family="table-column">
      <style:table-column-properties style:column-width="1.8625in"/>
    </style:style>
    <style:style style:name="Table28.B" style:family="table-column">
      <style:table-column-properties style:column-width="4.0194in"/>
    </style:style>
    <style:style style:name="Table28.1" style:family="table-row">
      <style:table-row-properties fo:background-color="#0000ff">
        <style:background-image/>
      </style:table-row-properties>
    </style:style>
    <style:style style:name="Table28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8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8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8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9" style:family="table">
      <style:table-properties style:width="5.8819in" table:align="center"/>
    </style:style>
    <style:style style:name="Table29.A" style:family="table-column">
      <style:table-column-properties style:column-width="1.8625in"/>
    </style:style>
    <style:style style:name="Table29.B" style:family="table-column">
      <style:table-column-properties style:column-width="4.0194in"/>
    </style:style>
    <style:style style:name="Table29.1" style:family="table-row">
      <style:table-row-properties fo:background-color="#0000ff">
        <style:background-image/>
      </style:table-row-properties>
    </style:style>
    <style:style style:name="Table29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9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9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9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30" style:family="table">
      <style:table-properties style:width="5.8819in" table:align="center"/>
    </style:style>
    <style:style style:name="Table30.A" style:family="table-column">
      <style:table-column-properties style:column-width="1.8625in"/>
    </style:style>
    <style:style style:name="Table30.B" style:family="table-column">
      <style:table-column-properties style:column-width="4.0194in"/>
    </style:style>
    <style:style style:name="Table30.1" style:family="table-row">
      <style:table-row-properties fo:background-color="#0000ff">
        <style:background-image/>
      </style:table-row-properties>
    </style:style>
    <style:style style:name="Table30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30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30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30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31" style:family="table">
      <style:table-properties style:width="5.8819in" table:align="center"/>
    </style:style>
    <style:style style:name="Table31.A" style:family="table-column">
      <style:table-column-properties style:column-width="1.8625in"/>
    </style:style>
    <style:style style:name="Table31.B" style:family="table-column">
      <style:table-column-properties style:column-width="4.0194in"/>
    </style:style>
    <style:style style:name="Table31.1" style:family="table-row">
      <style:table-row-properties fo:background-color="#0000ff">
        <style:background-image/>
      </style:table-row-properties>
    </style:style>
    <style:style style:name="Table31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31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31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31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32" style:family="table">
      <style:table-properties style:width="5.8819in" table:align="center"/>
    </style:style>
    <style:style style:name="Table32.A" style:family="table-column">
      <style:table-column-properties style:column-width="1.8625in"/>
    </style:style>
    <style:style style:name="Table32.B" style:family="table-column">
      <style:table-column-properties style:column-width="4.0194in"/>
    </style:style>
    <style:style style:name="Table32.1" style:family="table-row">
      <style:table-row-properties fo:background-color="#0000ff">
        <style:background-image/>
      </style:table-row-properties>
    </style:style>
    <style:style style:name="Table32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32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32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32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33" style:family="table">
      <style:table-properties style:width="5.8819in" table:align="center"/>
    </style:style>
    <style:style style:name="Table33.A" style:family="table-column">
      <style:table-column-properties style:column-width="1.8625in"/>
    </style:style>
    <style:style style:name="Table33.B" style:family="table-column">
      <style:table-column-properties style:column-width="4.0194in"/>
    </style:style>
    <style:style style:name="Table33.1" style:family="table-row">
      <style:table-row-properties fo:background-color="#0000ff">
        <style:background-image/>
      </style:table-row-properties>
    </style:style>
    <style:style style:name="Table33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33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33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33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34" style:family="table">
      <style:table-properties style:width="5.8819in" table:align="center"/>
    </style:style>
    <style:style style:name="Table34.A" style:family="table-column">
      <style:table-column-properties style:column-width="1.8625in"/>
    </style:style>
    <style:style style:name="Table34.B" style:family="table-column">
      <style:table-column-properties style:column-width="4.0194in"/>
    </style:style>
    <style:style style:name="Table34.1" style:family="table-row">
      <style:table-row-properties fo:background-color="#0000ff">
        <style:background-image/>
      </style:table-row-properties>
    </style:style>
    <style:style style:name="Table34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34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34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34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c5000b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Method_20_Body">
      <style:paragraph-properties fo:margin-left="0in" fo:margin-right="0in" fo:text-indent="0in" style:auto-text-indent="false"/>
    </style:style>
    <style:style style:name="P8" style:family="paragraph" style:parent-style-name="Method_20_Body">
      <style:paragraph-properties fo:margin-left="0in" fo:margin-right="0in" fo:text-indent="0in" style:auto-text-indent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Method_20_Body">
      <style:paragraph-properties fo:margin-left="0in" fo:margin-right="0in" fo:text-indent="0in" style:auto-text-indent="false" fo:break-before="page"/>
    </style:style>
    <style:style style:name="P10" style:family="paragraph" style:parent-style-name="Code_20_Listing">
      <style:paragraph-properties fo:margin-left="0in" fo:margin-right="0in" fo:text-indent="0in" style:auto-text-indent="false" fo:break-before="page"/>
      <style:text-properties fo:color="#000080"/>
    </style:style>
    <style:style style:name="P11" style:family="paragraph" style:parent-style-name="Method_20_Code_20_Listing">
      <style:paragraph-properties fo:margin-left="0in" fo:margin-right="0in" fo:text-indent="0in" style:auto-text-indent="false"/>
      <style:text-properties fo:color="#000080"/>
    </style:style>
    <style:style style:name="P12" style:family="paragraph" style:parent-style-name="Method_20_Indent">
      <style:paragraph-properties fo:margin-left="0in" fo:margin-right="0in" fo:text-indent="0in" style:auto-text-indent="false"/>
    </style:style>
    <style:style style:name="P13" style:family="paragraph" style:parent-style-name="Method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4" style:family="paragraph" style:parent-style-name="Code_20_Listing">
      <style:paragraph-properties fo:margin-left="0in" fo:margin-right="0in" fo:text-indent="0in" style:auto-text-indent="false"/>
      <style:text-properties fo:color="#000080"/>
    </style:style>
    <style:style style:name="P15" style:family="paragraph" style:parent-style-name="Standard">
      <style:text-properties fo:color="#0000ff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Code_20_Listing">
      <style:paragraph-properties fo:break-before="page"/>
      <style:text-properties fo:color="#000080"/>
    </style:style>
    <style:style style:name="P18" style:family="paragraph" style:parent-style-name="Table_20_Contents">
      <style:paragraph-properties fo:break-before="page"/>
    </style:style>
    <style:style style:name="P19" style:family="paragraph" style:parent-style-name="Method_20_Body">
      <style:paragraph-properties fo:break-before="page"/>
    </style:style>
    <style:style style:name="P20" style:family="paragraph" style:parent-style-name="Method_20_Body">
      <style:paragraph-properties fo:break-before="pag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21" style:family="paragraph" style:parent-style-name="Method_20_Body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Method_20_Body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Method_20_Body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24" style:family="paragraph" style:parent-style-name="Method_20_Body">
      <style:text-properties fo:font-weight="bold" style:font-weight-asian="bold" style:font-weight-complex="bold"/>
    </style:style>
    <style:style style:name="P25" style:family="paragraph" style:parent-style-name="Method_20_Body">
      <style:text-properties fo:color="#000080"/>
    </style:style>
    <style:style style:name="P26" style:family="paragraph" style:parent-style-name="Method_20_Body">
      <style:text-properties fo:color="#0000ff" fo:font-weight="bold" style:font-weight-asian="bold" style:font-weight-complex="bold"/>
    </style:style>
    <style:style style:name="P27" style:family="paragraph" style:parent-style-name="Method_20_Code_20_Listing">
      <style:text-properties fo:color="#000080"/>
    </style:style>
    <style:style style:name="P28" style:family="paragraph" style:parent-style-name="Method_20_Code_20_Listing">
      <style:text-properties fo:color="#000080" style:font-name="DejaVu Sans Mono1" fo:font-size="9pt" style:font-size-asian="9pt" style:font-size-complex="9pt"/>
    </style:style>
    <style:style style:name="P29" style:family="paragraph" style:parent-style-name="Method_20_Code_20_Listing">
      <style:text-properties fo:color="#000080" fo:font-weight="bold" style:font-weight-asian="bold" style:font-weight-complex="bold"/>
    </style:style>
    <style:style style:name="P30" style:family="paragraph" style:parent-style-name="Method_20_Code_20_Listing"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Method_20_Code_20_Listing">
      <style:paragraph-properties fo:margin-left="0.472in" fo:margin-right="0in" fo:text-indent="0in" style:auto-text-indent="false"/>
      <style:text-properties fo:color="#000080"/>
    </style:style>
    <style:style style:name="P32" style:family="paragraph" style:parent-style-name="Method_20_Code_20_Listing">
      <style:paragraph-properties fo:margin-left="0.472in" fo:margin-right="0in" fo:text-indent="0in" style:auto-text-indent="false"/>
      <style:text-properties fo:color="#000080" style:font-name="DejaVu Sans Mono1" fo:font-size="9pt" style:font-size-asian="9pt" style:font-size-complex="9pt"/>
    </style:style>
    <style:style style:name="P33" style:family="paragraph" style:parent-style-name="Code_20_Listing">
      <style:text-properties fo:color="#000080"/>
    </style:style>
    <style:style style:name="P34" style:family="paragraph" style:parent-style-name="Code_20_Listing"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 style:list-style-name="L1"/>
    <style:style style:name="P36" style:family="paragraph" style:parent-style-name="Criteria_20_Title">
      <style:text-properties fo:color="#0000ff"/>
    </style:style>
    <style:style style:name="P37" style:family="paragraph" style:parent-style-name="Criteria_20_Body" style:list-style-name="L1">
      <style:paragraph-properties fo:margin-left="0.4925in" fo:margin-right="0in" fo:text-indent="-0.25in" style:auto-text-indent="false"/>
    </style:style>
    <style:style style:name="P38" style:family="paragraph" style:parent-style-name="Coding_20_Title">
      <style:paragraph-properties fo:break-before="page"/>
    </style:style>
    <style:style style:name="P39" style:family="paragraph" style:parent-style-name="Method_20_Title">
      <style:text-properties fo:font-size="11pt" style:font-size-asian="11pt" style:font-size-complex="11pt"/>
    </style:style>
    <style:style style:name="P40" style:family="paragraph" style:parent-style-name="Method_20_Title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41" style:family="paragraph" style:parent-style-name="Method_20_Title">
      <style:paragraph-properties fo:break-before="page"/>
    </style:style>
    <style:style style:name="P42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43" style:family="paragraph" style:parent-style-name="Method_20_Body" style:list-style-name="L2"/>
    <style:style style:name="P44" style:family="paragraph" style:parent-style-name="Method_20_Body" style:list-style-name="L3"/>
    <style:style style:name="P45" style:family="paragraph" style:parent-style-name="Method_20_Body" style:list-style-name="L4"/>
    <style:style style:name="P46" style:family="paragraph" style:parent-style-name="Method_20_Body" style:list-style-name="L5"/>
    <style:style style:name="P47" style:family="paragraph" style:parent-style-name="Method_20_Body" style:list-style-name="L6"/>
    <style:style style:name="P48" style:family="paragraph" style:parent-style-name="Method_20_Body" style:list-style-name="L7"/>
    <style:style style:name="P49" style:family="paragraph" style:parent-style-name="Method_20_Body" style:list-style-name="L8"/>
    <style:style style:name="P50" style:family="paragraph" style:parent-style-name="Method_20_Body" style:list-style-name="L9"/>
    <style:style style:name="P51" style:family="paragraph" style:parent-style-name="Method_20_Body" style:list-style-name="L10"/>
    <style:style style:name="P52" style:family="paragraph" style:parent-style-name="Method_20_Body" style:list-style-name="L11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3" style:family="paragraph" style:parent-style-name="Method_20_Body" style:list-style-name="L12"/>
    <style:style style:name="P54" style:family="paragraph" style:parent-style-name="Method_20_Body" style:list-style-name="L13"/>
    <style:style style:name="P55" style:family="paragraph" style:parent-style-name="Method_20_Body" style:list-style-name="L14"/>
    <style:style style:name="P56" style:family="paragraph" style:parent-style-name="Method_20_Body" style:list-style-name="L15"/>
    <style:style style:name="P57" style:family="paragraph" style:parent-style-name="Method_20_Body" style:list-style-name="L16"/>
    <style:style style:name="P58" style:family="paragraph" style:parent-style-name="Method_20_Body" style:list-style-name="L17"/>
    <style:style style:name="P59" style:family="paragraph" style:parent-style-name="Method_20_Body" style:list-style-name="L18"/>
    <style:style style:name="P60" style:family="paragraph" style:parent-style-name="Method_20_Body" style:list-style-name="L19"/>
    <style:style style:name="P61" style:family="paragraph" style:parent-style-name="Method_20_Body" style:list-style-name="L20"/>
    <style:style style:name="P62" style:family="paragraph" style:parent-style-name="Method_20_Body" style:list-style-name="L21"/>
    <style:style style:name="P63" style:family="paragraph" style:parent-style-name="Method_20_Body" style:list-style-name="L22"/>
    <style:style style:name="P64" style:family="paragraph" style:parent-style-name="Method_20_Body" style:list-style-name="L23"/>
    <style:style style:name="P65" style:family="paragraph" style:parent-style-name="Method_20_Body" style:list-style-name="L24"/>
    <style:style style:name="P66" style:family="paragraph" style:parent-style-name="Method_20_Body" style:list-style-name="L25"/>
    <style:style style:name="P67" style:family="paragraph" style:parent-style-name="Method_20_Body" style:list-style-name="L26"/>
    <style:style style:name="P68" style:family="paragraph" style:parent-style-name="Method_20_Body" style:list-style-name="L27"/>
    <style:style style:name="P69" style:family="paragraph" style:parent-style-name="Method_20_Body" style:list-style-name="L28"/>
    <style:style style:name="P70" style:family="paragraph" style:parent-style-name="Method_20_Body" style:list-style-name="L29"/>
    <style:style style:name="P71" style:family="paragraph" style:parent-style-name="Method_20_Body" style:list-style-name="L30"/>
    <style:style style:name="P72" style:family="paragraph" style:parent-style-name="Method_20_Body" style:list-style-name="L31"/>
    <style:style style:name="P73" style:family="paragraph" style:parent-style-name="Method_20_Body">
      <style:text-properties fo:font-weight="bold" style:font-weight-asian="bold" style:font-weight-complex="bold"/>
    </style:style>
    <style:style style:name="P74" style:family="paragraph" style:parent-style-name="Method_20_Body" style:list-style-name="L32"/>
    <style:style style:name="P75" style:family="paragraph" style:parent-style-name="Method_20_Body" style:list-style-name="L33"/>
    <style:style style:name="P76" style:family="paragraph" style:parent-style-name="Method_20_Body" style:list-style-name="L6">
      <style:paragraph-properties fo:margin-left="0.9846in" fo:margin-right="0in" fo:text-indent="-0.25in" style:auto-text-indent="false"/>
    </style:style>
    <style:style style:name="P77" style:family="paragraph" style:parent-style-name="Method_20_Body" style:list-style-name="L8">
      <style:paragraph-properties fo:margin-left="0in" fo:margin-right="0in" fo:text-indent="0in" style:auto-text-indent="false"/>
    </style:style>
    <style:style style:name="P78" style:family="paragraph" style:parent-style-name="Method_20_Listing_20_Title">
      <style:paragraph-properties fo:margin-left="0in" fo:margin-right="0in" fo:text-indent="0in" style:auto-text-indent="false" fo:break-before="page"/>
      <style:text-properties fo:color="#0000ff"/>
    </style:style>
    <style:style style:name="P79" style:family="paragraph" style:parent-style-name="Method_20_Listing_20_Title">
      <style:paragraph-properties fo:margin-left="0in" fo:margin-right="0in" fo:text-indent="0in" style:auto-text-indent="false"/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style:font-name="DejaVu Serif2" fo:font-size="11pt" style:font-size-asian="11pt" style:font-size-complex="11pt"/>
    </style:style>
    <style:style style:name="T3" style:family="text">
      <style:text-properties fo:color="#000080"/>
    </style:style>
    <style:style style:name="T4" style:family="text">
      <style:text-properties fo:color="#000080" style:font-name="DejaVu Sans Mono1" fo:font-size="9pt" fo:font-style="normal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5" style:family="text">
      <style:text-properties fo:color="#000080" fo:font-weight="bold" style:font-weight-asian="bold" style:font-weight-complex="bold"/>
    </style:style>
    <style:style style:name="T6" style:family="text">
      <style:text-properties fo:color="#000080" fo:font-style="normal" style:font-style-asian="normal" style:font-style-complex="normal"/>
    </style:style>
    <style:style style:name="T7" style:family="text">
      <style:text-properties fo:font-size="11pt" fo:font-style="normal" fo:font-weight="normal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T8" style:family="text">
      <style:text-properties fo:font-size="11pt" fo:font-style="normal" fo:font-weight="bold" style:font-name-asian="Monospace" style:font-size-asian="11pt" style:font-style-asian="normal" style:font-weight-asian="bold" style:font-name-complex="Monospace" style:font-size-complex="11pt" style:font-style-complex="normal" style:font-weight-complex="bold"/>
    </style:style>
    <style:style style:name="T9" style:family="text">
      <style:text-properties fo:font-size="11pt" fo:font-style="normal" style:font-size-asian="11pt" style:font-style-asian="normal" style:font-size-complex="11pt" style:font-style-complex="normal"/>
    </style:style>
    <style:style style:name="T10" style:family="text">
      <style:text-properties fo:font-size="11pt" fo:font-style="normal" style:font-size-asian="11pt" style:font-style-asian="normal" style:font-size-complex="11pt" style:font-style-complex="normal" style:font-weight-complex="bold"/>
    </style:style>
    <style:style style:name="T1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T14" style:family="text">
      <style:text-properties style:font-weight-complex="normal"/>
    </style:style>
    <style:style style:name="T15" style:family="text">
      <style:text-properties style:font-name-asian="Monospace" style:font-size-asian="11pt" style:font-name-complex="Monospace" style:font-size-complex="11pt"/>
    </style:style>
    <style:style style:name="T16" style:family="text">
      <style:text-properties style:font-name-asian="Monospace" style:font-size-asian="11pt" style:font-style-asian="normal" style:font-name-complex="Monospace" style:font-size-complex="11pt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12pt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00"/>
    </style:style>
    <style:style style:name="T22" style:family="text">
      <style:text-properties fo:color="#c5000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underline-style="none" style:font-size-asian="11pt" style:font-size-complex="11pt" style:font-weight-complex="normal"/>
    </style:style>
    <style:style style:name="T25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Testing\Base</text:h>
      <text:p text:style-name="P15"/>
      <text:p text:style-name="Class_20_Description">The <text:span text:style-name="Class_20_Variables">Testing\Base</text:span> class is a base class for creating assertion class tests. <text:s/>The <text:span text:style-name="Class_20_Variables">Testing\Base </text:span>class is designed to be extended by the class tests.</text:p>
      <text:p text:style-name="P15"/>
      <text:h text:style-name="P36" text:outline-level="2">Design criteria and considerations</text:h>
      <text:p text:style-name="P15"/>
      <text:p text:style-name="Criteria_20_Body">The <text:span text:style-name="Class_20_Variables">Testing\Base</text:span> class</text:p>
      <text:p text:style-name="Criteria_20_Body"/>
      <text:list xml:id="list1344314670229026101" text:style-name="L1">
        <text:list-item>
          <text:p text:style-name="P37">is designed as a base class, providing the functionality required for writing class assertion tests;</text:p>
        </text:list-item>
        <text:list-item>
          <text:p text:style-name="P35">uses the <text:span text:style-name="Class_20_Variables"><text:span text:style-name="T14">Library\Testing</text:span></text:span> namespace;</text:p>
        </text:list-item>
        <text:list-item>
          <text:p text:style-name="P35">uses the <text:span text:style-name="Class_20_Variables">Library\CliParameters</text:span> class for passing run-time options to the test class;</text:p>
        </text:list-item>
        <text:list-item>
          <text:p text:style-name="P35">uses the <text:span text:style-name="Class_20_Variables">Library\Exception\Descriptor</text:span> class for recording test class exceptions;</text:p>
        </text:list-item>
        <text:list-item>
          <text:p text:style-name="P35">uses the <text:span text:style-name="Class_20_Variables">Library\Log</text:span> and <text:span text:style-name="Class_20_Variables">Log\Format </text:span>classes for logging operations;</text:p>
        </text:list-item>
        <text:list-item>
          <text:p text:style-name="P35">uses the <text:span text:style-name="Class_20_Variables">Library\PrintU\FormatArray</text:span> class to format array output;</text:p>
        </text:list-item>
        <text:list-item>
          <text:p text:style-name="P35">uses the <text:span text:style-name="Class_20_Variables">Testing\Setup</text:span> class for setup information;</text:p>
        </text:list-item>
        <text:list-item>
          <text:p text:style-name="P35">uses the <text:span text:style-name="Class_20_Variables">Library\Testing\Exception</text:span> class to throw exceptions;</text:p>
        </text:list-item>
        <text:list-item>
          <text:p text:style-name="P35">uses the <text:span text:style-name="Class_20_Variables">Library\Autoload</text:span> class to load dependent classes;</text:p>
        </text:list-item>
        <text:list-item>
          <text:p text:style-name="P35">uses the <text:span text:style-name="Class_20_Variables">Library\Properties</text:span> class as a container class;</text:p>
        </text:list-item>
        <text:list-item>
          <text:p text:style-name="P35">uses the <text:span text:style-name="Class_20_Variables">Library\Testing\Setup</text:span> class to access <text:span text:style-name="Class_20_Variables">phpTest</text:span> properties.</text:p>
        </text:list-item>
      </text:list>
      <text:p text:style-name="P6"/>
      <text:p text:style-name="Criteria_20_Body"/>
      <text:h text:style-name="P78" text:outline-level="4">Class Properties</text:h>
      <text:p text:style-name="Method_20_Body"/>
      <text:p text:style-name="Method_20_Body">The <text:span text:style-name="Class_20_Variables">Testing\Base</text:span> class contains the following properties (variables)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Method</text:p>
          </table:table-cell>
          <table:table-cell table:style-name="Table2.B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P5">$properties</text:p>
          </table:table-cell>
          <table:table-cell table:style-name="Table2.B2" office:value-type="string">
            <text:p text:style-name="Method_20_Table_20_Description"><text:span text:style-name="Class_20_Variables">Properties</text:span> class instance</text:p>
          </table:table-cell>
        </table:table-row>
        <table:table-row>
          <table:table-cell table:style-name="Table2.A2" office:value-type="string">
            <text:p text:style-name="P5">$exceptionCaught</text:p>
          </table:table-cell>
          <table:table-cell table:style-name="Table2.B2" office:value-type="string">
            <text:p text:style-name="Method_20_Table_20_Description">Exception caught in last assertion if true.</text:p>
          </table:table-cell>
        </table:table-row>
        <table:table-row>
          <table:table-cell table:style-name="Table2.A2" office:value-type="string">
            <text:p text:style-name="P5">$exception</text:p>
          </table:table-cell>
          <table:table-cell table:style-name="Table2.B2" office:value-type="string">
            <text:p text:style-name="Method_20_Table_20_Description"><text:span text:style-name="Class_20_Variables">Exception\Descriptor</text:span> class instance.</text:p>
          </table:table-cell>
        </table:table-row>
        <table:table-row>
          <table:table-cell table:style-name="Table2.A2" office:value-type="string">
            <text:p text:style-name="P5">$exceptionCallback</text:p>
          </table:table-cell>
          <table:table-cell table:style-name="Table2.B2" office:value-type="string">
            <text:p text:style-name="Method_20_Table_20_Description">User-defined exception callback method.</text:p>
          </table:table-cell>
        </table:table-row>
        <table:table-row>
          <table:table-cell table:style-name="Table2.A2" office:value-type="string">
            <text:p text:style-name="P5">$verbose</text:p>
          </table:table-cell>
          <table:table-cell table:style-name="Table2.B2" office:value-type="string">
            <text:p text:style-name="Method_20_Table_20_Description">Allows output of messages when not 0.</text:p>
          </table:table-cell>
        </table:table-row>
        <table:table-row>
          <table:table-cell table:style-name="Table2.A2" office:value-type="string">
            <text:p text:style-name="P5">$reportFailures</text:p>
          </table:table-cell>
          <table:table-cell table:style-name="Table2.B2" office:value-type="string">
            <text:p text:style-name="P7">True to report assert failures, even if <text:span text:style-name="Class_20_Variables">$verbose</text:span> = 0.</text:p>
          </table:table-cell>
        </table:table-row>
        <table:table-row>
          <table:table-cell table:style-name="Table2.A2" office:value-type="string">
            <text:p text:style-name="P5">$assertLogger</text:p>
          </table:table-cell>
          <table:table-cell table:style-name="Table2.B2" office:value-type="string">
            <text:p text:style-name="Method_20_Table_20_Description">Name of the assert logger internal name.</text:p>
          </table:table-cell>
        </table:table-row>
        <table:table-row>
          <table:table-cell table:style-name="Table2.A2" office:value-type="string">
            <text:p text:style-name="P5">$loggerProperties</text:p>
          </table:table-cell>
          <table:table-cell table:style-name="Table2.B2" office:value-type="string">
            <text:p text:style-name="P7">A <text:span text:style-name="Class_20_Variables">Library\Properties</text:span> object for by-test logging properties</text:p>
          </table:table-cell>
        </table:table-row>
        <table:table-row>
          <table:table-cell table:style-name="Table2.A2" office:value-type="string">
            <text:p text:style-name="P5">$errorsOnly</text:p>
          </table:table-cell>
          <table:table-cell table:style-name="Table2.B2" office:value-type="string">
            <text:p text:style-name="Method_20_Table_20_Description">Non-zero to output error messages only on assert failure.</text:p>
          </table:table-cell>
        </table:table-row>
        <table:table-row>
          <table:table-cell table:style-name="Table2.A2" office:value-type="string">
            <text:p text:style-name="P5">$testNumber</text:p>
          </table:table-cell>
          <table:table-cell table:style-name="Table2.B2" office:value-type="string">
            <text:p text:style-name="Method_20_Table_20_Description">Current sub-test number.</text:p>
          </table:table-cell>
        </table:table-row>
        <table:table-row>
          <table:table-cell table:style-name="Table2.A2" office:value-type="string">
            <text:p text:style-name="P5">$testName</text:p>
          </table:table-cell>
          <table:table-cell table:style-name="Table2.B2" office:value-type="string">
            <text:p text:style-name="Method_20_Table_20_Description">Name of the test being run.</text:p>
          </table:table-cell>
        </table:table-row>
        <table:table-row>
          <table:table-cell table:style-name="Table2.A2" office:value-type="string">
            <text:p text:style-name="P5">$assert</text:p>
          </table:table-cell>
          <table:table-cell table:style-name="Table2.B2" office:value-type="string">
            <text:p text:style-name="P7">An array containing information about the last false assertion processed</text:p>
          </table:table-cell>
        </table:table-row>
        <table:table-row>
          <table:table-cell table:style-name="Table2.A2" office:value-type="string">
            <text:p text:style-name="P5">$labelBlock</text:p>
          </table:table-cell>
          <table:table-cell table:style-name="Table2.B2" office:value-type="string">
            <text:p text:style-name="Method_20_Table_20_Description">True to allow output of label blocks, when a label block is requested.</text:p>
          </table:table-cell>
        </table:table-row>
        <table:table-row>
          <table:table-cell table:style-name="Table2.A2" office:value-type="string">
            <text:p text:style-name="P5">$cliParameters</text:p>
          </table:table-cell>
          <table:table-cell table:style-name="Table2.B2" office:value-type="string">
            <text:p text:style-name="Method_20_Table_20_Description">A <text:span text:style-name="Class_20_Variables">Library\CliParameters</text:span> object for by-test run-time (CLI) variables.</text:p>
          </table:table-cell>
        </table:table-row>
        <table:table-row>
          <table:table-cell table:style-name="Table2.A2" office:value-type="string">
            <text:p text:style-name="P5">$eolSequence</text:p>
          </table:table-cell>
          <table:table-cell table:style-name="Table2.B2" office:value-type="string">
            <text:p text:style-name="Method_20_Table_20_Description">Current end-of-line sequence.</text:p>
          </table:table-cell>
        </table:table-row>
      </table:table>
      <text:h text:style-name="P79" text:outline-level="4"/>
      <text:p text:style-name="Method_20_Body">The <text:span text:style-name="Class_20_Variables">Testing\Base</text:span> class contains the following static property (variable)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Method</text:p>
          </table:table-cell>
          <table:table-cell table:style-name="Table4.B1" office:value-type="string">
            <text:p text:style-name="P2">Description</text:p>
          </table:table-cell>
        </table:table-row>
        <table:table-row>
          <table:table-cell table:style-name="Table4.A2" office:value-type="string">
            <text:p text:style-name="P5">$me</text:p>
          </table:table-cell>
          <table:table-cell table:style-name="Table4.B2" office:value-type="string">
            <text:p text:style-name="Method_20_Table_20_Description">Contains a copy of the Testing\Base class instance object for static class tests.</text:p>
          </table:table-cell>
        </table:table-row>
      </table:table>
      <text:h text:style-name="P79" text:outline-level="4"/>
      <text:h text:style-name="P78" text:outline-level="4">Class Methods</text:h>
      <text:p text:style-name="Method_20_Body"/>
      <text:p text:style-name="Method_20_Body">The <text:span text:style-name="Class_20_Variables">Testing\Base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">Method</text:p>
            </table:table-cell>
            <table:table-cell table:style-name="Table3.B1" office:value-type="string">
              <text:p text:style-name="P2">Description</text:p>
            </table:table-cell>
          </table:table-row>
        </table:table-header-rows>
        <table:table-row>
          <table:table-cell table:style-name="Table3.A2" office:value-type="string">
            <text:p text:style-name="P3"><text:a xlink:type="simple" xlink:href="#construct">__construct</text:a></text:p>
          </table:table-cell>
          <table:table-cell table:style-name="Table3.B2" office:value-type="string">
            <text:p text:style-name="Method_20_Table_20_Description">Class constructor</text:p>
          </table:table-cell>
        </table:table-row>
        <table:table-row>
          <table:table-cell table:style-name="Table3.A2" office:value-type="string">
            <text:h text:style-name="P42" text:outline-level="5"><text:a xlink:type="simple" xlink:href="#__destruct">__destruct</text:a></text:h>
          </table:table-cell>
          <table:table-cell table:style-name="Table3.B2" office:value-type="string">
            <text:p text:style-name="Method_20_Table_20_Description">Class destructor</text:p>
          </table:table-cell>
        </table:table-row>
        <table:table-row>
          <table:table-cell table:style-name="Table3.A2" office:value-type="string">
            <text:h text:style-name="P39" text:outline-level="5"><text:a xlink:type="simple" xlink:href="#assertSetup"><text:span text:style-name="T22">assertSetup</text:span></text:a></text:h>
          </table:table-cell>
          <table:table-cell table:style-name="Table3.B2" office:value-type="string">
            <text:p text:style-name="P7">Set assert options</text:p>
          </table:table-cell>
        </table:table-row>
        <table:table-row>
          <table:table-cell table:style-name="Table3.A2" office:value-type="string">
            <text:p text:style-name="P18"><text:a xlink:type="simple" xlink:href="#assertTest"><text:span text:style-name="T22">assertTest</text:span></text:a></text:p>
          </table:table-cell>
          <table:table-cell table:style-name="Table3.B2" office:value-type="string">
            <text:p text:style-name="P7">Asserts the assertion and returns the result.</text:p>
          </table:table-cell>
        </table:table-row>
        <table:table-row>
          <table:table-cell table:style-name="Table3.A2" office:value-type="string">
            <text:p text:style-name="P4"><text:a xlink:type="simple" xlink:href="#assertException"><text:span text:style-name="T22">assertException</text:span></text:a></text:p>
          </table:table-cell>
          <table:table-cell table:style-name="Table3.B2" office:value-type="string">
            <text:p text:style-name="P7"><text:span text:style-name="Class_20_Variables"><text:span text:style-name="T7">Assert the assertion and return the result conditioned by </text:span></text:span><text:span text:style-name="Class_20_Variables"><text:span text:style-name="T16">$expected</text:span></text:span><text:span text:style-name="Class_20_Variables"><text:span text:style-name="T7"> and the </text:span></text:span><text:span text:style-name="Class_20_Variables"><text:span text:style-name="T16">$exceptionCaught</text:span></text:span><text:span text:style-name="Class_20_Variables"><text:span text:style-name="T7"> class property.</text:span></text:span></text:p>
          </table:table-cell>
        </table:table-row>
        <table:table-row>
          <table:table-cell table:style-name="Table3.A2" office:value-type="string">
            <text:p text:style-name="P4"><text:a xlink:type="simple" xlink:href="#assertTrue">assertTrue</text:a></text:p>
          </table:table-cell>
          <table:table-cell table:style-name="Table3.B2" office:value-type="string">
            <text:p text:style-name="P7">Perform an assertion that the test is true.</text:p>
          </table:table-cell>
        </table:table-row>
        <table:table-row>
          <table:table-cell table:style-name="Table3.A2" office:value-type="string">
            <text:p text:style-name="P4"><text:a xlink:type="simple" xlink:href="#assertFalse">assertFalse</text:a></text:p>
          </table:table-cell>
          <table:table-cell table:style-name="Table3.B2" office:value-type="string">
            <text:p text:style-name="P7">Perform an assertion that the test is false.</text:p>
          </table:table-cell>
        </table:table-row>
        <table:table-row>
          <table:table-cell table:style-name="Table3.A2" office:value-type="string">
            <text:p text:style-name="P4"><text:a xlink:type="simple" xlink:href="#assertExceptionTrue">assertExceptionTrue</text:a></text:p>
          </table:table-cell>
          <table:table-cell table:style-name="Table3.B2" office:value-type="string">
            <text:p text:style-name="P8">Perform an assert that the test is <text:span text:style-name="T1">true. </text:span>Returns <text:span text:style-name="T1">true</text:span> if the assertion is <text:span text:style-name="T1">true</text:span>, otherwise returns <text:span text:style-name="T1">false</text:span>.</text:p>
          </table:table-cell>
        </table:table-row>
        <table:table-row>
          <table:table-cell table:style-name="Table3.A2" office:value-type="string">
            <text:p text:style-name="P4"><text:a xlink:type="simple" xlink:href="#assertExceptionFalse">assertExceptionFalse</text:a></text:p>
          </table:table-cell>
          <table:table-cell table:style-name="Table3.B2" office:value-type="string">
            <text:p text:style-name="P8">Perform an assert that the test is <text:span text:style-name="T1">false.</text:span> Returns <text:span text:style-name="T1">true</text:span> if the assertion is <text:span text:style-name="T1">false</text:span>, otherwise returns <text:span text:style-name="T1">false</text:span>.</text:p>
          </table:table-cell>
        </table:table-row>
        <table:table-row>
          <table:table-cell table:style-name="Table3.A2" office:value-type="string">
            <text:p text:style-name="P4"><text:a xlink:type="simple" xlink:href="#getException">getException</text:a></text:p>
          </table:table-cell>
          <table:table-cell table:style-name="Table3.B2" office:value-type="string">
            <text:p text:style-name="P7">Return the current exception object.</text:p>
          </table:table-cell>
        </table:table-row>
        <table:table-row>
          <table:table-cell table:style-name="Table3.A2" office:value-type="string">
            <text:p text:style-name="P4"><text:a xlink:type="simple" xlink:href="#getExceptionCode">getExceptionCode</text:a></text:p>
          </table:table-cell>
          <table:table-cell table:style-name="Table3.B2" office:value-type="string">
            <text:p text:style-name="P7">Return the code associated with the last exception.</text:p>
          </table:table-cell>
        </table:table-row>
        <table:table-row>
          <table:table-cell table:style-name="Table3.A2" office:value-type="string">
            <text:p text:style-name="P4"><text:a xlink:type="simple" xlink:href="#getExceptionMessage">getExceptionMessage</text:a></text:p>
          </table:table-cell>
          <table:table-cell table:style-name="Table3.B2" office:value-type="string">
            <text:p text:style-name="P7">Return the message associated with the last exception.</text:p>
          </table:table-cell>
        </table:table-row>
        <table:table-row>
          <table:table-cell table:style-name="Table3.A2" office:value-type="string">
            <text:p text:style-name="P4"><text:a xlink:type="simple" xlink:href="#getExceptionClass">getExceptionClass</text:a></text:p>
          </table:table-cell>
          <table:table-cell table:style-name="Table3.B2" office:value-type="string">
            <text:p text:style-name="P7">Return the class name of the last exception.</text:p>
          </table:table-cell>
        </table:table-row>
        <table:table-row>
          <table:table-cell table:style-name="Table3.A2" office:value-type="string">
            <text:p text:style-name="P4"><text:a xlink:type="simple" xlink:href="#exceptionCaught">exceptionCaught</text:a></text:p>
          </table:table-cell>
          <table:table-cell table:style-name="Table3.B2" office:value-type="string">
            <text:p text:style-name="P7">Return the <text:span text:style-name="Class_20_Variables">$exceptionCaught</text:span> class property.</text:p>
          </table:table-cell>
        </table:table-row>
        <table:table-row>
          <table:table-cell table:style-name="Table3.A2" office:value-type="string">
            <text:p text:style-name="P4"><text:a xlink:type="simple" xlink:href="#labelBlock">labelBlock</text:a></text:p>
          </table:table-cell>
          <table:table-cell table:style-name="Table3.B2" office:value-type="string">
            <text:p text:style-name="P7">Output a separator block containing a label.</text:p>
          </table:table-cell>
        </table:table-row>
        <table:table-row>
          <table:table-cell table:style-name="Table3.A2" office:value-type="string">
            <text:h text:style-name="P40" text:outline-level="5"><text:a xlink:type="simple" xlink:href="#labelBlockFlag">labelBlockFlag</text:a></text:h>
          </table:table-cell>
          <table:table-cell table:style-name="Table3.B2" office:value-type="string">
            <text:p text:style-name="Method_20_Table_20_Description">Get/set the label block flag.</text:p>
          </table:table-cell>
        </table:table-row>
        <table:table-row>
          <table:table-cell table:style-name="Table3.A2" office:value-type="string">
            <text:p text:style-name="P4"><text:a xlink:type="simple" xlink:href="#assertCallback">assertCallback</text:a></text:p>
          </table:table-cell>
          <table:table-cell table:style-name="Table3.B2" office:value-type="string">
            <text:p text:style-name="P7">Assert test callback function.</text:p>
          </table:table-cell>
        </table:table-row>
        <table:table-row>
          <table:table-cell table:style-name="Table3.A2" office:value-type="string">
            <text:p text:style-name="P4"><text:a xlink:type="simple" xlink:href="#properties">properties</text:a></text:p>
          </table:table-cell>
          <table:table-cell table:style-name="Table3.B2" office:value-type="string">
            <text:p text:style-name="Method_20_Table_20_Description">Get/set the properties object.</text:p>
          </table:table-cell>
        </table:table-row>
        <table:table-row>
          <table:table-cell table:style-name="Table3.A2" office:value-type="string">
            <text:p text:style-name="P4"><text:a xlink:type="simple" xlink:href="#verbose">verbose</text:a></text:p>
          </table:table-cell>
          <table:table-cell table:style-name="Table3.B2" office:value-type="string">
            <text:p text:style-name="Method_20_Table_20_Description">Get/set the verbose property.</text:p>
          </table:table-cell>
        </table:table-row>
        <table:table-row>
          <table:table-cell table:style-name="Table3.A2" office:value-type="string">
            <text:p text:style-name="P4"><text:a xlink:type="simple" xlink:href="#errorsOnly">errorsOnly</text:a></text:p>
          </table:table-cell>
          <table:table-cell table:style-name="Table3.B2" office:value-type="string">
            <text:p text:style-name="P7">Display only errors flag, used in <text:span text:style-name="T1">assertTest</text:span> to limit output.</text:p>
          </table:table-cell>
        </table:table-row>
        <table:table-row>
          <table:table-cell table:style-name="Table3.A2" office:value-type="string">
            <text:p text:style-name="P4"><text:a xlink:type="simple" xlink:href="#testNumber">testNumber</text:a></text:p>
          </table:table-cell>
          <table:table-cell table:style-name="Table3.B2" office:value-type="string">
            <text:p text:style-name="P9">Get/set the sub-test number.</text:p>
          </table:table-cell>
        </table:table-row>
        <table:table-row>
          <table:table-cell table:style-name="Table3.A2" office:value-type="string">
            <text:p text:style-name="P4"><text:a xlink:type="simple" xlink:href="#testName">testName</text:a></text:p>
          </table:table-cell>
          <table:table-cell table:style-name="Table3.B2" office:value-type="string">
            <text:p text:style-name="Method_20_Table_20_Description">Get/set the test name.</text:p>
          </table:table-cell>
        </table:table-row>
        <text:soft-page-break/>
        <table:table-row>
          <table:table-cell table:style-name="Table3.A2" office:value-type="string">
            <text:p text:style-name="P4"><text:a xlink:type="simple" xlink:href="#assertEventArray">assertEventArray</text:a></text:p>
          </table:table-cell>
          <table:table-cell table:style-name="Table3.B2" office:value-type="string">
            <text:p text:style-name="Method_20_Table_20_Description">Get/set the event array.</text:p>
          </table:table-cell>
        </table:table-row>
        <table:table-row>
          <table:table-cell table:style-name="Table3.A2" office:value-type="string">
            <text:p text:style-name="P4"><text:a xlink:type="simple" xlink:href="#assertLogMessage">assertLogMessage</text:a></text:p>
          </table:table-cell>
          <table:table-cell table:style-name="Table3.B2" office:value-type="string">
            <text:p text:style-name="P7">Output a formatted message to the current output device(s).</text:p>
          </table:table-cell>
        </table:table-row>
        <table:table-row>
          <table:table-cell table:style-name="Table3.A2" office:value-type="string">
            <text:h text:style-name="P42" text:outline-level="5"><text:a xlink:type="simple" xlink:href="#assertFailures">assertFailures</text:a></text:h>
          </table:table-cell>
          <table:table-cell table:style-name="Table3.B2" office:value-type="string">
            <text:p text:style-name="Method_20_Table_20_Description">Get/set the <text:span text:style-name="Class_20_Variables">$reportFailures</text:span> flag.</text:p>
          </table:table-cell>
        </table:table-row>
        <table:table-row>
          <table:table-cell table:style-name="Table3.A2" office:value-type="string">
            <text:p text:style-name="P4"><text:a xlink:type="simple" xlink:href="#assertExceptionDescriptor">assertExceptionDescriptor</text:a></text:p>
          </table:table-cell>
          <table:table-cell table:style-name="Table3.B2" office:value-type="string">
            <text:p text:style-name="P9">Get a copy of the exception descriptor.</text:p>
          </table:table-cell>
        </table:table-row>
        <table:table-row>
          <table:table-cell table:style-name="Table3.A2" office:value-type="string">
            <text:p text:style-name="P4"><text:a xlink:type="simple" xlink:href="#getEldestParent">getEldestParent</text:a></text:p>
          </table:table-cell>
          <table:table-cell table:style-name="Table3.B2" office:value-type="string">
            <text:p text:style-name="P7">Get the top parent in the hierarchy.</text:p>
          </table:table-cell>
        </table:table-row>
        <table:table-row>
          <table:table-cell table:style-name="Table3.A2" office:value-type="string">
            <text:h text:style-name="P42" text:outline-level="5"><text:a xlink:type="simple" xlink:href="#assertExceptionCallback">assertExceptionCallback</text:a></text:h>
          </table:table-cell>
          <table:table-cell table:style-name="Table3.B2" office:value-type="string">
            <text:p text:style-name="Method_20_Table_20_Description">Get/set the exception callback function.</text:p>
          </table:table-cell>
        </table:table-row>
        <table:table-row>
          <table:table-cell table:style-name="Table3.A2" office:value-type="string">
            <text:p text:style-name="P4"><text:a xlink:type="simple" xlink:href="#assertStartLogger">assertStartLogger</text:a></text:p>
          </table:table-cell>
          <table:table-cell table:style-name="Table3.B2" office:value-type="string">
            <text:p text:style-name="P7">Create a test-relative log file and start the logger.</text:p>
          </table:table-cell>
        </table:table-row>
        <table:table-row>
          <table:table-cell table:style-name="Table3.A2" office:value-type="string">
            <text:h text:style-name="P42" text:outline-level="5"><text:a xlink:type="simple" xlink:href="#assertStopLogger">assertStopLogger</text:a></text:h>
          </table:table-cell>
          <table:table-cell table:style-name="Table3.B2" office:value-type="string">
            <text:p text:style-name="Method_20_Table_20_Description">Stop the named logger.</text:p>
          </table:table-cell>
        </table:table-row>
      </table:table>
      <text:p text:style-name="P15"/>
      <text:p text:style-name="P15"/>
      <text:h text:style-name="P41" text:outline-level="5"><text:bookmark-start text:name="construct"/>__construct<text:bookmark-end text:name="construct"/></text:h>
      <text:p text:style-name="P15"/>
      <text:p text:style-name="Method_20_Body">Class constructor.</text:p>
      <text:p text:style-name="Method_20_Body"/>
      <text:p text:style-name="P24">Algorithm</text:p>
      <text:p text:style-name="Method_20_Body"/>
      <text:list xml:id="list3909590802576722195" text:style-name="L2">
        <text:list-item>
          <text:p text:style-name="P43">Set the <text:span text:style-name="Class_20_Variables">properties</text:span>, <text:span text:style-name="Class_20_Variables">loggerProperties</text:span>, <text:span text:style-name="Class_20_Variables">exception</text:span>, <text:span text:style-name="Class_20_Variables">exceptionCallback</text:span>, and <text:span text:style-name="Class_20_Variables">eolSequence</text:span> class properties to <text:span text:style-name="T1">null</text:span>;</text:p>
        </text:list-item>
        <text:list-item>
          <text:p text:style-name="P43">set the <text:span text:style-name="Class_20_Variables">exceptionCaught</text:span> to <text:span text:style-name="T1">false</text:span>;</text:p>
        </text:list-item>
        <text:list-item>
          <text:p text:style-name="P43">set the <text:span text:style-name="Class_20_Variables">reportFailures</text:span> and <text:span text:style-name="Class_20_Variables">labelBlock</text:span> class properties to <text:span text:style-name="T1">true</text:span>;</text:p>
        </text:list-item>
        <text:list-item>
          <text:p text:style-name="P43">set the <text:span text:style-name="Class_20_Variables">assertEvent</text:span> class property to an empty array;</text:p>
        </text:list-item>
        <text:list-item>
          <text:p text:style-name="P43">set the <text:span text:style-name="Class_20_Variables">verbose</text:span> and <text:span text:style-name="Class_20_Variables">testNumber</text:span> class properties to<text:span text:style-name="T1"> 0</text:span>;</text:p>
        </text:list-item>
        <text:list-item>
          <text:p text:style-name="P43">set the <text:span text:style-name="Class_20_Variables">errorsOnly</text:span> class property to <text:span text:style-name="T23">1</text:span>;</text:p>
        </text:list-item>
        <text:list-item>
          <text:p text:style-name="P43">set the <text:span text:style-name="Class_20_Variables">testName</text:span> class property to a string containing '<text:span text:style-name="T1">&lt;unknown&gt;</text:span>';</text:p>
        </text:list-item>
        <text:list-item>
          <text:p text:style-name="P43">set the static class property <text:span text:style-name="Class_20_Variables">me</text:span> to a reference to this class;</text:p>
        </text:list-item>
        <text:list-item>
          <text:p text:style-name="P43">pass the string '<text:span text:style-name="T1">\Library\CliParameters</text:span>' to the <text:span text:style-name="T1">loadClass</text:span> method of the <text:span text:style-name="T1">\Library\Autoload </text:span>class;</text:p>
        </text:list-item>
        <text:list-item>
          <text:p text:style-name="P43">exit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__construct</text:p>
      <text:p text:style-name="P27"><text:s/>*</text:p>
      <text:p text:style-name="P27"><text:s/>* Class constructor</text:p>
      <text:p text:style-name="P27"><text:s/>*/</text:p>
      <text:p text:style-name="P27">public function __construct()</text:p>
      <text:p text:style-name="P27">{</text:p>
      <text:p text:style-name="P27"><text:tab/>$this-&gt;properties = null;</text:p>
      <text:p text:style-name="P27"><text:tab/>$this-&gt;loggerProperties = null;</text:p>
      <text:p text:style-name="P27"><text:s text:c="4"/><text:tab/></text:p>
      <text:p text:style-name="P27"><text:s text:c="4"/><text:tab/>$this-&gt;exception = null;</text:p>
      <text:p text:style-name="P27"><text:tab/>$this-&gt;exceptionCaught = false;</text:p>
      <text:p text:style-name="P27"><text:tab/>$this-&gt;exceptionCallback = null;</text:p>
      <text:p text:style-name="P27"/>
      <text:p text:style-name="P27"><text:s text:c="4"/><text:tab/>$this-&gt;assertEvent = array();</text:p>
      <text:p text:style-name="P27"/>
      <text:p text:style-name="P27"><text:s text:c="4"/><text:tab/>$this-&gt;verbose = 0;</text:p>
      <text:p text:style-name="P27"><text:s text:c="4"/><text:tab/>$this-&gt;errorsOnly = 1;</text:p>
      <text:p text:style-name="P27"><text:tab/>$this-&gt;testNumber = 0;</text:p>
      <text:p text:style-name="P27"><text:tab/>$this-&gt;testName = '&lt;unknown&gt;';</text:p>
      <text:p text:style-name="Method_20_Code_20_Listing"><text:span text:style-name="T21"><text:tab/></text:span><text:span text:style-name="T3">$this-&gt;eolSequence = </text:span><text:span text:style-name="T5">null</text:span><text:span text:style-name="T3">;</text:span></text:p>
      <text:p text:style-name="P27"/>
      <text:p text:style-name="P27"><text:tab/>$this-&gt;reportFailures = true;</text:p>
      <text:p text:style-name="P27"><text:tab/>$this-&gt;labelBlock = true;</text:p>
      <text:p text:style-name="P27"/>
      <text:p text:style-name="Method_20_Code_20_Listing"><text:span text:style-name="T21"><text:s text:c="4"/><text:tab/></text:span><text:span text:style-name="T3">\Library\Autoload::</text:span><text:span text:style-name="T6">loadClass</text:span><text:span text:style-name="T3">('\Library\CliParameters');</text:span></text:p>
      <text:p text:style-name="P27"/>
      <text:p text:style-name="P27"><text:s text:c="4"/><text:tab/>self::$me = $this;</text:p>
      <text:p text:style-name="P27">}</text:p>
      <text:p text:style-name="Method_20_Body"/>
      <text:p text:style-name="P24">Narrative</text:p>
      <text:p text:style-name="Method_20_Body"/>
      <text:p text:style-name="Method_20_Body">All class properties (variables) are set to default values.</text:p>
      <text:p text:style-name="Method_20_Body"/>
      <text:h text:style-name="Method_20_Title" text:outline-level="5"><text:bookmark-start text:name="__destruct"/><text:soft-page-break/>__destruct<text:bookmark-end text:name="__destruct"/></text:h>
      <text:p text:style-name="Method_20_Body"/>
      <text:p text:style-name="Method_20_Body">Class destructor.</text:p>
      <text:p text:style-name="Method_20_Body"/>
      <text:p text:style-name="P24">Algorithm</text:p>
      <text:p text:style-name="Method_20_Body"/>
      <text:list xml:id="list2747249546097464205" text:style-name="L3">
        <text:list-item>
          <text:p text:style-name="P44">exit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__destruct</text:p>
      <text:p text:style-name="P27"><text:s/>*</text:p>
      <text:p text:style-name="P27"><text:s/>* Destroy the current class instance</text:p>
      <text:p text:style-name="P27"><text:s/>*/</text:p>
      <text:p text:style-name="P27"><text:span text:style-name="T1">public function </text:span>__destruct()</text:p>
      <text:p text:style-name="P27">{</text:p>
      <text:p text:style-name="P30">}</text:p>
      <text:p text:style-name="P24"/>
      <text:p text:style-name="P24">Narrative</text:p>
      <text:p text:style-name="Method_20_Body"/>
      <text:p text:style-name="Method_20_Body">The class <text:span text:style-name="T1">destructor</text:span> method s included for completeness. <text:s/>Although it currently is an empty class method, it may be populated in future versions. <text:s/>Therefore, all class that extend this class <text:span text:style-name="T19">should</text:span> implement a class <text:span text:style-name="T1">destructor</text:span> method and call this <text:span text:style-name="T1">destructor</text:span> method on exit.</text:p>
      <text:p text:style-name="Method_20_Body"/>
      <text:p text:style-name="Method_20_Body"/>
      <text:h text:style-name="P41" text:outline-level="5"><text:bookmark-start text:name="assertSetup"/>assertSetup<text:bookmark-end text:name="assertSetup"/></text:h>
      <text:p text:style-name="Method_20_Body"/>
      <text:p text:style-name="Method_20_Body">Setup assert options.</text:p>
      <text:p text:style-name="Method_20_Body"/>
      <text:p text:style-name="P24">Algorithm</text:p>
      <text:p text:style-name="Method_20_Body"/>
      <text:list xml:id="list6691326117924694619" text:style-name="L4">
        <text:list-item>
          <text:p text:style-name="P45">Accept <text:span text:style-name="Class_20_Variables">active</text:span> as an (optional) integer indicating the desired setting of the PHP <text:s/><text:span text:style-name="T1">ASSERT_ACTIVE</text:span> assert option;</text:p>
        </text:list-item>
        <text:list-item>
          <text:p text:style-name="P45">accept <text:span text:style-name="Class_20_Variables">warning</text:span> as an (optional) integer indicating the desired setting of the PHP <text:s/><text:span text:style-name="T1">ASSERT_WARNING</text:span> assert option;</text:p>
        </text:list-item>
        <text:list-item>
          <text:p text:style-name="P45">accept <text:span text:style-name="Class_20_Variables">bail</text:span> as an (optional) integer indicating the desired setting of the PHP <text:s/><text:span text:style-name="T1">ASSERT_BAIL</text:span> assert option;</text:p>
        </text:list-item>
        <text:list-item>
          <text:p text:style-name="P45">accept <text:span text:style-name="Class_20_Variables">callback</text:span> as an array containing the desired setting of the PHP <text:s/><text:span text:style-name="T1">ASSERT_CALLBACK</text:span> assert option;</text:p>
        </text:list-item>
        <text:list-item>
          <text:p text:style-name="P45">pass the PHP <text:span text:style-name="T1">ASSERT_ACTIVE</text:span> constant and <text:span text:style-name="Class_20_Variables">active</text:span> to the PHP <text:span text:style-name="T1">assert_options</text:span> function;</text:p>
        </text:list-item>
        <text:list-item>
          <text:p text:style-name="P45">pass the PHP <text:span text:style-name="T1">ASSERT_WARNING</text:span> constant and <text:span text:style-name="Class_20_Variables">warning</text:span> to the PHP <text:span text:style-name="T1">assert_options</text:span> function;</text:p>
        </text:list-item>
        <text:list-item>
          <text:p text:style-name="P45">pass the PHP <text:span text:style-name="T1">ASSERT_BAIL</text:span> constant and <text:span text:style-name="Class_20_Variables">bail</text:span> to the PHP <text:span text:style-name="T1">assert_options</text:span> function;</text:p>
        </text:list-item>
        <text:list-item>
          <text:p text:style-name="P45">pass the PHP <text:span text:style-name="T1">ASSERT_CALLBACK</text:span> constant and <text:span text:style-name="Class_20_Variables">callback</text:span> to the PHP <text:span text:style-name="T1">assert_options</text:span> function;</text:p>
        </text:list-item>
        <text:list-item>
          <text:p text:style-name="P45">exit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Setup</text:p>
      <text:p text:style-name="P27"><text:s/>*</text:p>
      <text:p text:style-name="P27"><text:s/>* Set assert options</text:p>
      <text:p text:style-name="P27"><text:s/>* <text:span text:style-name="T1">@param</text:span> integer $active = (optional) active flag: 0 ==&gt; inactive, 1 ==&gt; active.</text:p>
      <text:p text:style-name="P27"><text:s/>* <text:tab/><text:tab/><text:tab/><text:tab/><text:tab/>(Default: 1)</text:p>
      <text:p text:style-name="P27"><text:s/>* <text:span text:style-name="T1">@param</text:span> integer $warning <text:s/>= (optional) warning flag: 0 ==&gt; silent, 1 ==&gt; issue</text:p>
      <text:p text:style-name="P11"><text:tab/> *<text:tab/><text:tab/><text:tab/><text:tab/><text:tab/> warning on assert failure. (Default: 0)</text:p>
      <text:p text:style-name="P27"><text:s/>* <text:span text:style-name="T1">@param</text:span> integer $bail <text:s text:c="4"/>= (optional) bail-out flag: 0 ==&gt; keep processing, 1 ==&gt;</text:p>
      <text:p text:style-name="P27"><text:s/>*<text:tab/><text:tab/><text:tab/><text:tab/><text:tab/> abort processing. (Default: 0)</text:p>
      <text:p text:style-name="P27"><text:s/>* <text:span text:style-name="T1">@param</text:span> string <text:s/>$callback = (optional) callback function name.</text:p>
      <text:p text:style-name="P27"><text:s/>*<text:tab/><text:tab/><text:tab/><text:tab/><text:tab/> (Default = \Library\Testing\Base::assertCallback()).</text:p>
      <text:p text:style-name="P27"><text:s/>*/</text:p>
      <text:p text:style-name="P27"><text:span text:style-name="T1">protected function </text:span>assertSetup($active=1, $warning=0, $bail=0, <text:tab/><text:tab/><text:tab/><text:tab/><text:tab/><text:tab/><text:tab/><text:tab/> <text:s text:c="3"/>$callback=<text:span text:style-name="T1">array</text:span>('\Library\Testing\Base', <text:tab/><text:tab/><text:tab/><text:tab/><text:tab/><text:tab/><text:tab/><text:tab/><text:tab/><text:tab/>'assertCallback'))</text:p>
      <text:p text:style-name="P27">{</text:p>
      <text:p text:style-name="P27"><text:tab/>assert_options(ASSERT_ACTIVE,<text:tab/>$active);</text:p>
      <text:p text:style-name="P27"><text:tab/>assert_options(ASSERT_WARNING,<text:tab/>$warning);</text:p>
      <text:p text:style-name="P27"><text:tab/>assert_options(ASSERT_BAIL,<text:tab/>$bail);</text:p>
      <text:p text:style-name="P27"><text:tab/>assert_options(ASSERT_CALLBACK,<text:tab/>$callback)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assertSetup</text:span> method expects four optional parameters:</text:p>
      <text:p text:style-name="Method_20_Body"/>
      <text:p text:style-name="P1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Parameter</text:p>
          </table:table-cell>
          <table:table-cell table:style-name="Table6.B1" office:value-type="string">
            <text:p text:style-name="P2">Description</text:p>
          </table:table-cell>
        </table:table-row>
        <table:table-row>
          <table:table-cell table:style-name="Table6.A2" office:value-type="string">
            <text:p text:style-name="P4">$active</text:p>
          </table:table-cell>
          <table:table-cell table:style-name="Table6.B2" office:value-type="string">
            <text:p text:style-name="Standard">Active flag: 0 = inactive, 1 = active.</text:p>
          </table:table-cell>
        </table:table-row>
        <table:table-row>
          <table:table-cell table:style-name="Table6.A2" office:value-type="string">
            <text:p text:style-name="P4">$warning</text:p>
          </table:table-cell>
          <table:table-cell table:style-name="Table6.B2" office:value-type="string">
            <text:p text:style-name="P12">Warning flag: 0 = silent, 1 = issue warning.</text:p>
          </table:table-cell>
        </table:table-row>
        <table:table-row>
          <table:table-cell table:style-name="Table6.A2" office:value-type="string">
            <text:p text:style-name="P4">$bail</text:p>
          </table:table-cell>
          <table:table-cell table:style-name="Table6.B2" office:value-type="string">
            <text:p text:style-name="Standard">Bail-out flag: 1 = abort processing, 0 = don't.</text:p>
          </table:table-cell>
        </table:table-row>
        <table:table-row>
          <table:table-cell table:style-name="Table6.A2" office:value-type="string">
            <text:p text:style-name="P4">$callback</text:p>
          </table:table-cell>
          <table:table-cell table:style-name="Table6.B2" office:value-type="string">
            <text:p text:style-name="P12">Callback function name.</text:p>
          </table:table-cell>
        </table:table-row>
      </table:table>
      <text:p text:style-name="Method_20_Body"/>
      <text:p text:style-name="Method_20_Body"/>
      <text:p text:style-name="Method_20_Body">The following PHP <text:span text:style-name="Class_20_Variables">assert_options</text:span> flags are set to the value in the associated parameter variable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arameter</text:p>
          </table:table-cell>
          <table:table-cell table:style-name="Table5.B1" office:value-type="string">
            <text:p text:style-name="P2">Assert Flag</text:p>
          </table:table-cell>
        </table:table-row>
        <table:table-row>
          <table:table-cell table:style-name="Table5.A2" office:value-type="string">
            <text:p text:style-name="P4">$active</text:p>
          </table:table-cell>
          <table:table-cell table:style-name="Table5.B2" office:value-type="string">
            <text:p text:style-name="P16">ASSERT_ACTIVE</text:p>
          </table:table-cell>
        </table:table-row>
        <table:table-row>
          <table:table-cell table:style-name="Table5.A2" office:value-type="string">
            <text:p text:style-name="P4">$warning</text:p>
          </table:table-cell>
          <table:table-cell table:style-name="Table5.B2" office:value-type="string">
            <text:p text:style-name="P13">ASSERT_WARNING</text:p>
          </table:table-cell>
        </table:table-row>
        <table:table-row>
          <table:table-cell table:style-name="Table5.A2" office:value-type="string">
            <text:p text:style-name="P4">$bail</text:p>
          </table:table-cell>
          <table:table-cell table:style-name="Table5.B2" office:value-type="string">
            <text:p text:style-name="P16">ASSERT_BAIL</text:p>
          </table:table-cell>
        </table:table-row>
        <table:table-row>
          <table:table-cell table:style-name="Table5.A2" office:value-type="string">
            <text:p text:style-name="P4">$callback</text:p>
          </table:table-cell>
          <table:table-cell table:style-name="Table5.B2" office:value-type="string">
            <text:p text:style-name="P13">ASSERT_CALLBACK</text:p>
          </table:table-cell>
        </table:table-row>
      </table:table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41" text:outline-level="5"><text:bookmark-start text:name="assertTest"/>assertTest<text:bookmark-end text:name="assertTest"/></text:h>
      <text:p text:style-name="P22"/>
      <text:p text:style-name="Method_20_Body">Assert the assertion and return the result conditioned by <text:span text:style-name="Class_20_Variables">$expected</text:span>.</text:p>
      <text:p text:style-name="Method_20_Body"/>
      <text:p text:style-name="P24">Algorithm</text:p>
      <text:p text:style-name="Method_20_Body"/>
      <text:list xml:id="list6660850190030116011" text:style-name="L5">
        <text:list-item>
          <text:p text:style-name="P46">Accept <text:span text:style-name="T1">assertion</text:span> as a string containing the assertion to test;</text:p>
        </text:list-item>
        <text:list-item>
          <text:p text:style-name="P46">accept <text:span text:style-name="T1">message</text:span> as a string to print;</text:p>
        </text:list-item>
        <text:list-item>
          <text:p text:style-name="P46">accept <text:span text:style-name="Class_20_Variables">expected</text:span> as a boolean containing the expected result;</text:p>
        </text:list-item>
        <text:list-item>
          <text:p text:style-name="P46">increment the <text:span text:style-name="Class_20_Variables">testNumber</text:span> class property;</text:p>
        </text:list-item>
        <text:list-item>
          <text:p text:style-name="P46">if the <text:span text:style-name="Class_20_Variables">verbose</text:span> class property is greater than <text:span text:style-name="T1">0</text:span> and <text:span text:style-name="Class_20_Variables">message</text:span> is not <text:span text:style-name="T1">null</text:span>, pass <text:span text:style-name="Class_20_Variables">message</text:span> to the <text:span text:style-name="T1">assertLogMessage</text:span> class method;</text:p>
        </text:list-item>
        <text:list-item>
          <text:p text:style-name="P46">pass <text:span text:style-name="Class_20_Variables">assertion</text:span> to the PHP <text:span text:style-name="T1">assert</text:span> function;</text:p>
        </text:list-item>
        <text:list-item>
          <text:p text:style-name="P46">if the result is <text:span text:style-name="T1">true</text:span>, goto step <text:span text:style-name="T1">13</text:span>;</text:p>
        </text:list-item>
        <text:list-item>
          <text:p text:style-name="P46">if <text:span text:style-name="Class_20_Variables">expected</text:span> is <text:span text:style-name="T1">true</text:span>, goto step <text:span text:style-name="T1">11</text:span>;</text:p>
        </text:list-item>
        <text:list-item>
          <text:p text:style-name="P46">if the <text:span text:style-name="Class_20_Variables">verbose</text:span> class property is greater than <text:span text:style-name="T1">0</text:span> and <text:span text:style-name="Class_20_Variables">errorsOnly</text:span> is <text:span text:style-name="T1">false</text:span>, pass the string '<text:span text:style-name="T1">Assertion is false</text:span>' to the <text:span text:style-name="T1">assertLogMessage</text:span> class method;</text:p>
        </text:list-item>
        <text:list-item>
          <text:p text:style-name="P46">exit with a <text:span text:style-name="T1">true</text:span> result;</text:p>
        </text:list-item>
        <text:list-item>
          <text:p text:style-name="P46">pass a string containing '<text:span text:style-name="T1">Assertion is FALSE but expected TRUE</text:span>' to the <text:span text:style-name="T1">assertLogMessage</text:span> class method;</text:p>
        </text:list-item>
        <text:list-item>
          <text:p text:style-name="P46">exit with a <text:span text:style-name="T1">false</text:span> value;</text:p>
        </text:list-item>
        <text:list-item>
          <text:p text:style-name="P46">if expected is not <text:span text:style-name="T1">true</text:span>, goto step <text:span text:style-name="T1">16</text:span>;</text:p>
        </text:list-item>
        <text:list-item>
          <text:p text:style-name="P46">if the <text:span text:style-name="Class_20_Variables">verbose</text:span> class property is greater than <text:span text:style-name="T1">0</text:span> and <text:span text:style-name="Class_20_Variables">errorsOnly</text:span> is <text:span text:style-name="T1">false</text:span>, pass the string '<text:span text:style-name="T1">Assertion is false</text:span>' to the <text:span text:style-name="T1">assertLogMessage</text:span> class method;</text:p>
        </text:list-item>
        <text:list-item>
          <text:p text:style-name="P46">exit with a <text:span text:style-name="T1">true</text:span> result;</text:p>
        </text:list-item>
        <text:list-item>
          <text:p text:style-name="P46">pass a string containing '<text:span text:style-name="T1">Assertion is TRUE but expected FALSE</text:span>' to the <text:span text:style-name="T1">assertLogMessage</text:span> class method;</text:p>
        </text:list-item>
        <text:list-item>
          <text:p text:style-name="P46">goto step <text:span text:style-name="T1">12</text:span>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Test</text:p>
      <text:p text:style-name="P27"><text:s/>*</text:p>
      <text:p text:style-name="P27"><text:s/>* Assert the assertion and return the result conditioned by $expected</text:p>
      <text:p text:style-name="P27"><text:s/>* <text:span text:style-name="T1">@param</text:span> string $assertion = assertion to test</text:p>
      <text:p text:style-name="P31"><text:s/>* <text:span text:style-name="T1">@param</text:span> string $message = (optional) string to print if $verbose is true,</text:p>
      <text:p text:style-name="P31"><text:s/>*<text:tab/><text:tab/><text:tab/><text:tab/><text:tab/> <text:s text:c="5"/>null for no message</text:p>
      <text:p text:style-name="P27"><text:s/>* <text:span text:style-name="T1">@param</text:span> boolean $expected = (optional) expected result (boolean true or false)</text:p>
      <text:p text:style-name="P27"><text:s/>* <text:span text:style-name="T1">@return</text:span> boolean true = result was as expected, false = it was not as expected</text:p>
      <text:p text:style-name="P27"><text:s/>*/</text:p>
      <text:p text:style-name="P27">protected function assertTest($assertion, $message=null, $expected=true)</text:p>
      <text:p text:style-name="P27">{</text:p>
      <text:p text:style-name="P27"><text:tab/>++$this-&gt;testNumber;</text:p>
      <text:p text:style-name="P27"><text:tab/>if ($this-&gt;verbose &amp;&amp; ($message !== null))</text:p>
      <text:p text:style-name="P27"><text:tab/>{</text:p>
      <text:p text:style-name="P27"><text:tab/><text:tab/>$this-&gt;assertLogMessage($message);</text:p>
      <text:p text:style-name="P27"><text:tab/>}</text:p>
      <text:p text:style-name="P27"/>
      <text:p text:style-name="P27"><text:tab/>if (! assert($assertion))</text:p>
      <text:p text:style-name="P27"><text:tab/>{</text:p>
      <text:p text:style-name="P27"><text:tab/><text:tab/>if ($expected == false)</text:p>
      <text:p text:style-name="P27"><text:tab/><text:tab/>{</text:p>
      <text:p text:style-name="P27"><text:tab/><text:tab/><text:tab/>if ($this-&gt;verbose &amp;&amp; (! $this-&gt;errorsOnly))</text:p>
      <text:p text:style-name="P27"><text:soft-page-break/><text:tab/><text:tab/><text:tab/>{</text:p>
      <text:p text:style-name="P27"><text:tab/><text:tab/><text:tab/><text:tab/>$this-&gt;assertLogMessage("Assertion is false");</text:p>
      <text:p text:style-name="P27"><text:tab/><text:tab/><text:tab/>}</text:p>
      <text:p text:style-name="P27"/>
      <text:p text:style-name="P27"><text:tab/><text:tab/><text:tab/>return true;</text:p>
      <text:p text:style-name="P27"><text:tab/><text:tab/>}</text:p>
      <text:p text:style-name="P27"/>
      <text:p text:style-name="P27"><text:tab/><text:tab/>$this-&gt;assertLogMessage</text:p>
      <text:p text:style-name="P27"><text:tab/><text:tab/><text:tab/>("*** <text:s/>Assertion is FALSE but expected TRUE ***");</text:p>
      <text:p text:style-name="P27"><text:tab/><text:tab/>return false;</text:p>
      <text:p text:style-name="P27"><text:tab/>}</text:p>
      <text:p text:style-name="P27"/>
      <text:p text:style-name="P27"><text:tab/>if ($expected == true)</text:p>
      <text:p text:style-name="P27"><text:tab/>{</text:p>
      <text:p text:style-name="P27"><text:tab/><text:tab/>if ($this-&gt;verbose &amp;&amp; (! $this-&gt;errorsOnly))</text:p>
      <text:p text:style-name="P27"><text:tab/><text:tab/>{</text:p>
      <text:p text:style-name="P27"><text:tab/><text:tab/><text:tab/>$this-&gt;assertLogMessage("Assertion is true");</text:p>
      <text:p text:style-name="P27"><text:tab/><text:tab/>}</text:p>
      <text:p text:style-name="P27"/>
      <text:p text:style-name="P27"><text:tab/><text:tab/>return true;</text:p>
      <text:p text:style-name="P27"><text:tab/>}</text:p>
      <text:p text:style-name="P27"/>
      <text:p text:style-name="P27"><text:tab/>$this-&gt;assertLogMessage("*** <text:s/>Assertion is TRUE but expected FALSE <text:s/>***");</text:p>
      <text:p text:style-name="P27"><text:tab/>return false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assertTest</text:span> method expects a single, mandatory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Parameter</text:p>
          </table:table-cell>
          <table:table-cell table:style-name="Table10.B1" office:value-type="string">
            <text:p text:style-name="P2">Description</text:p>
          </table:table-cell>
        </table:table-row>
        <table:table-row>
          <table:table-cell table:style-name="Table10.A2" office:value-type="string">
            <text:p text:style-name="P4">$assertion</text:p>
          </table:table-cell>
          <table:table-cell table:style-name="Table10.B2" office:value-type="string">
            <text:p text:style-name="Standard">The test assertion to be executed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Parameter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4">$message</text:p>
          </table:table-cell>
          <table:table-cell table:style-name="Table1.B2" office:value-type="string">
            <text:p text:style-name="Standard">String to print if $verbose is true.</text:p>
          </table:table-cell>
        </table:table-row>
        <table:table-row>
          <table:table-cell table:style-name="Table1.A2" office:value-type="string">
            <text:p text:style-name="P4">$expected</text:p>
          </table:table-cell>
          <table:table-cell table:style-name="Table1.B2" office:value-type="string">
            <text:p text:style-name="P12">Expected result: true or false.</text:p>
          </table:table-cell>
        </table:table-row>
      </table:table>
      <text:p text:style-name="Method_20_Body"/>
      <text:p text:style-name="Method_20_Body">The <text:span text:style-name="Class_20_Variables">assertTest</text:span> method starts by incrementing the current sub-test number in the <text:span text:style-name="Class_20_Variables">$testNumber</text:span> class property.</text:p>
      <text:p text:style-name="Method_20_Body"/>
      <text:p text:style-name="Method_20_Body">If the <text:span text:style-name="Class_20_Variables">$verbose</text:span> class property is non-zero and the <text:span text:style-name="Class_20_Variables">$message</text:span> parameter is not null, the string in the <text:span text:style-name="Class_20_Variables">$message</text:span> parameter is passed to the <text:span text:style-name="Class_20_Variables">assertLogMessage</text:span> method for output to the testing log(s).</text:p>
      <text:p text:style-name="Method_20_Body"/>
      <text:p text:style-name="Method_20_Body">The PHP <text:span text:style-name="Class_20_Variables">assert function</text:span> is called and passed the <text:span text:style-name="Class_20_Variables">$assertion</text:span> parameter string to be <text:s/>tested. <text:s/>If a <text:span text:style-name="T1">true</text:span> value is returned,</text:p>
      <text:p text:style-name="Method_20_Body"/>
      <text:list xml:id="list1935685703680092074" text:style-name="L6">
        <text:list-item>
          <text:p text:style-name="P47">if the <text:span text:style-name="Class_20_Variables">$expected</text:span> parameter is <text:span text:style-name="T1">true</text:span>,</text:p>
        </text:list-item>
        <text:list-item>
          <text:p text:style-name="P76">if <text:span text:style-name="Class_20_Variables">$verbose</text:span> class property is not 0 and the <text:span text:style-name="Class_20_Variables">$errorsOnly</text:span> class property is false, the <text:span text:style-name="Class_20_Variables">assertLogMessage</text:span> method is called to output<text:span text:style-name="T2"> </text:span><text:span text:style-name="Class_20_Variables"><text:span text:style-name="T15">"Assertion is true"</text:span></text:span><text:span text:style-name="Class_20_Variables"><text:span text:style-name="T7">;</text:span></text:span></text:p>
        </text:list-item>
        <text:list-item>
          <text:p text:style-name="P76"><text:soft-page-break/><text:span text:style-name="Class_20_Variables"><text:span text:style-name="T7">a </text:span></text:span><text:span text:style-name="Class_20_Variables"><text:span text:style-name="T8">true</text:span></text:span><text:span text:style-name="Class_20_Variables"><text:span text:style-name="T7"> result is returned.</text:span></text:span></text:p>
        </text:list-item>
        <text:list-item>
          <text:p text:style-name="P47"><text:span text:style-name="Class_20_Variables"><text:span text:style-name="T7">Otherwise, the </text:span></text:span><text:span text:style-name="Class_20_Variables"><text:span text:style-name="T16">assertLogMessage</text:span></text:span><text:span text:style-name="Class_20_Variables"><text:span text:style-name="T7"> method is called to output </text:span></text:span><text:span text:style-name="Class_20_Variables"><text:span text:style-name="T16">"*** <text:s/>Assertion is TRUE but expected FALSE <text:s/>***"</text:span></text:span><text:span text:style-name="Class_20_Variables"><text:span text:style-name="T7"> and a </text:span></text:span><text:span text:style-name="Class_20_Variables"><text:span text:style-name="T8">false</text:span></text:span><text:span text:style-name="Class_20_Variables"><text:span text:style-name="T7"> result is returned.</text:span></text:span></text:p>
        </text:list-item>
      </text:list>
      <text:p text:style-name="Method_20_Body"/>
      <text:p text:style-name="Method_20_Body">If a <text:span text:style-name="T1">false</text:span> value is returned,</text:p>
      <text:p text:style-name="Method_20_Body"/>
      <text:list xml:id="list41340315" text:continue-numbering="true" text:style-name="L6">
        <text:list-item>
          <text:p text:style-name="P47">if the <text:span text:style-name="Class_20_Variables">$expected</text:span> parameter is <text:span text:style-name="T1">false</text:span>,</text:p>
        </text:list-item>
        <text:list-item>
          <text:p text:style-name="P76">if <text:span text:style-name="Class_20_Variables">$verbose</text:span> class property is not 0 and the <text:span text:style-name="Class_20_Variables">$errorsOnly</text:span> class property is false, the <text:span text:style-name="Class_20_Variables">assertLogMessage</text:span> method is called to output<text:span text:style-name="T2"> </text:span><text:span text:style-name="Class_20_Variables"><text:span text:style-name="T15">"Assertion is false"</text:span></text:span><text:span text:style-name="Class_20_Variables"><text:span text:style-name="T7">;</text:span></text:span></text:p>
        </text:list-item>
        <text:list-item>
          <text:p text:style-name="P76"><text:span text:style-name="Class_20_Variables"><text:span text:style-name="T7">a </text:span></text:span><text:span text:style-name="Class_20_Variables"><text:span text:style-name="T8">true</text:span></text:span><text:span text:style-name="Class_20_Variables"><text:span text:style-name="T7"> result is returned.</text:span></text:span></text:p>
        </text:list-item>
        <text:list-item>
          <text:p text:style-name="P47"><text:span text:style-name="Class_20_Variables"><text:span text:style-name="T7">Otherwise, the </text:span></text:span><text:span text:style-name="Class_20_Variables"><text:span text:style-name="T16">assertLogMessage</text:span></text:span><text:span text:style-name="Class_20_Variables"><text:span text:style-name="T7"> method is called to output </text:span></text:span><text:span text:style-name="Class_20_Variables"><text:span text:style-name="T16">"*** <text:s/>Assertion is FALSE but expected TRUE <text:s/>***"</text:span></text:span><text:span text:style-name="Class_20_Variables"><text:span text:style-name="T7"> and a </text:span></text:span><text:span text:style-name="Class_20_Variables"><text:span text:style-name="T8">false</text:span></text:span><text:span text:style-name="Class_20_Variables"><text:span text:style-name="T7"> result is returned.</text:span></text:span></text:p>
        </text:list-item>
      </text:list>
      <text:p text:style-name="Method_20_Body"><text:span text:style-name="Class_20_Variables"><text:span text:style-name="T7"/></text:span></text:p>
      <text:p text:style-name="Method_20_Body"><text:span text:style-name="Class_20_Variables"><text:span text:style-name="T7"/></text:span></text:p>
      <text:h text:style-name="P41" text:outline-level="5"><text:bookmark-start text:name="assertException"/><text:span text:style-name="Class_20_Variables"><text:span text:style-name="T18">assertException</text:span></text:span><text:bookmark-end text:name="assertException"/></text:h>
      <text:p text:style-name="Method_20_Body"><text:span text:style-name="Class_20_Variables"><text:span text:style-name="T7"/></text:span></text:p>
      <text:p text:style-name="Method_20_Body"><text:span text:style-name="Class_20_Variables"><text:span text:style-name="T7">Assert the assertion and return the result conditioned by </text:span></text:span><text:span text:style-name="Class_20_Variables"><text:span text:style-name="T16">$expected</text:span></text:span><text:span text:style-name="Class_20_Variables"><text:span text:style-name="T7"> and the </text:span></text:span><text:span text:style-name="Class_20_Variables"><text:span text:style-name="T16">$exceptionCaught</text:span></text:span><text:span text:style-name="Class_20_Variables"><text:span text:style-name="T7"> class property.</text:span></text:span></text:p>
      <text:p text:style-name="Method_20_Body"><text:span text:style-name="Class_20_Variables"><text:span text:style-name="T7"/></text:span></text:p>
      <text:p text:style-name="Method_20_Body"><text:span text:style-name="Class_20_Variables"><text:span text:style-name="T8">Algorithm</text:span></text:span></text:p>
      <text:p text:style-name="Method_20_Body"><text:span text:style-name="Class_20_Variables"><text:span text:style-name="T7"/></text:span></text:p>
      <text:list xml:id="list8726840375700231949" text:style-name="L7">
        <text:list-item>
          <text:p text:style-name="P48"><text:span text:style-name="Class_20_Variables"><text:span text:style-name="T7">Accept </text:span></text:span><text:span text:style-name="Class_20_Variables"><text:span text:style-name="T16">assertion</text:span></text:span><text:span text:style-name="Class_20_Variables"><text:span text:style-name="T7"> as a string containing the assertion to test;</text:span></text:span></text:p>
        </text:list-item>
        <text:list-item>
          <text:p text:style-name="P48"><text:span text:style-name="Class_20_Variables"><text:span text:style-name="T7">accept </text:span></text:span><text:span text:style-name="Class_20_Variables"><text:span text:style-name="T16">message</text:span></text:span><text:span text:style-name="Class_20_Variables"><text:span text:style-name="T7"> as a string containing the string to print;</text:span></text:span></text:p>
        </text:list-item>
        <text:list-item>
          <text:p text:style-name="P48"><text:span text:style-name="Class_20_Variables"><text:span text:style-name="T7">accept </text:span></text:span><text:span text:style-name="Class_20_Variables"><text:span text:style-name="T16">expected</text:span></text:span><text:span text:style-name="Class_20_Variables"><text:span text:style-name="T7"> as a boolean containing the expected result;</text:span></text:span></text:p>
        </text:list-item>
        <text:list-item>
          <text:p text:style-name="P48"><text:span text:style-name="Class_20_Variables"><text:span text:style-name="T7">create a PHP </text:span></text:span><text:span text:style-name="Class_20_Variables"><text:span text:style-name="T8">try</text:span></text:span><text:span text:style-name="Class_20_Variables"><text:span text:style-name="T7"> block;</text:span></text:span></text:p>
        </text:list-item>
        <text:list-item>
          <text:p text:style-name="P48"><text:span text:style-name="Class_20_Variables"><text:span text:style-name="T7">assign false to the </text:span></text:span><text:span text:style-name="Class_20_Variables"><text:span text:style-name="T16">exceptionCaught</text:span></text:span><text:span text:style-name="Class_20_Variables"><text:span text:style-name="T7"> class property;</text:span></text:span></text:p>
        </text:list-item>
        <text:list-item>
          <text:p text:style-name="P48"><text:span text:style-name="Class_20_Variables"><text:span text:style-name="T7">pass </text:span></text:span><text:span text:style-name="Class_20_Variables"><text:span text:style-name="T16">assertion</text:span></text:span><text:span text:style-name="Class_20_Variables"><text:span text:style-name="T7">, </text:span></text:span><text:span text:style-name="Class_20_Variables"><text:span text:style-name="T16">message</text:span></text:span><text:span text:style-name="Class_20_Variables"><text:span text:style-name="T7"> and </text:span></text:span><text:span text:style-name="Class_20_Variables"><text:span text:style-name="T16">expected</text:span></text:span><text:span text:style-name="Class_20_Variables"><text:span text:style-name="T7"> to the </text:span></text:span><text:span text:style-name="Class_20_Variables"><text:span text:style-name="T8">assertTest</text:span></text:span><text:span text:style-name="Class_20_Variables"><text:span text:style-name="T7"> class method and return the result;</text:span></text:span></text:p>
        </text:list-item>
        <text:list-item>
          <text:p text:style-name="P48"><text:span text:style-name="Class_20_Variables"><text:span text:style-name="T7">end the PHP </text:span></text:span><text:span text:style-name="Class_20_Variables"><text:span text:style-name="T8">try</text:span></text:span><text:span text:style-name="Class_20_Variables"><text:span text:style-name="T7"> block;</text:span></text:span></text:p>
        </text:list-item>
        <text:list-item>
          <text:p text:style-name="P48"><text:span text:style-name="Class_20_Variables"><text:span text:style-name="T7">create a PHP </text:span></text:span><text:span text:style-name="Class_20_Variables"><text:span text:style-name="T8">catch</text:span></text:span><text:span text:style-name="Class_20_Variables"><text:span text:style-name="T7"> block;</text:span></text:span></text:p>
        </text:list-item>
        <text:list-item>
          <text:p text:style-name="P48"><text:span text:style-name="Class_20_Variables"><text:span text:style-name="T7">catch a thrown exception of the PHP </text:span></text:span><text:span text:style-name="Class_20_Variables"><text:span text:style-name="T8">Exception</text:span></text:span><text:span text:style-name="Class_20_Variables"><text:span text:style-name="T7"> class and assign the result to </text:span></text:span><text:span text:style-name="Class_20_Variables"><text:span text:style-name="T16">exception</text:span></text:span><text:span text:style-name="Class_20_Variables"><text:span text:style-name="T7">;</text:span></text:span></text:p>
        </text:list-item>
        <text:list-item>
          <text:p text:style-name="P48"><text:span text:style-name="Class_20_Variables"><text:span text:style-name="T7">if the </text:span></text:span><text:span text:style-name="Class_20_Variables"><text:span text:style-name="T8">exceptionCallback</text:span></text:span><text:span text:style-name="Class_20_Variables"><text:span text:style-name="T7"> function is null, goto step </text:span></text:span><text:span text:style-name="Class_20_Variables"><text:span text:style-name="T8">13</text:span></text:span><text:span text:style-name="Class_20_Variables"><text:span text:style-name="T7">;</text:span></text:span></text:p>
        </text:list-item>
        <text:list-item>
          <text:p text:style-name="P48"><text:span text:style-name="Class_20_Variables"><text:span text:style-name="T7">pass </text:span></text:span><text:span text:style-name="Class_20_Variables"><text:span text:style-name="T16">exception</text:span></text:span><text:span text:style-name="Class_20_Variables"><text:span text:style-name="T7"> to the </text:span></text:span><text:span text:style-name="Class_20_Variables"><text:span text:style-name="T8">exceptionCallback</text:span></text:span><text:span text:style-name="Class_20_Variables"><text:span text:style-name="T7"> function;</text:span></text:span></text:p>
        </text:list-item>
        <text:list-item>
          <text:p text:style-name="P48"><text:span text:style-name="Class_20_Variables"><text:span text:style-name="T7">goto step 22;</text:span></text:span></text:p>
        </text:list-item>
        <text:list-item>
          <text:p text:style-name="P48"><text:span text:style-name="Class_20_Variables"><text:span text:style-name="T7">set the </text:span></text:span><text:span text:style-name="Class_20_Variables"><text:span text:style-name="T16">exceptionCaught</text:span></text:span><text:span text:style-name="Class_20_Variables"><text:span text:style-name="T7"> class property to </text:span></text:span><text:span text:style-name="Class_20_Variables"><text:span text:style-name="T8">true</text:span></text:span><text:span text:style-name="Class_20_Variables"><text:span text:style-name="T7">;</text:span></text:span></text:p>
        </text:list-item>
        <text:list-item>
          <text:p text:style-name="P48"><text:span text:style-name="Class_20_Variables"><text:span text:style-name="T7">create an array with '</text:span></text:span><text:span text:style-name="Class_20_Variables"><text:span text:style-name="T8">testname</text:span></text:span><text:span text:style-name="Class_20_Variables"><text:span text:style-name="T7">' as the key and the </text:span></text:span><text:span text:style-name="Class_20_Variables"><text:span text:style-name="T16">testName</text:span></text:span><text:span text:style-name="Class_20_Variables"><text:span text:style-name="T7"> class property as the field;</text:span></text:span></text:p>
        </text:list-item>
        <text:list-item>
          <text:p text:style-name="P48"><text:span text:style-name="Class_20_Variables"><text:span text:style-name="T7">add '</text:span></text:span><text:span text:style-name="Class_20_Variables"><text:span text:style-name="T8">testnumber</text:span></text:span><text:span text:style-name="Class_20_Variables"><text:span text:style-name="T7">' as a new key in the array with the </text:span></text:span><text:span text:style-name="Class_20_Variables"><text:span text:style-name="T16">testNumber</text:span></text:span><text:span text:style-name="Class_20_Variables"><text:span text:style-name="T7"> class property as the field;</text:span></text:span></text:p>
        </text:list-item>
        <text:list-item>
          <text:p text:style-name="P48"><text:span text:style-name="Class_20_Variables"><text:span text:style-name="T7">using the PHP </text:span></text:span><text:span text:style-name="Class_20_Variables"><text:span text:style-name="T8">new</text:span></text:span><text:span text:style-name="Class_20_Variables"><text:span text:style-name="T7"> command, pass </text:span></text:span><text:span text:style-name="Class_20_Variables"><text:span text:style-name="T16">exception</text:span></text:span><text:span text:style-name="Class_20_Variables"><text:span text:style-name="T7"> and the array to the </text:span></text:span><text:span text:style-name="Class_20_Variables"><text:span text:style-name="T8">Library\Exception\Descriptor</text:span></text:span><text:span text:style-name="Class_20_Variables"><text:span text:style-name="T7"> class to create a new class instance;</text:span></text:span></text:p>
        </text:list-item>
        <text:list-item>
          <text:p text:style-name="P48"><text:span text:style-name="Class_20_Variables"><text:span text:style-name="T7">assign the new class instance to the </text:span></text:span><text:span text:style-name="Class_20_Variables"><text:span text:style-name="T16">exception</text:span></text:span><text:span text:style-name="Class_20_Variables"><text:span text:style-name="T7"> class property;</text:span></text:span></text:p>
        </text:list-item>
        <text:list-item>
          <text:p text:style-name="P48"><text:span text:style-name="Class_20_Variables"><text:span text:style-name="T7">if the </text:span></text:span><text:span text:style-name="Class_20_Variables"><text:span text:style-name="T16">reportFailures</text:span></text:span><text:span text:style-name="Class_20_Variables"><text:span text:style-name="T7"> class property is true, goto step </text:span></text:span><text:span text:style-name="Class_20_Variables"><text:span text:style-name="T8">21</text:span></text:span><text:span text:style-name="Class_20_Variables"><text:span text:style-name="T7">;</text:span></text:span></text:p>
        </text:list-item>
        <text:list-item>
          <text:p text:style-name="P48"><text:span text:style-name="Class_20_Variables"><text:span text:style-name="T7">concatenate the </text:span></text:span><text:span text:style-name="Class_20_Variables"><text:span text:style-name="T16">testname</text:span></text:span><text:span text:style-name="Class_20_Variables"><text:span text:style-name="T7"> property of the </text:span></text:span><text:span text:style-name="Class_20_Variables"><text:span text:style-name="T16">exception</text:span></text:span><text:span text:style-name="Class_20_Variables"><text:span text:style-name="T7"> class property, the </text:span></text:span><text:span text:style-name="Class_20_Variables"><text:span text:style-name="T16">testnumber</text:span></text:span><text:span text:style-name="Class_20_Variables"><text:span text:style-name="T7"> property of the </text:span></text:span><text:span text:style-name="Class_20_Variables"><text:span text:style-name="T16">exception</text:span></text:span><text:span text:style-name="Class_20_Variables"><text:span text:style-name="T7"> class property, and the </text:span></text:span><text:span text:style-name="Class_20_Variables"><text:span text:style-name="T16">exception</text:span></text:span><text:span text:style-name="Class_20_Variables"><text:span text:style-name="T7"> class property into a string;</text:span></text:span></text:p>
        </text:list-item>
        <text:list-item>
          <text:p text:style-name="P48"><text:span text:style-name="Class_20_Variables"><text:span text:style-name="T7">pass the string to the </text:span></text:span><text:span text:style-name="Class_20_Variables"><text:span text:style-name="T8">assertLogMessage</text:span></text:span><text:span text:style-name="Class_20_Variables"><text:span text:style-name="T7"> class method;</text:span></text:span></text:p>
        </text:list-item>
        <text:list-item>
          <text:p text:style-name="P48"><text:span text:style-name="Class_20_Variables"><text:span text:style-name="T7">end the PHP </text:span></text:span><text:span text:style-name="Class_20_Variables"><text:span text:style-name="T8">catch</text:span></text:span><text:span text:style-name="Class_20_Variables"><text:span text:style-name="T7"> block;</text:span></text:span></text:p>
        </text:list-item>
        <text:list-item>
          <text:p text:style-name="P48"><text:span text:style-name="Class_20_Variables"><text:span text:style-name="T7">exit with a </text:span></text:span><text:span text:style-name="Class_20_Variables"><text:span text:style-name="T8">false</text:span></text:span><text:span text:style-name="Class_20_Variables"><text:span text:style-name="T7"> value. <text:s text:c="2"/></text:span></text:span></text:p>
        </text:list-item>
      </text:list>
      <text:p text:style-name="Method_20_Body"><text:span text:style-name="Class_20_Variables"><text:span text:style-name="T7"/></text:span></text:p>
      <text:p text:style-name="Method_20_Body"><text:span text:style-name="Class_20_Variables"><text:span text:style-name="T8"/></text:span></text:p>
      <text:p text:style-name="P19"><text:span text:style-name="Class_20_Variables"><text:span text:style-name="T8">Implementation</text:span></text:span></text:p>
      <text:p text:style-name="Method_20_Body"><text:span text:style-name="Class_20_Variables"><text:span text:style-name="T7"/></text:span></text:p>
      <text:p text:style-name="Method_20_Code_20_Listing"><text:span text:style-name="Class_20_Variables"><text:span text:style-name="T4">/**</text:span></text:span></text:p>
      <text:p text:style-name="P28"><text:s/>* assertException</text:p>
      <text:p text:style-name="P28"><text:s/>*</text:p>
      <text:p text:style-name="P32"><text:s/>* Assert the assertion and return the result conditioned by </text:p>
      <text:p text:style-name="P32"><text:s/>*<text:tab/>$expected and $exceptionCaught</text:p>
      <text:p text:style-name="P28"><text:s/>* <text:span text:style-name="T1">@param</text:span> string $assertion = assertion to test</text:p>
      <text:p text:style-name="P28"><text:s/>* <text:span text:style-name="T1">@param</text:span> string $message = (optional) string to print if $verbose is true</text:p>
      <text:p text:style-name="P28"><text:s/>* <text:span text:style-name="T1">@param</text:span> boolean $expected = (optional) expected result</text:p>
      <text:p text:style-name="P28"><text:s/>* <text:span text:style-name="T1">@return</text:span> boolean true = result was as expected, false = not</text:p>
      <text:p text:style-name="P28"><text:s/>*/</text:p>
      <text:p text:style-name="P28">protected function assertException($assertion, $message=null, $expected=true)</text:p>
      <text:p text:style-name="P28">{</text:p>
      <text:p text:style-name="P28"><text:tab/>try</text:p>
      <text:p text:style-name="P28"><text:tab/>{</text:p>
      <text:p text:style-name="P28"><text:tab/><text:tab/>$this-&gt;exceptionCaught = false;</text:p>
      <text:p text:style-name="P28"><text:tab/><text:tab/>return $this-&gt;assertTest($assertion, $message, $expected);</text:p>
      <text:p text:style-name="P28"><text:tab/>}</text:p>
      <text:p text:style-name="P28"><text:tab/>catch(\Exception $exception)</text:p>
      <text:p text:style-name="P28"><text:tab/>{</text:p>
      <text:p text:style-name="P28"><text:tab/><text:tab/>if ($this-&gt;exceptionCallback)</text:p>
      <text:p text:style-name="P28"><text:tab/><text:tab/>{</text:p>
      <text:p text:style-name="P28"><text:tab/><text:tab/><text:tab/>$this-&gt;{$this-&gt;exceptionCallback}($exception);</text:p>
      <text:p text:style-name="P28"><text:tab/><text:tab/>}</text:p>
      <text:p text:style-name="P28"><text:tab/><text:tab/>else</text:p>
      <text:p text:style-name="P28"><text:tab/><text:tab/>{</text:p>
      <text:p text:style-name="P28"><text:tab/><text:tab/><text:tab/>$this-&gt;exceptionCaught = true;</text:p>
      <text:p text:style-name="P28"><text:tab/><text:tab/><text:tab/>$this-&gt;exception = new \Library\Exception\Descriptor($exception,</text:p>
      <text:p text:style-name="P28"><text:tab/><text:tab/><text:tab/> <text:tab/><text:tab/><text:tab/>array('testname'<text:tab/>=&gt; $this-&gt;testName,</text:p>
      <text:p text:style-name="P28"><text:tab/><text:tab/> <text:s text:c="5"/><text:tab/> <text:s text:c="6"/><text:tab/><text:tab/><text:tab/>'testnumber'<text:tab/>=&gt; $this-&gt;testNumber));</text:p>
      <text:p text:style-name="P28"><text:tab/><text:tab/><text:tab/>if ($this-&gt;reportFailures)</text:p>
      <text:p text:style-name="P28"><text:tab/><text:tab/><text:tab/>{</text:p>
      <text:p text:style-name="P28"><text:tab/><text:tab/><text:tab/><text:tab/>$this-&gt;assertLogMessage(sprintf("%s Test #%u - %s",</text:p>
      <text:p text:style-name="P28"><text:tab/><text:tab/><text:tab/><text:tab/><text:tab/><text:tab/><text:tab/><text:tab/>$this-&gt;exception-&gt;testname,</text:p>
      <text:p text:style-name="P28"><text:tab/><text:tab/><text:tab/><text:tab/><text:tab/><text:tab/><text:tab/><text:tab/>$this-&gt;exception-&gt;testnumber,</text:p>
      <text:p text:style-name="P28"><text:tab/><text:tab/><text:tab/><text:tab/><text:tab/><text:tab/><text:tab/><text:tab/>$this-&gt;exception));</text:p>
      <text:p text:style-name="P28"><text:tab/><text:tab/><text:tab/>}</text:p>
      <text:p text:style-name="P28"><text:tab/><text:tab/>}</text:p>
      <text:p text:style-name="P28"><text:tab/>}</text:p>
      <text:p text:style-name="P28"/>
      <text:p text:style-name="P28"><text:tab/>return false;</text:p>
      <text:p text:style-name="P28">}</text:p>
      <text:p text:style-name="Method_20_Body"><text:span text:style-name="Class_20_Variables"><text:span text:style-name="T7"/></text:span></text:p>
      <text:p text:style-name="Method_20_Body"><text:span text:style-name="Class_20_Variables"><text:span text:style-name="T8">Narrative</text:span></text:span></text:p>
      <text:p text:style-name="Method_20_Body"><text:span text:style-name="Class_20_Variables"><text:span text:style-name="T7"/></text:span></text:p>
      <text:p text:style-name="Method_20_Body">The <text:span text:style-name="Class_20_Variables">assertException</text:span> method expects a single, mandatory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Parameter</text:p>
          </table:table-cell>
          <table:table-cell table:style-name="Table7.B1" office:value-type="string">
            <text:p text:style-name="P2">Description</text:p>
          </table:table-cell>
        </table:table-row>
        <table:table-row>
          <table:table-cell table:style-name="Table7.A2" office:value-type="string">
            <text:p text:style-name="P4">$assertion</text:p>
          </table:table-cell>
          <table:table-cell table:style-name="Table7.B2" office:value-type="string">
            <text:p text:style-name="Standard">The test assertion to be executed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">Parameter</text:p>
            </table:table-cell>
            <table:table-cell table:style-name="Table8.B1" office:value-type="string">
              <text:p text:style-name="P2">Description</text:p>
            </table:table-cell>
          </table:table-row>
        </table:table-header-rows>
        <table:table-row>
          <table:table-cell table:style-name="Table8.A2" office:value-type="string">
            <text:p text:style-name="P4">$message</text:p>
          </table:table-cell>
          <table:table-cell table:style-name="Table8.B2" office:value-type="string">
            <text:p text:style-name="Standard">String to print if $verbose is true.</text:p>
          </table:table-cell>
        </table:table-row>
        <table:table-row>
          <table:table-cell table:style-name="Table8.A2" office:value-type="string">
            <text:p text:style-name="P4">$expected</text:p>
          </table:table-cell>
          <table:table-cell table:style-name="Table8.B2" office:value-type="string">
            <text:p text:style-name="P12">Expected result: true or false.</text:p>
          </table:table-cell>
        </table:table-row>
      </table:table>
      <text:p text:style-name="Method_20_Body"><text:soft-page-break/></text:p>
      <text:p text:style-name="Method_20_Body">The <text:span text:style-name="Class_20_Variables">assertException</text:span> method resets the <text:span text:style-name="Class_20_Variables">$exceptionCaught</text:span> class property to false and calls the <text:span text:style-name="Class_20_Variables">assertTest</text:span> method to process the <text:span text:style-name="Class_20_Variables">$assertion</text:span> parameter, after setting up a try-catch block to catch any exception thrown.</text:p>
      <text:p text:style-name="Method_20_Body"/>
      <text:p text:style-name="Method_20_Body">If an exception was <text:span text:style-name="T1">not</text:span> caught, the result from the <text:span text:style-name="Class_20_Variables">assertTest</text:span> method is returned.</text:p>
      <text:p text:style-name="Method_20_Body"/>
      <text:p text:style-name="Method_20_Body">If the <text:span text:style-name="Class_20_Variables">$exceptionCallback</text:span> class property is set, the specified callback function is called to handle the exception. <text:s/>Otherwise, </text:p>
      <text:p text:style-name="Method_20_Body"/>
      <text:list xml:id="list4208566005215931564" text:style-name="L8">
        <text:list-item>
          <text:p text:style-name="P49">the <text:span text:style-name="Class_20_Variables">$exceptionCaught</text:span> class property is set to <text:span text:style-name="T1">true</text:span>,</text:p>
        </text:list-item>
        <text:list-item>
          <text:p text:style-name="P49">a new <text:span text:style-name="Class_20_Variables">exceptionDescriptor</text:span> class instance is created to record the <text:span text:style-name="Class_20_Variables">$exception</text:span> class information; and</text:p>
        </text:list-item>
        <text:list-item>
          <text:p text:style-name="P49">the <text:span text:style-name="Class_20_Variables">assertLogMessage</text:span> method is called to output a report of the exception if <text:span text:style-name="Class_20_Variables">$reportFailures</text:span> is set to true.</text:p>
          <text:p text:style-name="P77"><text:s/></text:p>
        </text:list-item>
      </text:list>
      <text:p text:style-name="Method_20_Body">A <text:span text:style-name="T1">false</text:span> value is returned, indicating a test failure.</text:p>
      <text:p text:style-name="Method_20_Body"/>
      <text:p text:style-name="Method_20_Body"/>
      <text:h text:style-name="P41" text:outline-level="5"><text:bookmark-start text:name="assertTrue"/>assertTrue<text:bookmark-end text:name="assertTrue"/></text:h>
      <text:p text:style-name="Method_20_Body"/>
      <text:p text:style-name="Method_20_Body">Perform an assertion that the test is true.</text:p>
      <text:p text:style-name="Method_20_Body"/>
      <text:p text:style-name="P24">Algorithm</text:p>
      <text:p text:style-name="Method_20_Body"/>
      <text:list xml:id="list7695929151896347213" text:style-name="L9">
        <text:list-item>
          <text:p text:style-name="P50">Accept <text:span text:style-name="Class_20_Variables">assertion</text:span> as a string containing the assertion to test;</text:p>
        </text:list-item>
        <text:list-item>
          <text:p text:style-name="P50">accept <text:span text:style-name="Class_20_Variables">message</text:span> as a string containing the string to print;</text:p>
        </text:list-item>
        <text:list-item>
          <text:p text:style-name="P50">pass <text:span text:style-name="Class_20_Variables">assertion</text:span>, <text:span text:style-name="Class_20_Variables">message</text:span> and a <text:span text:style-name="T1">true</text:span> value to the <text:span text:style-name="T1">assertTest</text:span> class method and exit with the returned result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True</text:p>
      <text:p text:style-name="P27"><text:s/>*</text:p>
      <text:p text:style-name="P27"><text:s/>* perform an assertion that the test is true</text:p>
      <text:p text:style-name="P27"><text:s/>* <text:span text:style-name="T1">@param</text:span> string $assertion = assertion to test</text:p>
      <text:p text:style-name="P27"><text:s/>* <text:span text:style-name="T1">@param</text:span> string $message = assert test message, null = none</text:p>
      <text:p text:style-name="P27"><text:s/>* <text:span text:style-name="T1">@return</text:span> boolean true = successful, false = unsuccessful</text:p>
      <text:p text:style-name="P27"><text:s/>*/</text:p>
      <text:p text:style-name="P27">public function assertTrue($assertion, $message=null)</text:p>
      <text:p text:style-name="P27">{</text:p>
      <text:p text:style-name="P27"><text:tab/>return $this-&gt;assertTest($assertion, $message, true)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assertTrue</text:span> method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">Parameter</text:p>
          </table:table-cell>
          <table:table-cell table:style-name="Table9.B1" office:value-type="string">
            <text:p text:style-name="P2">Description</text:p>
          </table:table-cell>
        </table:table-row>
        <table:table-row>
          <table:table-cell table:style-name="Table9.A2" office:value-type="string">
            <text:p text:style-name="P4">$assertion</text:p>
          </table:table-cell>
          <table:table-cell table:style-name="Table9.B2" office:value-type="string">
            <text:p text:style-name="Standard">The test assertion to be executed.</text:p>
          </table:table-cell>
        </table:table-row>
      </table:table>
      <text:p text:style-name="Method_20_Body"/>
      <text:p text:style-name="Method_20_Body">and a single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>Parameter</text:p>
          </table:table-cell>
          <table:table-cell table:style-name="Table11.B1" office:value-type="string">
            <text:p text:style-name="P2">Description</text:p>
          </table:table-cell>
        </table:table-row>
        <table:table-row>
          <table:table-cell table:style-name="Table11.A2" office:value-type="string">
            <text:p text:style-name="P4">$message</text:p>
          </table:table-cell>
          <table:table-cell table:style-name="Table11.B2" office:value-type="string">
            <text:p text:style-name="P12">An assert test message to output prior to processing.</text:p>
          </table:table-cell>
        </table:table-row>
      </table:table>
      <text:p text:style-name="Method_20_Body"/>
      <text:p text:style-name="Method_20_Body">The <text:span text:style-name="Class_20_Variables">assertTest</text:span> method is called with the <text:span text:style-name="Class_20_Variables">$assertion</text:span> and <text:span text:style-name="Class_20_Variables">$message</text:span> parameters, and a <text:span text:style-name="T1">true</text:span> value for the <text:span text:style-name="Class_20_Variables">assertTest</text:span> method <text:span text:style-name="Class_20_Variables">$expected</text:span> parameter.</text:p>
      <text:p text:style-name="Method_20_Body"/>
      <text:p text:style-name="Method_20_Body">The result of the <text:span text:style-name="Class_20_Variables">assertTest</text:span> method is returned.</text:p>
      <text:p text:style-name="Method_20_Body"/>
      <text:p text:style-name="Method_20_Body"/>
      <text:h text:style-name="P41" text:outline-level="5"><text:bookmark-start text:name="assertFalse"/>assertFalse<text:bookmark-end text:name="assertFalse"/></text:h>
      <text:p text:style-name="Method_20_Body"/>
      <text:p text:style-name="Method_20_Body">Perform an assertion that the test is false.</text:p>
      <text:p text:style-name="Method_20_Body"/>
      <text:p text:style-name="P24">Algorithm</text:p>
      <text:p text:style-name="Method_20_Body"/>
      <text:list xml:id="list715105456222108691" text:style-name="L10">
        <text:list-item>
          <text:p text:style-name="P51">Accept <text:span text:style-name="Class_20_Variables">assertion</text:span> as a string containing the assertion to test;</text:p>
        </text:list-item>
        <text:list-item>
          <text:p text:style-name="P51">accept <text:span text:style-name="Class_20_Variables">message</text:span> as a string containing the string to print;</text:p>
        </text:list-item>
        <text:list-item>
          <text:p text:style-name="P51">pass <text:span text:style-name="Class_20_Variables">assertion</text:span>, <text:span text:style-name="Class_20_Variables">message</text:span> and a <text:span text:style-name="T1">false</text:span> value to the <text:span text:style-name="T1">assertTest</text:span> class method and exit with the returned result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False</text:p>
      <text:p text:style-name="P27"><text:s/>*</text:p>
      <text:p text:style-name="P27"><text:s/>* perform an assert that the test is false</text:p>
      <text:p text:style-name="P27"><text:s/>* <text:span text:style-name="T1">@param</text:span> string $assertion = assertion to test</text:p>
      <text:p text:style-name="P27"><text:s/>* <text:span text:style-name="T1">@param</text:span> string $message = assert test message, null for none</text:p>
      <text:p text:style-name="P27"><text:s/>* <text:span text:style-name="T1">@return</text:span> boolean true = successful, false = unsuccessful</text:p>
      <text:p text:style-name="P27"><text:s/>*/</text:p>
      <text:p text:style-name="P27">public function assertFalse($assertion, $message=null)</text:p>
      <text:p text:style-name="P27">{</text:p>
      <text:p text:style-name="P27"><text:tab/>return $this-&gt;assertTest($assertion, $message, false);</text:p>
      <text:p text:style-name="P27">}</text:p>
      <text:p text:style-name="Method_20_Body"/>
      <text:p text:style-name="Method_20_Body">The <text:span text:style-name="Class_20_Variables">assertFalse</text:span> method expects a single, mandatory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">Parameter</text:p>
          </table:table-cell>
          <table:table-cell table:style-name="Table12.B1" office:value-type="string">
            <text:p text:style-name="P2">Description</text:p>
          </table:table-cell>
        </table:table-row>
        <table:table-row>
          <table:table-cell table:style-name="Table12.A2" office:value-type="string">
            <text:p text:style-name="P4">$assertion</text:p>
          </table:table-cell>
          <table:table-cell table:style-name="Table12.B2" office:value-type="string">
            <text:p text:style-name="Standard">The test assertion to be executed.</text:p>
          </table:table-cell>
        </table:table-row>
      </table:table>
      <text:p text:style-name="Method_20_Body"/>
      <text:p text:style-name="Method_20_Body">and a single optional parameter: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">Parameter</text:p>
          </table:table-cell>
          <table:table-cell table:style-name="Table13.B1" office:value-type="string">
            <text:p text:style-name="P2">Description</text:p>
          </table:table-cell>
        </table:table-row>
        <table:table-row>
          <table:table-cell table:style-name="Table13.A2" office:value-type="string">
            <text:p text:style-name="P4">$message</text:p>
          </table:table-cell>
          <table:table-cell table:style-name="Table13.B2" office:value-type="string">
            <text:p text:style-name="P12">An assert test message to output prior to processing.</text:p>
          </table:table-cell>
        </table:table-row>
      </table:table>
      <text:p text:style-name="Method_20_Body"/>
      <text:p text:style-name="Method_20_Body">The <text:span text:style-name="Class_20_Variables">assertTest</text:span> method is called with the <text:span text:style-name="Class_20_Variables">$assertion</text:span> and <text:span text:style-name="Class_20_Variables">$message</text:span> parameters, and a <text:span text:style-name="T1">false</text:span> value for the <text:span text:style-name="Class_20_Variables">assertTest</text:span> method <text:span text:style-name="Class_20_Variables">$expected</text:span> parameter.</text:p>
      <text:p text:style-name="Method_20_Body"/>
      <text:p text:style-name="Method_20_Body">The result of the <text:span text:style-name="Class_20_Variables">assertTest</text:span> method is returned.</text:p>
      <text:p text:style-name="P7"/>
      <text:p text:style-name="Method_20_Body"/>
      <text:h text:style-name="P41" text:outline-level="5"><text:bookmark-start text:name="assertExceptionTrue"/>assertExceptionTrue<text:bookmark-end text:name="assertExceptionTrue"/></text:h>
      <text:p text:style-name="P22"/>
      <text:p text:style-name="P22">Perform an assert that the test is <text:span text:style-name="T1">true</text:span>, returns <text:span text:style-name="T1">false</text:span> on exception or false assertion.</text:p>
      <text:p text:style-name="P22"/>
      <text:p text:style-name="P23">Algorithm</text:p>
      <text:p text:style-name="P22"/>
      <text:list xml:id="list8639971385664245608" text:style-name="L11">
        <text:list-item>
          <text:p text:style-name="P52">Accept <text:span text:style-name="Class_20_Variables">assertion</text:span> as a string containing the assertion to test;</text:p>
        </text:list-item>
        <text:list-item>
          <text:p text:style-name="P52">accept <text:span text:style-name="Class_20_Variables">message</text:span> as a string containing the message to print;</text:p>
        </text:list-item>
        <text:list-item>
          <text:p text:style-name="P52">pass <text:span text:style-name="Class_20_Variables">assertion</text:span>, <text:span text:style-name="Class_20_Variables">message</text:span> and a <text:span text:style-name="T1">true</text:span> value to the <text:span text:style-name="T1">assertException</text:span> class method;</text:p>
        </text:list-item>
        <text:list-item>
          <text:p text:style-name="P52">if the result is <text:span text:style-name="T1">true</text:span> goto step <text:span text:style-name="T1">6</text:span>;</text:p>
        </text:list-item>
        <text:list-item>
          <text:p text:style-name="P52">if the <text:span text:style-name="Class_20_Variables">exceptionCaught</text:span> class property is <text:span text:style-name="T1">false</text:span>, goto step <text:span text:style-name="T1">7</text:span>;</text:p>
        </text:list-item>
        <text:list-item>
          <text:p text:style-name="P52">exit with a <text:span text:style-name="T1">true</text:span> value;</text:p>
        </text:list-item>
        <text:list-item>
          <text:p text:style-name="P52">exit with a <text:span text:style-name="T1">false</text:span> value.</text:p>
        </text:list-item>
      </text:list>
      <text:p text:style-name="P22"/>
      <text:p text:style-name="P23">Implementation</text:p>
      <text:p text:style-name="P22"/>
      <text:p text:style-name="P27">/**</text:p>
      <text:p text:style-name="P27"><text:s/>* assertExceptionTrue</text:p>
      <text:p text:style-name="P27"><text:s/>*</text:p>
      <text:p text:style-name="P31"><text:s/>* perform an assert that the test is true, otherwise </text:p>
      <text:p text:style-name="P31"><text:s/>*<text:tab/>return false on exception or false assertion</text:p>
      <text:p text:style-name="P27"><text:s/>* <text:span text:style-name="T1">@param</text:span> string $assertion = assertion to test</text:p>
      <text:p text:style-name="P27"><text:s/>* <text:span text:style-name="T1">@param</text:span> string $message = assert test message, null for none</text:p>
      <text:p text:style-name="P27"><text:s/>* <text:span text:style-name="T1">@return</text:span> boolean true = successful, false = unsuccessful</text:p>
      <text:p text:style-name="P27"><text:s/>*/</text:p>
      <text:p text:style-name="P27">public function assertExceptionTrue($assertion, $message=null)</text:p>
      <text:p text:style-name="P27">{</text:p>
      <text:p text:style-name="P27"><text:tab/>if ($this-&gt;assertException($assertion, $message, true) || </text:p>
      <text:p text:style-name="P27"><text:tab/> <text:s text:c="3"/>$this-&gt;exceptionCaught)</text:p>
      <text:p text:style-name="P27"><text:tab/>{</text:p>
      <text:p text:style-name="P27"><text:tab/><text:tab/>return true;</text:p>
      <text:p text:style-name="P27"><text:tab/>}</text:p>
      <text:p text:style-name="P27"/>
      <text:p text:style-name="P27"><text:tab/>return false;</text:p>
      <text:p text:style-name="P27">}</text:p>
      <text:p text:style-name="P22"/>
      <text:p text:style-name="Method_20_Body">The <text:span text:style-name="Class_20_Variables">assertExceptionTrue</text:span> method expects a single, mandatory parameter: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">Parameter</text:p>
          </table:table-cell>
          <table:table-cell table:style-name="Table14.B1" office:value-type="string">
            <text:p text:style-name="P2">Description</text:p>
          </table:table-cell>
        </table:table-row>
        <table:table-row>
          <table:table-cell table:style-name="Table14.A2" office:value-type="string">
            <text:p text:style-name="P4">$assertion</text:p>
          </table:table-cell>
          <table:table-cell table:style-name="Table14.B2" office:value-type="string">
            <text:p text:style-name="Standard">The test assertion to be executed.</text:p>
          </table:table-cell>
        </table:table-row>
      </table:table>
      <text:p text:style-name="Method_20_Body"/>
      <text:p text:style-name="Method_20_Body">and a single optional parameter: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">Parameter</text:p>
          </table:table-cell>
          <table:table-cell table:style-name="Table15.B1" office:value-type="string">
            <text:p text:style-name="P2">Description</text:p>
          </table:table-cell>
        </table:table-row>
        <table:table-row>
          <table:table-cell table:style-name="Table15.A2" office:value-type="string">
            <text:p text:style-name="P4">$message</text:p>
          </table:table-cell>
          <table:table-cell table:style-name="Table15.B2" office:value-type="string">
            <text:p text:style-name="P12">An assert test message to output prior to processing.</text:p>
          </table:table-cell>
        </table:table-row>
      </table:table>
      <text:p text:style-name="Method_20_Body"/>
      <text:p text:style-name="Method_20_Body">The <text:span text:style-name="Class_20_Variables">assertException</text:span> method is called with the <text:span text:style-name="Class_20_Variables">$assertion</text:span> and <text:span text:style-name="Class_20_Variables">$message</text:span> parameters, and a <text:span text:style-name="T1">true</text:span> value for the <text:span text:style-name="Class_20_Variables">assertException</text:span> method <text:span text:style-name="Class_20_Variables">$expected</text:span> parameter.</text:p>
      <text:p text:style-name="Method_20_Body"/>
      <text:p text:style-name="Method_20_Body"/>
      <text:p text:style-name="P19">If the <text:span text:style-name="Class_20_Variables">assertException</text:span> method returns true, or the <text:span text:style-name="Class_20_Variables">$exceptionCaught</text:span> class property is true, a <text:span text:style-name="T1">true</text:span> value is returned.</text:p>
      <text:p text:style-name="Method_20_Body"/>
      <text:p text:style-name="Method_20_Body">Otherwise, a <text:span text:style-name="T1">false</text:span> value is returned.</text:p>
      <text:p text:style-name="Method_20_Body"/>
      <text:p text:style-name="Method_20_Body"/>
      <text:h text:style-name="P41" text:outline-level="5"><text:bookmark-start text:name="assertExceptionFalse"/>assertExceptionFalse<text:bookmark-end text:name="assertExceptionFalse"/></text:h>
      <text:p text:style-name="P22"/>
      <text:p text:style-name="P22">Perform an assert that the test is <text:span text:style-name="T1">false</text:span>, returns <text:span text:style-name="T1">true</text:span> on exception or false assertion.</text:p>
      <text:p text:style-name="P22"/>
      <text:p text:style-name="P23">Algorithm</text:p>
      <text:p text:style-name="P22"/>
      <text:list xml:id="list816123932557799941" text:style-name="L12">
        <text:list-item>
          <text:p text:style-name="P53"><text:span text:style-name="T11">Accept </text:span><text:span text:style-name="Class_20_Variables"><text:span text:style-name="T24">assertion</text:span></text:span><text:span text:style-name="T11"> as a string containing the assertion to test;</text:span></text:p>
        </text:list-item>
        <text:list-item>
          <text:p text:style-name="P53"><text:span text:style-name="T11">accept </text:span><text:span text:style-name="Class_20_Variables"><text:span text:style-name="T24">message</text:span></text:span><text:span text:style-name="T11"> as a string containing the message to print;</text:span></text:p>
        </text:list-item>
        <text:list-item>
          <text:p text:style-name="P53"><text:span text:style-name="T11">pass </text:span><text:span text:style-name="Class_20_Variables"><text:span text:style-name="T24">assertion</text:span></text:span><text:span text:style-name="T11">, </text:span><text:span text:style-name="Class_20_Variables"><text:span text:style-name="T24">message</text:span></text:span><text:span text:style-name="T11"> and a </text:span><text:span text:style-name="T12">false</text:span><text:span text:style-name="T11"> value to the </text:span><text:span text:style-name="T12">assertException</text:span><text:span text:style-name="T11"> class method;</text:span></text:p>
        </text:list-item>
        <text:list-item>
          <text:p text:style-name="P53"><text:span text:style-name="T11">if the result is </text:span><text:span text:style-name="T12">true</text:span><text:span text:style-name="T11"> goto step </text:span><text:span text:style-name="T12">8</text:span><text:span text:style-name="T11">;</text:span></text:p>
        </text:list-item>
        <text:list-item>
          <text:p text:style-name="P53"><text:span text:style-name="T11">if the </text:span><text:span text:style-name="Class_20_Variables"><text:span text:style-name="T24">exceptionCaught</text:span></text:span><text:span text:style-name="T11"> class property is </text:span><text:span text:style-name="T12">false</text:span><text:span text:style-name="T11">, goto step </text:span><text:span text:style-name="T12">9</text:span><text:span text:style-name="T11">;</text:span></text:p>
        </text:list-item>
        <text:list-item>
          <text:p text:style-name="P53"><text:span text:style-name="T11">if the </text:span><text:span text:style-name="Class_20_Variables"><text:span text:style-name="T24">reportFailures</text:span></text:span><text:span text:style-name="T11"> class property is </text:span><text:span text:style-name="T12">false</text:span><text:span text:style-name="T11">, goto step </text:span><text:span text:style-name="T12">8</text:span><text:span text:style-name="T11">;</text:span></text:p>
        </text:list-item>
        <text:list-item>
          <text:p text:style-name="P53"><text:span text:style-name="T11">pass a string containing concatenated string '</text:span><text:span text:style-name="T12">Assertion caught</text:span><text:span text:style-name="T11"> ' with the </text:span><text:span text:style-name="Class_20_Variables"><text:span text:style-name="T24">exception</text:span></text:span><text:span text:style-name="T11"> class property to the </text:span><text:span text:style-name="T12">assertLogMessage</text:span><text:span text:style-name="T11"> class method;</text:span></text:p>
        </text:list-item>
        <text:list-item>
          <text:p text:style-name="P53"><text:span text:style-name="T11">exit with a </text:span><text:span text:style-name="T12">true</text:span><text:span text:style-name="T11"> value;</text:span></text:p>
        </text:list-item>
        <text:list-item>
          <text:p text:style-name="P53"><text:span text:style-name="T11">exit with a </text:span><text:span text:style-name="T12">false</text:span><text:span text:style-name="T11"> value.</text:span></text:p>
        </text:list-item>
      </text:list>
      <text:p text:style-name="P25"/>
      <text:p text:style-name="P26">Implementation</text:p>
      <text:p text:style-name="Method_20_Body"/>
      <text:p text:style-name="P27">/**</text:p>
      <text:p text:style-name="P27"><text:s/>* assertExceptionFalse</text:p>
      <text:p text:style-name="P27"><text:s/>*</text:p>
      <text:p text:style-name="P31"><text:s/>* perform an assert that the test is false, </text:p>
      <text:p text:style-name="P31"><text:s/>*<text:tab/>return false if assert is true or on exception</text:p>
      <text:p text:style-name="P27"><text:s/>* <text:span text:style-name="T1">@param</text:span> string $assertion = assertion to test</text:p>
      <text:p text:style-name="P27"><text:s/>* <text:span text:style-name="T1">@param</text:span> string $message = assert test message, null = none</text:p>
      <text:p text:style-name="P27"><text:s/>* <text:span text:style-name="T1">@return</text:span> boolean true = successful, false = unsuccessful</text:p>
      <text:p text:style-name="P27"><text:s/>*/</text:p>
      <text:p text:style-name="P27">public function assertExceptionFalse($assertion, $message=null)</text:p>
      <text:p text:style-name="P27">{</text:p>
      <text:p text:style-name="P27"><text:tab/>if ($this-&gt;assertException($assertion, $message, false))</text:p>
      <text:p text:style-name="P27"><text:tab/>{</text:p>
      <text:p text:style-name="P27"><text:tab/><text:tab/>return true;</text:p>
      <text:p text:style-name="P27"><text:tab/>}</text:p>
      <text:p text:style-name="P27"/>
      <text:p text:style-name="P27"><text:tab/>if ($this-&gt;exceptionCaught)</text:p>
      <text:p text:style-name="P27"><text:tab/>{</text:p>
      <text:p text:style-name="P27"><text:tab/><text:tab/>if ($this-&gt;reportFailures)</text:p>
      <text:p text:style-name="P27"><text:tab/><text:tab/>{</text:p>
      <text:p text:style-name="P27"><text:tab/><text:tab/><text:tab/>$this-&gt;assertLogMessage(sprintf("*** <text:s/>Assertion caught %s <text:s/>***",</text:p>
      <text:p text:style-name="P27"><text:tab/><text:tab/><text:tab/><text:tab/><text:tab/><text:tab/><text:tab/><text:tab/>$this-&gt;exception));</text:p>
      <text:p text:style-name="P27"><text:tab/><text:tab/>}</text:p>
      <text:p text:style-name="P27"/>
      <text:p text:style-name="P27"><text:tab/><text:tab/>return true;</text:p>
      <text:p text:style-name="P27"><text:tab/>}</text:p>
      <text:p text:style-name="P27"/>
      <text:p text:style-name="P27"><text:tab/>return false;</text:p>
      <text:p text:style-name="P27">}</text:p>
      <text:p text:style-name="P22"/>
      <text:p text:style-name="P23"/>
      <text:p text:style-name="P20">Narrative</text:p>
      <text:p text:style-name="P22"/>
      <text:p text:style-name="Method_20_Body">The <text:span text:style-name="Class_20_Variables">assertExceptionFalse</text:span> method expects a single, mandatory parameter:</text:p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">Parameter</text:p>
          </table:table-cell>
          <table:table-cell table:style-name="Table16.B1" office:value-type="string">
            <text:p text:style-name="P2">Description</text:p>
          </table:table-cell>
        </table:table-row>
        <table:table-row>
          <table:table-cell table:style-name="Table16.A2" office:value-type="string">
            <text:p text:style-name="P4">$assertion</text:p>
          </table:table-cell>
          <table:table-cell table:style-name="Table16.B2" office:value-type="string">
            <text:p text:style-name="Standard">The test assertion to be executed.</text:p>
          </table:table-cell>
        </table:table-row>
      </table:table>
      <text:p text:style-name="Method_20_Body"/>
      <text:p text:style-name="Method_20_Body">and a single optional parameter:</text:p>
      <text:p text:style-name="Method_20_Body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">Parameter</text:p>
          </table:table-cell>
          <table:table-cell table:style-name="Table17.B1" office:value-type="string">
            <text:p text:style-name="P2">Description</text:p>
          </table:table-cell>
        </table:table-row>
        <table:table-row>
          <table:table-cell table:style-name="Table17.A2" office:value-type="string">
            <text:p text:style-name="P4">$message</text:p>
          </table:table-cell>
          <table:table-cell table:style-name="Table17.B2" office:value-type="string">
            <text:p text:style-name="P12">An assert test message to output prior to processing.</text:p>
          </table:table-cell>
        </table:table-row>
      </table:table>
      <text:p text:style-name="Method_20_Body"/>
      <text:p text:style-name="Method_20_Body">The <text:span text:style-name="Class_20_Variables">assertException</text:span> method is called with the <text:span text:style-name="Class_20_Variables">$assertion</text:span> and <text:span text:style-name="Class_20_Variables">$message</text:span> parameters, and a <text:span text:style-name="T1">false</text:span> value for the <text:span text:style-name="Class_20_Variables">assertException</text:span> method <text:span text:style-name="Class_20_Variables">$expected</text:span> parameter.</text:p>
      <text:p text:style-name="Method_20_Body"/>
      <text:p text:style-name="Method_20_Body">If the <text:span text:style-name="Class_20_Variables">assertException</text:span> method returns <text:span text:style-name="T1">true</text:span>, or the <text:span text:style-name="Class_20_Variables">$exceptionCaught</text:span> class property is <text:span text:style-name="T1">true</text:span>, <text:span text:style-name="Class_20_Variables">assertLogMessage</text:span> is called to output a diagnostic message. A <text:span text:style-name="T1">true</text:span> value is returned.</text:p>
      <text:p text:style-name="Method_20_Body"/>
      <text:p text:style-name="Method_20_Body">Otherwise, a <text:span text:style-name="T1">false</text:span> value is returned.</text:p>
      <text:h text:style-name="Method_20_Title" text:outline-level="5"/>
      <text:h text:style-name="P41" text:outline-level="5"><text:bookmark-start text:name="getException"/>getException<text:bookmark-end text:name="getException"/></text:h>
      <text:p text:style-name="Method_20_Body"/>
      <text:p text:style-name="Method_20_Body">Return the current exception object.</text:p>
      <text:p text:style-name="Method_20_Body"/>
      <text:p text:style-name="P24">Algorithm</text:p>
      <text:p text:style-name="Method_20_Body"/>
      <text:list xml:id="list2966955665044268877" text:style-name="L13">
        <text:list-item>
          <text:p text:style-name="P54">Exit with the <text:span text:style-name="Class_20_Variables"><text:span text:style-name="T14">exception</text:span>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getException</text:p>
      <text:p text:style-name="P27"><text:s/>*</text:p>
      <text:p text:style-name="P27"><text:s/>* return the current exception</text:p>
      <text:p text:style-name="P27"><text:s/>* <text:span text:style-name="T1">@return</text:span> \Library\Exception\Descriptor or null if not assigned.</text:p>
      <text:p text:style-name="P27"><text:s/>*/</text:p>
      <text:p text:style-name="P27">public function getException()</text:p>
      <text:p text:style-name="P27">{</text:p>
      <text:p text:style-name="P27"><text:tab/>return $this-&gt;exception;</text:p>
      <text:p text:style-name="P27">}</text:p>
      <text:p text:style-name="Method_20_Body"/>
      <text:p text:style-name="P24">Narrative</text:p>
      <text:p text:style-name="Method_20_Body"/>
      <text:p text:style-name="Method_20_Body">Returns the current setting of the <text:span text:style-name="Class_20_Variables">$exception</text:span> class property.</text:p>
      <text:p text:style-name="Method_20_Body"/>
      <text:p text:style-name="Method_20_Body"/>
      <text:h text:style-name="P41" text:outline-level="5"><text:bookmark-start text:name="getExceptionCode"/>getExceptionCode<text:bookmark-end text:name="getExceptionCode"/></text:h>
      <text:p text:style-name="Method_20_Body"/>
      <text:p text:style-name="Method_20_Body">Return the code associated with the last exception.</text:p>
      <text:p text:style-name="Method_20_Body"/>
      <text:p text:style-name="P24">Algorithm</text:p>
      <text:p text:style-name="Method_20_Body"/>
      <text:list xml:id="list647184210574485673" text:style-name="L33">
        <text:list-item>
          <text:p text:style-name="P75">If the <text:span text:style-name="Class_20_Variables">exception</text:span> class property is not null, goto step <text:span text:style-name="T1">3</text:span>;</text:p>
        </text:list-item>
        <text:list-item>
          <text:p text:style-name="P75">exit, returning <text:span text:style-name="T1">null</text:span>;</text:p>
        </text:list-item>
        <text:list-item>
          <text:p text:style-name="P75">exit, returning the <text:span text:style-name="Class_20_Variables"><text:span text:style-name="T25">code</text:span></text:span> property of the <text:span text:style-name="Class_20_Variables"><text:span text:style-name="T25">exception</text:span>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getExceptionCode</text:p>
      <text:p text:style-name="P27"><text:s/>*</text:p>
      <text:p text:style-name="P27"><text:s/>* get the last exception code</text:p>
      <text:p text:style-name="P27"><text:s/>* <text:span text:style-name="T1">@return</text:span> integer $exceptionCode</text:p>
      <text:p text:style-name="P27"><text:s/>*/</text:p>
      <text:p text:style-name="P27">public function getExceptionCode()</text:p>
      <text:p text:style-name="P27">{</text:p>
      <text:p text:style-name="P27"><text:tab/>if (! $this-&gt;exception)</text:p>
      <text:p text:style-name="P27"><text:tab/>{</text:p>
      <text:p text:style-name="P27"><text:tab/><text:tab/>return null;</text:p>
      <text:p text:style-name="P27"><text:tab/>}</text:p>
      <text:p text:style-name="P27"/>
      <text:p text:style-name="P27"><text:tab/>return $this-&gt;exception-&gt;code;</text:p>
      <text:p text:style-name="P27">}</text:p>
      <text:p text:style-name="Method_20_Body"/>
      <text:p text:style-name="P24">Narrative</text:p>
      <text:p text:style-name="Method_20_Body"/>
      <text:p text:style-name="Method_20_Body">If the <text:span text:style-name="Class_20_Variables">$exception</text:span> class property is not set, a<text:span text:style-name="T1"> null</text:span> value is returned. <text:s/>Otherwise, the exception code is returned.</text:p>
      <text:p text:style-name="P15"/>
      <text:p text:style-name="P15"/>
      <text:h text:style-name="P41" text:outline-level="5"><text:bookmark-start text:name="getExceptionMessage"/>getExceptionMessage<text:bookmark-end text:name="getExceptionMessage"/></text:h>
      <text:p text:style-name="P15"/>
      <text:p text:style-name="Method_20_Body">Returns the message associated with the last exception.</text:p>
      <text:p text:style-name="Method_20_Body"/>
      <text:p text:style-name="P24">Algorithm</text:p>
      <text:p text:style-name="Method_20_Body"/>
      <text:list xml:id="list7804551458540948419" text:style-name="L14">
        <text:list-item>
          <text:p text:style-name="P55">If the <text:span text:style-name="Class_20_Variables">exception</text:span> class property is <text:span text:style-name="T1">false</text:span>, goto step <text:span text:style-name="T1">3</text:span>;</text:p>
        </text:list-item>
        <text:list-item>
          <text:p text:style-name="P55">exit with the <text:span text:style-name="Class_20_Variables">message</text:span> property of the <text:span text:style-name="Class_20_Variables">exception</text:span> class property;</text:p>
        </text:list-item>
        <text:list-item>
          <text:p text:style-name="P55">exit with a <text:span text:style-name="T1">null</text:span> value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getExceptionMessage</text:p>
      <text:p text:style-name="P27"><text:s/>*</text:p>
      <text:p text:style-name="P27"><text:s/>* get the last exception message</text:p>
      <text:p text:style-name="P27"><text:s/>* <text:span text:style-name="T1">@return</text:span> string $exceptionMessage</text:p>
      <text:p text:style-name="P27"><text:s/>*/</text:p>
      <text:p text:style-name="P27"><text:span text:style-name="T1">public function </text:span>getExceptionMessage()</text:p>
      <text:p text:style-name="P27">{</text:p>
      <text:p text:style-name="P27"><text:tab/><text:span text:style-name="T1">if </text:span>(! $this-&gt;exception)</text:p>
      <text:p text:style-name="P27"><text:tab/>{</text:p>
      <text:p text:style-name="P27"><text:tab/><text:tab/><text:span text:style-name="T1">return null</text:span>;</text:p>
      <text:p text:style-name="P27"><text:tab/>}</text:p>
      <text:p text:style-name="P27"/>
      <text:p text:style-name="P27"><text:tab/><text:span text:style-name="T1">return </text:span>$this-&gt;exception-&gt;message;</text:p>
      <text:p text:style-name="P27">}</text:p>
      <text:p text:style-name="Method_20_Body"/>
      <text:p text:style-name="P24">Narrative</text:p>
      <text:p text:style-name="Method_20_Body"/>
      <text:p text:style-name="Method_20_Body">If the <text:span text:style-name="Class_20_Variables">$exception</text:span> class property is not set, a <text:span text:style-name="T1">null</text:span> value is returned. <text:s/>Otherwise, the <text:span text:style-name="Class_20_Variables">$message</text:span> property of the <text:span text:style-name="Class_20_Variables">$exception</text:span> class property is returned.</text:p>
      <text:p text:style-name="Method_20_Body"/>
      <text:p text:style-name="Method_20_Body"/>
      <text:h text:style-name="P41" text:outline-level="5"><text:bookmark-start text:name="getExceptionClass"/>getExceptionClass<text:bookmark-end text:name="getExceptionClass"/></text:h>
      <text:p text:style-name="Method_20_Body"/>
      <text:p text:style-name="Method_20_Body">Return the class name of the last exception.</text:p>
      <text:p text:style-name="Method_20_Body"/>
      <text:p text:style-name="P24">Algorithm</text:p>
      <text:p text:style-name="Method_20_Body"/>
      <text:list xml:id="list3682691015064079827" text:style-name="L15">
        <text:list-item>
          <text:p text:style-name="P56">If the <text:span text:style-name="Class_20_Variables">exception</text:span> class property is <text:span text:style-name="T1">null</text:span>, exit with a <text:span text:style-name="T1">null</text:span> value;</text:p>
        </text:list-item>
        <text:list-item>
          <text:p text:style-name="P56">exit with the <text:span text:style-name="Class_20_Variables">className</text:span> property of the <text:span text:style-name="Class_20_Variables">exception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getExceptionClass</text:p>
      <text:p text:style-name="P27"><text:s/>*</text:p>
      <text:p text:style-name="P27"><text:s/>* get the exception class name</text:p>
      <text:p text:style-name="P27"><text:s/>* <text:span text:style-name="T1">@return</text:span> string $exceptionClass</text:p>
      <text:p text:style-name="P27"><text:s/>*/</text:p>
      <text:p text:style-name="P27">public function getExceptionClass()</text:p>
      <text:p text:style-name="P27">{</text:p>
      <text:p text:style-name="P27"><text:tab/>if (! $this-&gt;exception)</text:p>
      <text:p text:style-name="P27"><text:tab/>{</text:p>
      <text:p text:style-name="P27"><text:tab/><text:tab/>return null;</text:p>
      <text:p text:style-name="P27"><text:tab/>}</text:p>
      <text:p text:style-name="P27"/>
      <text:p text:style-name="P27"><text:tab/>return $this-&gt;exception-&gt;className;</text:p>
      <text:p text:style-name="P27">}</text:p>
      <text:p text:style-name="Method_20_Body"/>
      <text:p text:style-name="P24">Narrative</text:p>
      <text:p text:style-name="Method_20_Body"/>
      <text:p text:style-name="Method_20_Body">If the <text:span text:style-name="Class_20_Variables">$exception</text:span> class property is not set, a<text:span text:style-name="T1"> null</text:span> value is returned. <text:s/>Otherwise, the exception class name is returned.</text:p>
      <text:p text:style-name="Method_20_Body"/>
      <text:p text:style-name="Method_20_Body"/>
      <text:h text:style-name="P41" text:outline-level="5"><text:bookmark-start text:name="exceptionCaught"/>exceptionCaught<text:bookmark-end text:name="exceptionCaught"/></text:h>
      <text:p text:style-name="Method_20_Body"/>
      <text:p text:style-name="Method_20_Body">Return the <text:span text:style-name="Class_20_Variables">$exceptionCaught</text:span> class property.</text:p>
      <text:p text:style-name="Method_20_Body"/>
      <text:p text:style-name="P24">Algorithm</text:p>
      <text:p text:style-name="Method_20_Body"/>
      <text:list xml:id="list5231995060973561862" text:style-name="L16">
        <text:list-item>
          <text:p text:style-name="P57">If the <text:span text:style-name="Class_20_Variables">exception</text:span> class property is <text:span text:style-name="T1">null</text:span>, exit with a <text:span text:style-name="T1">null</text:span> value;</text:p>
        </text:list-item>
        <text:list-item>
          <text:p text:style-name="P57">exit with the <text:span text:style-name="Class_20_Variables">className</text:span> property of the <text:span text:style-name="Class_20_Variables">exception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exceptionCaught</text:p>
      <text:p text:style-name="P27"><text:s/>*</text:p>
      <text:p text:style-name="P27"><text:s/>* get the current exceptionCaught flag setting</text:p>
      <text:p text:style-name="P27"><text:s/>* <text:span text:style-name="T1">@return</text:span> boolean $exceptionCaught</text:p>
      <text:p text:style-name="P27"><text:s/>*/</text:p>
      <text:p text:style-name="P27">public function exceptionCaught()</text:p>
      <text:p text:style-name="P27">{</text:p>
      <text:p text:style-name="P27"><text:tab/>return $this-&gt;exceptionCaught;</text:p>
      <text:p text:style-name="P27">}</text:p>
      <text:p text:style-name="Method_20_Body"/>
      <text:p text:style-name="P24">Narrative</text:p>
      <text:p text:style-name="Method_20_Body"/>
      <text:p text:style-name="Method_20_Body">Returns the current value in the <text:span text:style-name="Class_20_Variables">$exceptionCaught</text:span> class property.</text:p>
      <text:p text:style-name="Method_20_Body"/>
      <text:h text:style-name="P41" text:outline-level="5"><text:bookmark-start text:name="labelBlock"/>labelBlock<text:bookmark-end text:name="labelBlock"/></text:h>
      <text:p text:style-name="Method_20_Body"/>
      <text:p text:style-name="Method_20_Body">Output a separator block containing a label.</text:p>
      <text:p text:style-name="Method_20_Body"/>
      <text:p text:style-name="P24">Algorithm</text:p>
      <text:p text:style-name="Method_20_Body"/>
      <text:list xml:id="list2397899269998792939" text:style-name="L17">
        <text:list-item>
          <text:p text:style-name="P58">Accept <text:span text:style-name="Class_20_Variables">label</text:span> as a string containing the label to put in the separator block;</text:p>
        </text:list-item>
        <text:list-item>
          <text:p text:style-name="P58">accept <text:span text:style-name="Class_20_Variables">blockLength</text:span> as an optional integer containing the width in bytes of the block;</text:p>
        </text:list-item>
        <text:list-item>
          <text:p text:style-name="P58">accept <text:span text:style-name="Class_20_Variables">blockChars</text:span> as a string containing the block characters to use for the separator block;</text:p>
        </text:list-item>
        <text:list-item>
          <text:p text:style-name="P58">if the <text:span text:style-name="Class_20_Variables">verbose</text:span> class property is <text:span text:style-name="T1">false</text:span>, goto step <text:span text:style-name="T1">15</text:span>;</text:p>
        </text:list-item>
        <text:list-item>
          <text:p text:style-name="P58">if the <text:span text:style-name="Class_20_Variables">labelBlock</text:span> class property is <text:span text:style-name="T1">false</text:span>, goto step <text:span text:style-name="T1">15</text:span>;</text:p>
        </text:list-item>
        <text:list-item>
          <text:p text:style-name="P58">if the <text:span text:style-name="Class_20_Variables">label</text:span> class property is <text:span text:style-name="T1">false</text:span>, goto <text:span text:style-name="T1">15</text:span>;</text:p>
        </text:list-item>
        <text:list-item>
          <text:p text:style-name="P58">if <text:span text:style-name="Class_20_Variables">blockLength</text:span> is less than <text:span text:style-name="T1">10</text:span>, set blockLength to <text:span text:style-name="T1">10</text:span>;</text:p>
        </text:list-item>
        <text:list-item>
          <text:p text:style-name="P58">if <text:span text:style-name="Class_20_Variables">blockChars</text:span> is null, set <text:span text:style-name="Class_20_Variables">blockChars</text:span> to a string containing '<text:span text:style-name="T1">*</text:span>';</text:p>
        </text:list-item>
        <text:list-item>
          <text:p text:style-name="P58">create a string of <text:span text:style-name="Class_20_Variables">blockLength</text:span> repetitions of <text:span text:style-name="Class_20_Variables">blockChars</text:span> and assign the string to <text:span text:style-name="Class_20_Variables">block</text:span>;</text:p>
        </text:list-item>
        <text:list-item>
          <text:p text:style-name="P58">pass <text:span text:style-name="Class_20_Variables">block</text:span> to <text:span text:style-name="T1">assertLogMessage</text:span> class method;</text:p>
        </text:list-item>
        <text:list-item>
          <text:p text:style-name="P58">pass <text:span text:style-name="Class_20_Variables">blockChars</text:span> to <text:span text:style-name="T1">assertLogMessage</text:span> class method;</text:p>
        </text:list-item>
        <text:list-item>
          <text:p text:style-name="P58">pass <text:span text:style-name="Class_20_Variables">blockChars</text:span> concatenated to <text:span text:style-name="Class_20_Variables">label</text:span> to <text:span text:style-name="T1">assertLogMessage</text:span> class method;</text:p>
        </text:list-item>
        <text:list-item>
          <text:p text:style-name="P58">pass <text:span text:style-name="Class_20_Variables">blockChars</text:span> to <text:span text:style-name="T1">assertLogMessage</text:span> class method;</text:p>
        </text:list-item>
        <text:list-item>
          <text:p text:style-name="P58">pass <text:span text:style-name="Class_20_Variables">block</text:span> to <text:span text:style-name="T1">assertLogMessage</text:span> class method;</text:p>
        </text:list-item>
        <text:list-item>
          <text:p text:style-name="P58">exit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labelBlock</text:p>
      <text:p text:style-name="P27"><text:s/>*</text:p>
      <text:p text:style-name="P27"><text:s/>* Output a separator block containing a label</text:p>
      <text:p text:style-name="P27"><text:s/>* <text:span text:style-name="T1">@param</text:span> string $label = label to put in the separator block</text:p>
      <text:p text:style-name="P31"><text:s/>* <text:span text:style-name="T1">@param</text:span> integer $blockLength = (optional) width of the block in length</text:p>
      <text:p text:style-name="P31"><text:s/>* <text:tab/><text:tab/><text:tab/>($blockChars) bytes (must be greater than 9) (default = 10)</text:p>
      <text:p text:style-name="P27"><text:s/>* <text:span text:style-name="T1">@param</text:span> string $blockChars = (optional) character(s) to use for the separator block </text:p>
      <text:p text:style-name="P27"><text:s/>*/</text:p>
      <text:p text:style-name="P27">public function labelBlock($label, $blockLength=10, $blockChars='*')</text:p>
      <text:p text:style-name="P27">{</text:p>
      <text:p text:style-name="P27"><text:tab/>if ((! $this-&gt;verbose) || (! $this-&gt;labelBlock) || (! $label))</text:p>
      <text:p text:style-name="P27"><text:tab/>{</text:p>
      <text:p text:style-name="P27"><text:tab/><text:tab/>return;</text:p>
      <text:p text:style-name="P27"><text:tab/>}</text:p>
      <text:p text:style-name="P27"/>
      <text:p text:style-name="P27"><text:tab/>if ($blockLength &lt; 10)</text:p>
      <text:p text:style-name="P27"><text:tab/>{</text:p>
      <text:p text:style-name="P27"><text:tab/><text:tab/>$blockLength = 10;</text:p>
      <text:p text:style-name="P27"><text:tab/>}</text:p>
      <text:p text:style-name="P27"/>
      <text:p text:style-name="P27"><text:tab/>if (! $blockChars)</text:p>
      <text:p text:style-name="P27"><text:tab/>{</text:p>
      <text:p text:style-name="P27"><text:tab/><text:tab/>$blockChars = '*';</text:p>
      <text:p text:style-name="P27"><text:tab/>}</text:p>
      <text:p text:style-name="P27"/>
      <text:p text:style-name="P27"><text:tab/>$block = str_repeat($blockChars, $blockLength);</text:p>
      <text:p text:style-name="P27"/>
      <text:p text:style-name="P27"><text:soft-page-break/><text:tab/>$this-&gt;assertLogMessage($block);</text:p>
      <text:p text:style-name="P27"><text:tab/>$this-&gt;assertLogMessage($blockChars);</text:p>
      <text:p text:style-name="P27"><text:tab/>$this-&gt;assertLogMessage(sprintf("%s\t\t%s", $blockChars, $label));</text:p>
      <text:p text:style-name="P27"><text:tab/>$this-&gt;assertLogMessage($blockChars);</text:p>
      <text:p text:style-name="P27"><text:tab/>$this-&gt;assertLogMessage($block)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<text:span text:style-name="T9">labelBlock</text:span></text:span> method expects a single, mandatory parameter:</text:p>
      <text:p text:style-name="Method_20_Body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2">Parameter</text:p>
          </table:table-cell>
          <table:table-cell table:style-name="Table18.B1" office:value-type="string">
            <text:p text:style-name="P2">Description</text:p>
          </table:table-cell>
        </table:table-row>
        <table:table-row>
          <table:table-cell table:style-name="Table18.A2" office:value-type="string">
            <text:p text:style-name="P4">$label</text:p>
          </table:table-cell>
          <table:table-cell table:style-name="Table18.B2" office:value-type="string">
            <text:p text:style-name="Standard">The label to put in the separator block.</text:p>
          </table:table-cell>
        </table:table-row>
      </table:table>
      <text:p text:style-name="Method_20_Body"/>
      <text:p text:style-name="Method_20_Body">and a two optional parameters:</text:p>
      <text:p text:style-name="Method_20_Body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">Parameter</text:p>
          </table:table-cell>
          <table:table-cell table:style-name="Table19.B1" office:value-type="string">
            <text:p text:style-name="P2">Description</text:p>
          </table:table-cell>
        </table:table-row>
        <table:table-row>
          <table:table-cell table:style-name="Table19.A2" office:value-type="string">
            <text:p text:style-name="P4">$<text:span text:style-name="T17">blockLength</text:span></text:p>
          </table:table-cell>
          <table:table-cell table:style-name="Table19.B2" office:value-type="string">
            <text:p text:style-name="P12">Width of the block in length (<text:span text:style-name="T19">$blockChars</text:span>) bytes.</text:p>
          </table:table-cell>
        </table:table-row>
        <table:table-row>
          <table:table-cell table:style-name="Table19.A2" office:value-type="string">
            <text:p text:style-name="P4">$blockChars</text:p>
          </table:table-cell>
          <table:table-cell table:style-name="Table19.B2" office:value-type="string">
            <text:p text:style-name="P12">character(s) used for the separator block border.</text:p>
          </table:table-cell>
        </table:table-row>
      </table:table>
      <text:p text:style-name="Method_20_Body"/>
      <text:p text:style-name="Method_20_Body">If the <text:span text:style-name="Class_20_Variables">$verbose</text:span> or <text:span text:style-name="Class_20_Variables">$labelBlock</text:span> class properties, or the <text:span text:style-name="Class_20_Variables">$label</text:span> parameter, evaluate to false, no action is taken.</text:p>
      <text:p text:style-name="Method_20_Body"/>
      <text:p text:style-name="Method_20_Body">The <text:span text:style-name="Class_20_Variables">$blockLength</text:span> is set to 10 if it evaluates to less than 10, and the <text:span text:style-name="Class_20_Variables">$blockChars</text:span> parameter is set to '*', if it is empty, and the <text:span text:style-name="Class_20_Variables">$block</text:span> string is set to <text:span text:style-name="Class_20_Variables">$blockLength</text:span> repetitions of the <text:span text:style-name="Class_20_Variables">$blockChars</text:span> sequence.</text:p>
      <text:p text:style-name="Method_20_Body"/>
      <text:p text:style-name="Method_20_Body">The label block is created with the specified <text:span text:style-name="Class_20_Variables">$label</text:span> parameter.</text:p>
      <text:p text:style-name="Method_20_Body"/>
      <text:p text:style-name="Method_20_Body"/>
      <text:p text:style-name="Method_20_Body"/>
      <text:h text:style-name="Method_20_Title" text:outline-level="5"/>
      <text:h text:style-name="P41" text:outline-level="5"><text:bookmark-start text:name="labelBlockFlag"/>labelBlockFlag<text:bookmark-end text:name="labelBlockFlag"/></text:h>
      <text:p text:style-name="Method_20_Body"/>
      <text:p text:style-name="Method_20_Body">Set/get the <text:span text:style-name="Class_20_Variables">$labelBlock</text:span> flag.</text:p>
      <text:p text:style-name="Method_20_Body"/>
      <text:p text:style-name="P24">Algorithm</text:p>
      <text:p text:style-name="Method_20_Body"/>
      <text:list xml:id="list1174143000647228490" text:style-name="L18">
        <text:list-item>
          <text:p text:style-name="P59">Accept <text:span text:style-name="Class_20_Variables">labelBlock</text:span> as a boolean flag: <text:span text:style-name="T23">true</text:span> to set the <text:span text:style-name="Class_20_Variables">labelBlock</text:span> class property, <text:span text:style-name="T1">false</text:span> to reset and <text:span text:style-name="T1">null</text:span> to query;</text:p>
        </text:list-item>
        <text:list-item>
          <text:p text:style-name="P59">if <text:span text:style-name="Class_20_Variables">labelBlock</text:span> is <text:span text:style-name="T1">null</text:span>, goto step <text:span text:style-name="T1">4</text:span>;</text:p>
        </text:list-item>
        <text:list-item>
          <text:p text:style-name="P59">set the <text:span text:style-name="Class_20_Variables">labelBlock</text:span> class property to <text:span text:style-name="Class_20_Variables">labelBlock</text:span>;</text:p>
        </text:list-item>
        <text:list-item>
          <text:p text:style-name="P59">exit, returning the <text:span text:style-name="Class_20_Variables">labelBlock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labelBlockFlag</text:p>
      <text:p text:style-name="P27"><text:s/>*</text:p>
      <text:p text:style-name="P27"><text:s/>* set/get label-block flag</text:p>
      <text:p text:style-name="P27"><text:s/>* <text:span text:style-name="T1">@param</text:span> boolean $labelBlock = (optional) true = set, false = reset, null to query</text:p>
      <text:p text:style-name="P27"><text:s/>* <text:span text:style-name="T1">@return</text:span> boolean $labelBlock</text:p>
      <text:p text:style-name="P27"><text:s/>*/</text:p>
      <text:p text:style-name="P27">public function labelBlockFlag($labelBlock=null)</text:p>
      <text:p text:style-name="P27">{</text:p>
      <text:p text:style-name="P27"><text:tab/>if ($labelBlock !== null)</text:p>
      <text:p text:style-name="P27"><text:tab/>{</text:p>
      <text:p text:style-name="P27"><text:tab/><text:tab/>$this-&gt;labelBlock = $labelBlock;</text:p>
      <text:p text:style-name="P27"><text:tab/>}</text:p>
      <text:p text:style-name="P27"/>
      <text:p text:style-name="P27"><text:tab/>return $this-&gt;labelBlock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labelBlockFlag</text:span> method expects a single, optional parameter:</text:p>
      <text:p text:style-name="Method_20_Body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">Parameter</text:p>
          </table:table-cell>
          <table:table-cell table:style-name="Table20.B1" office:value-type="string">
            <text:p text:style-name="P2">Description</text:p>
          </table:table-cell>
        </table:table-row>
        <table:table-row>
          <table:table-cell table:style-name="Table20.A2" office:value-type="string">
            <text:p text:style-name="P4">$labelBlock</text:p>
          </table:table-cell>
          <table:table-cell table:style-name="Table20.B2" office:value-type="string">
            <text:p text:style-name="Standard">True to set, false to reset, null to query.</text:p>
          </table:table-cell>
        </table:table-row>
      </table:table>
      <text:p text:style-name="Method_20_Body"/>
      <text:p text:style-name="Method_20_Body">If the <text:span text:style-name="Class_20_Variables">$labelBlock</text:span> parameter is not null, the <text:span text:style-name="Class_20_Variables">$labelBlock </text:span>class property is set to the value in the <text:span text:style-name="Class_20_Variables">$labelBlock</text:span> parameter.</text:p>
      <text:p text:style-name="Method_20_Body"/>
      <text:p text:style-name="Method_20_Body">The current value of the <text:span text:style-name="Class_20_Variables">$labelBlock</text:span> class property is returned.</text:p>
      <text:p text:style-name="Method_20_Body"/>
      <text:h text:style-name="P41" text:outline-level="5"><text:bookmark-start text:name="assertCallback"/>assertCallback<text:bookmark-end text:name="assertCallback"/></text:h>
      <text:p text:style-name="Method_20_Body"/>
      <text:p text:style-name="Method_20_Body">Assert test callback function.</text:p>
      <text:p text:style-name="Method_20_Body"/>
      <text:p text:style-name="P24">Algorithm</text:p>
      <text:p text:style-name="Method_20_Body"/>
      <text:list xml:id="list7490306590048825498" text:style-name="L19">
        <text:list-item>
          <text:p text:style-name="P60">Accept <text:span text:style-name="Class_20_Variables">script</text:span> as a string containing the name of the script;</text:p>
        </text:list-item>
        <text:list-item>
          <text:p text:style-name="P60">accept <text:span text:style-name="Class_20_Variables">line</text:span> as an integer containing the script line number;</text:p>
        </text:list-item>
        <text:list-item>
          <text:p text:style-name="P60">accept <text:span text:style-name="Class_20_Variables">message</text:span> as an (optional) assert message;</text:p>
        </text:list-item>
        <text:list-item>
          <text:p text:style-name="P60">set <text:span text:style-name="Class_20_Variables">self</text:span> to the static class property <text:span text:style-name="Class_20_Variables">me</text:span>;</text:p>
        </text:list-item>
        <text:list-item>
          <text:p text:style-name="P60">if the <text:span text:style-name="Class_20_Variables">reportFailures</text:span> class property is <text:span text:style-name="T1">false</text:span>, goto step <text:span text:style-name="T1">7</text:span>;</text:p>
        </text:list-item>
        <text:list-item>
          <text:p text:style-name="P60">create a string by concatenating <text:span text:style-name="Class_20_Variables">script</text:span>, <text:span text:style-name="Class_20_Variables">line</text:span> and <text:span text:style-name="Class_20_Variables">message</text:span> and passing the result to the <text:span text:style-name="T1">assertLogMessage</text:span> class method;</text:p>
        </text:list-item>
        <text:list-item>
          <text:p text:style-name="P60">create an array containing '<text:span text:style-name="T1">script</text:span>' for a key and <text:span text:style-name="Class_20_Variables">script</text:span> as the associated field;</text:p>
        </text:list-item>
        <text:list-item>
          <text:p text:style-name="P60">add an array entry with '<text:span text:style-name="T1">line</text:span>' for a key and <text:span text:style-name="Class_20_Variables">line</text:span> as the associated field;</text:p>
        </text:list-item>
        <text:list-item>
          <text:p text:style-name="P60">add an array entry with '<text:span text:style-name="T1">message</text:span>' for a key and <text:span text:style-name="Class_20_Variables">message</text:span> as the associated field;</text:p>
        </text:list-item>
        <text:list-item>
          <text:p text:style-name="P60">assign the array to the <text:span text:style-name="Class_20_Variables"><text:span text:style-name="T25">assertEvent</text:span></text:span> class property;</text:p>
        </text:list-item>
        <text:list-item>
          <text:p text:style-name="P60">exit with a <text:span text:style-name="T1">false</text:span> value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Callback</text:p>
      <text:p text:style-name="P27"><text:s/>*</text:p>
      <text:p text:style-name="P27"><text:s/>* Assert test callback function to handle failures, if ASSERT_WARNING != 0</text:p>
      <text:p text:style-name="P27"><text:s/>* <text:span text:style-name="T1">@param</text:span> string $script = script name</text:p>
      <text:p text:style-name="P27"><text:s/>* <text:span text:style-name="T1">@param</text:span> integer $line = line number</text:p>
      <text:p text:style-name="P27"><text:s/>* <text:span text:style-name="T1">@param</text:span> string $message = assert message (or null)</text:p>
      <text:p text:style-name="P27"><text:s/>* <text:span text:style-name="T1">@return</text:span> boolean false</text:p>
      <text:p text:style-name="P27"><text:s/>*/</text:p>
      <text:p text:style-name="P27">public static function assertCallback($script, $line, $message=null)</text:p>
      <text:p text:style-name="P27">{</text:p>
      <text:p text:style-name="P27"><text:tab/>$self = self::$me;</text:p>
      <text:p text:style-name="P27"/>
      <text:p text:style-name="P27"><text:tab/>if ($self-&gt;reportFailures)</text:p>
      <text:p text:style-name="P27"><text:tab/>{</text:p>
      <text:p text:style-name="P27"><text:tab/><text:tab/>$self-&gt;assertLogMessage(sprintf("Assert failure in\n” . </text:p>
      <text:p text:style-name="P27"><text:tab/><text:tab/><text:tab/>“\tScript:\t%s\n\tLine:\t%s\n\tCondition:\t%s\n",</text:p>
      <text:p text:style-name="P27"><text:tab/><text:tab/><text:tab/>$script,</text:p>
      <text:p text:style-name="P27"><text:tab/><text:tab/><text:tab/>$line,</text:p>
      <text:p text:style-name="P27"><text:tab/><text:tab/><text:tab/>$message));</text:p>
      <text:p text:style-name="P27"><text:tab/>}</text:p>
      <text:p text:style-name="P27"/>
      <text:p text:style-name="P27"><text:tab/>$self-&gt;assertEvent = array('script'<text:tab/>=&gt; $script,</text:p>
      <text:p text:style-name="P27"><text:tab/><text:tab/><text:tab/><text:tab/> <text:s text:c="6"/>'line'<text:tab/><text:tab/>=&gt; $line,</text:p>
      <text:p text:style-name="P27"><text:tab/><text:tab/><text:tab/><text:tab/> <text:s text:c="6"/>'message'<text:tab/>=&gt; $message);</text:p>
      <text:p text:style-name="P27"/>
      <text:p text:style-name="P27"><text:tab/>return false;</text:p>
      <text:p text:style-name="P27">}</text:p>
      <text:p text:style-name="Method_20_Body"/>
      <text:p text:style-name="P24"/>
      <text:p text:style-name="P21">Narrative</text:p>
      <text:p text:style-name="Method_20_Body"/>
      <text:p text:style-name="Method_20_Body">The <text:span text:style-name="Class_20_Variables">assertCallback</text:span> static method expects two, mandatory parameters:</text:p>
      <text:p text:style-name="Method_20_Body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">Parameter</text:p>
          </table:table-cell>
          <table:table-cell table:style-name="Table21.B1" office:value-type="string">
            <text:p text:style-name="P2">Description</text:p>
          </table:table-cell>
        </table:table-row>
        <table:table-row>
          <table:table-cell table:style-name="Table21.A2" office:value-type="string">
            <text:p text:style-name="P4">$script</text:p>
          </table:table-cell>
          <table:table-cell table:style-name="Table21.B2" office:value-type="string">
            <text:p text:style-name="Standard">Script name.</text:p>
          </table:table-cell>
        </table:table-row>
        <table:table-row>
          <table:table-cell table:style-name="Table21.A2" office:value-type="string">
            <text:p text:style-name="P4">$line</text:p>
          </table:table-cell>
          <table:table-cell table:style-name="Table21.B2" office:value-type="string">
            <text:p text:style-name="Standard">Script line number.</text:p>
          </table:table-cell>
        </table:table-row>
      </table:table>
      <text:p text:style-name="Method_20_Body"/>
      <text:p text:style-name="Method_20_Body">and a single optional parameter:</text:p>
      <text:p text:style-name="Method_20_Body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">Parameter</text:p>
          </table:table-cell>
          <table:table-cell table:style-name="Table22.B1" office:value-type="string">
            <text:p text:style-name="P2">Description</text:p>
          </table:table-cell>
        </table:table-row>
        <table:table-row>
          <table:table-cell table:style-name="Table22.A2" office:value-type="string">
            <text:p text:style-name="P4">$<text:span text:style-name="T17">message</text:span></text:p>
          </table:table-cell>
          <table:table-cell table:style-name="Table22.B2" office:value-type="string">
            <text:p text:style-name="P12">The assert message.</text:p>
          </table:table-cell>
        </table:table-row>
      </table:table>
      <text:p text:style-name="Method_20_Body"/>
      <text:p text:style-name="Method_20_Body">The <text:span text:style-name="Class_20_Variables">$self</text:span> local variable is set to the <text:span text:style-name="Class_20_Variables">$me</text:span> static class property.</text:p>
      <text:p text:style-name="Method_20_Body"/>
      <text:p text:style-name="Method_20_Body">If the <text:span text:style-name="Class_20_Variables">$reportFailures</text:span> class property is set, a diagnostic message is output by calling the <text:span text:style-name="Class_20_Variables">assertLogMessage</text:span> method.</text:p>
      <text:p text:style-name="Method_20_Body"/>
      <text:p text:style-name="Method_20_Body">The <text:span text:style-name="Class_20_Variables">$assertEvent</text:span> class array is set to the values of the parameters passed to the method, and a false value is returned.</text:p>
      <text:p text:style-name="Method_20_Body"/>
      <text:p text:style-name="Method_20_Body"/>
      <text:h text:style-name="P41" text:outline-level="5"><text:bookmark-start text:name="properties"/>properties<text:bookmark-end text:name="properties"/></text:h>
      <text:p text:style-name="Method_20_Body"/>
      <text:p text:style-name="Method_20_Body">Get/set the properties object.</text:p>
      <text:p text:style-name="Method_20_Body"/>
      <text:p text:style-name="P24">Algorithm</text:p>
      <text:p text:style-name="Method_20_Body"/>
      <text:list xml:id="list6510648257827484760" text:style-name="L20">
        <text:list-item>
          <text:p text:style-name="P61">Accept <text:span text:style-name="Class_20_Variables">properties</text:span> as an (optional) <text:span text:style-name="T1">Library\Properties</text:span> class object to store, <text:span text:style-name="T1">null</text:span> to query;</text:p>
        </text:list-item>
        <text:list-item>
          <text:p text:style-name="P61">if <text:span text:style-name="Class_20_Variables">properties</text:span> is <text:span text:style-name="T1">null</text:span>, goto step <text:span text:style-name="T1">4</text:span>;</text:p>
        </text:list-item>
        <text:list-item>
          <text:p text:style-name="P61">assign <text:span text:style-name="Class_20_Variables">properties</text:span> to the <text:span text:style-name="Class_20_Variables">properties</text:span> class property;</text:p>
        </text:list-item>
        <text:list-item>
          <text:p text:style-name="P61">exit with the <text:span text:style-name="Class_20_Variables">properites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properties</text:p>
      <text:p text:style-name="P27"><text:s/>*</text:p>
      <text:p text:style-name="P27"><text:s/>* Set/get the properties object</text:p>
      <text:p text:style-name="P31"><text:s/>* <text:span text:style-name="T1">@param</text:span> object $properties = (optional) properties object to store, </text:p>
      <text:p text:style-name="P31"><text:s/>*<text:tab/><text:tab/><text:tab/><text:tab/><text:tab/>null to query only</text:p>
      <text:p text:style-name="P27"><text:s/>* <text:span text:style-name="T1">@return</text:span> object $properties</text:p>
      <text:p text:style-name="P27"><text:s/>*/</text:p>
      <text:p text:style-name="P27">public function properties($properties=null)</text:p>
      <text:p text:style-name="P27">{</text:p>
      <text:p text:style-name="P27"><text:tab/>if ($properties !== null)</text:p>
      <text:p text:style-name="P27"><text:tab/>{</text:p>
      <text:p text:style-name="P27"><text:tab/><text:tab/>$this-&gt;properties = $properties;</text:p>
      <text:p text:style-name="P27"><text:tab/>}</text:p>
      <text:p text:style-name="P27"/>
      <text:p text:style-name="P27"><text:tab/>return $this-&gt;properties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properties</text:span> method expects a single, optional parameter:</text:p>
      <text:p text:style-name="Method_20_Body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2">Parameter</text:p>
          </table:table-cell>
          <table:table-cell table:style-name="Table23.B1" office:value-type="string">
            <text:p text:style-name="P2">Description</text:p>
          </table:table-cell>
        </table:table-row>
        <table:table-row>
          <table:table-cell table:style-name="Table23.A2" office:value-type="string">
            <text:p text:style-name="P4">$properties</text:p>
          </table:table-cell>
          <table:table-cell table:style-name="Table23.B2" office:value-type="string">
            <text:p text:style-name="Standard">True to set, false to reset, null to query.</text:p>
          </table:table-cell>
        </table:table-row>
      </table:table>
      <text:p text:style-name="Method_20_Body"/>
      <text:p text:style-name="Method_20_Body">If the <text:span text:style-name="Class_20_Variables">$properties</text:span> parameter is not null, the <text:span text:style-name="Class_20_Variables">$properties</text:span> class property is set to the value in the <text:span text:style-name="Class_20_Variables">$properties</text:span> parameter.</text:p>
      <text:p text:style-name="Method_20_Body"/>
      <text:p text:style-name="Method_20_Body">The current value of the <text:span text:style-name="Class_20_Variables">$properties</text:span> class property is returned.</text:p>
      <text:p text:style-name="Method_20_Body"/>
      <text:p text:style-name="Method_20_Body"/>
      <text:h text:style-name="P41" text:outline-level="5"><text:bookmark-start text:name="verbose"/>verbose<text:bookmark-end text:name="verbose"/></text:h>
      <text:p text:style-name="Method_20_Body"/>
      <text:p text:style-name="Method_20_Body">Get/set the <text:span text:style-name="Class_20_Variables">$verbose</text:span> setting.</text:p>
      <text:p text:style-name="Method_20_Body"/>
      <text:p text:style-name="P24">Algorithm</text:p>
      <text:p text:style-name="Method_20_Body"/>
      <text:list xml:id="list7297141918366914558" text:style-name="L21">
        <text:list-item>
          <text:p text:style-name="P62">Accept <text:span text:style-name="Class_20_Variables">verbose</text:span> as an (optional) integer containing the verbosity setting;</text:p>
        </text:list-item>
        <text:list-item>
          <text:p text:style-name="P62">if <text:span text:style-name="Class_20_Variables">verbose</text:span> is null, goto step <text:span text:style-name="T1">4</text:span>;</text:p>
        </text:list-item>
        <text:list-item>
          <text:p text:style-name="P62">assign <text:span text:style-name="Class_20_Variables">verbose</text:span> to the <text:span text:style-name="Class_20_Variables">verbose</text:span> class property;</text:p>
        </text:list-item>
        <text:list-item>
          <text:p text:style-name="P62">exit with the <text:span text:style-name="Class_20_Variables">verbose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verbose</text:p>
      <text:p text:style-name="P27"><text:s/>*</text:p>
      <text:p text:style-name="P27"><text:s/>* set/get verbosity setting</text:p>
      <text:p text:style-name="P31"><text:s/>* <text:span text:style-name="T1">@param</text:span> integer $verbose = (optional) verbose setting </text:p>
      <text:p text:style-name="P31"><text:s/>* <text:tab/><text:tab/><text:tab/><text:tab/> <text:s text:c="2"/>(0 = silent, non-zero = output ok), null to query only</text:p>
      <text:p text:style-name="P27"><text:s/>* <text:span text:style-name="T1">@return</text:span> integer $verbose</text:p>
      <text:p text:style-name="P27"><text:s/>*/</text:p>
      <text:p text:style-name="P27">public function verbose($verbose=null)</text:p>
      <text:p text:style-name="P27">{</text:p>
      <text:p text:style-name="P27"><text:tab/>if ($verbose !== null)</text:p>
      <text:p text:style-name="P27"><text:tab/>{</text:p>
      <text:p text:style-name="P27"><text:tab/><text:tab/>$this-&gt;verbose = $verbose;</text:p>
      <text:p text:style-name="P27"><text:tab/>}</text:p>
      <text:p text:style-name="P27"/>
      <text:p text:style-name="P27"><text:tab/>return $this-&gt;verbose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verbose</text:span> method expects a single, optional parameter:</text:p>
      <text:p text:style-name="Method_20_Body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">Parameter</text:p>
          </table:table-cell>
          <table:table-cell table:style-name="Table24.B1" office:value-type="string">
            <text:p text:style-name="P2">Description</text:p>
          </table:table-cell>
        </table:table-row>
        <table:table-row>
          <table:table-cell table:style-name="Table24.A2" office:value-type="string">
            <text:p text:style-name="P4">$verbose</text:p>
          </table:table-cell>
          <table:table-cell table:style-name="Table24.B2" office:value-type="string">
            <text:p text:style-name="Standard">0 = silent, 1 = minimal messages, 2 = detailed.</text:p>
          </table:table-cell>
        </table:table-row>
      </table:table>
      <text:p text:style-name="Method_20_Body"/>
      <text:p text:style-name="Method_20_Body">If the <text:span text:style-name="Class_20_Variables">$verbose</text:span> parameter is not null, the <text:span text:style-name="Class_20_Variables">$verbose</text:span> class property is set to the value in the <text:span text:style-name="Class_20_Variables">$verbose</text:span> parameter.</text:p>
      <text:p text:style-name="Method_20_Body"/>
      <text:p text:style-name="Method_20_Body">The current value of the <text:span text:style-name="Class_20_Variables">$verbose</text:span> class property is returned.</text:p>
      <text:p text:style-name="Method_20_Body"/>
      <text:p text:style-name="Method_20_Body"/>
      <text:h text:style-name="P41" text:outline-level="5"><text:bookmark-start text:name="errorsOnly"/>errorsOnly<text:bookmark-end text:name="errorsOnly"/></text:h>
      <text:p text:style-name="Method_20_Body"/>
      <text:p text:style-name="Method_20_Body">Display only errors flag, used in assertTest to limit output.</text:p>
      <text:p text:style-name="Method_20_Body"/>
      <text:p text:style-name="P24">Algorithm</text:p>
      <text:p text:style-name="Method_20_Body"/>
      <text:list xml:id="list7900026100020127596" text:style-name="L22">
        <text:list-item>
          <text:p text:style-name="P63">Accept <text:span text:style-name="Class_20_Variables">errorsOnly</text:span> as an (optional) integer containing the errors only setting;</text:p>
        </text:list-item>
        <text:list-item>
          <text:p text:style-name="P63">if <text:span text:style-name="Class_20_Variables">errorsOnly</text:span> is null, goto step <text:span text:style-name="T23">4</text:span>;</text:p>
        </text:list-item>
        <text:list-item>
          <text:p text:style-name="P63">assign <text:span text:style-name="Class_20_Variables">errorsOnly</text:span> to the <text:span text:style-name="Class_20_Variables">errorsOnly</text:span> class property;</text:p>
        </text:list-item>
        <text:list-item>
          <text:p text:style-name="P63">exit, returning the <text:span text:style-name="Class_20_Variables">errorOnly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errorsOnly</text:p>
      <text:p text:style-name="P27"><text:s/>*</text:p>
      <text:p text:style-name="P27"><text:s/>* Errors only flag: 0 = display all messages, &lt;&gt; 0 = don't display errors</text:p>
      <text:p text:style-name="P27"><text:s/>* <text:span text:style-name="T1">@param</text:span>s integer $errorsOnly = (optional) errors only flag, null to query only</text:p>
      <text:p text:style-name="P27"><text:s/>* <text:span text:style-name="T1">@return</text:span> integer $errorsOnly</text:p>
      <text:p text:style-name="P27"><text:s/>*/</text:p>
      <text:p text:style-name="P27">public function errorsOnly($errorsOnly=null)</text:p>
      <text:p text:style-name="P27">{</text:p>
      <text:p text:style-name="P27"><text:tab/>if ($errorsOnly !== null)</text:p>
      <text:p text:style-name="P27"><text:tab/>{</text:p>
      <text:p text:style-name="P27"><text:tab/><text:tab/>$this-&gt;errorsOnly = $errorsOnly;</text:p>
      <text:p text:style-name="P27"><text:tab/>}</text:p>
      <text:p text:style-name="P27"/>
      <text:p text:style-name="P27"><text:tab/>return $this-&gt;errorsOnly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errorsOnly</text:span> flag is only used in the <text:span text:style-name="Class_20_Variables">assertTest</text:span> method to limit the amount of output generated when <text:span text:style-name="Class_20_Variables">$verbose</text:span> is non-zero.</text:p>
      <text:p text:style-name="Method_20_Body"/>
      <text:p text:style-name="Method_20_Body">The <text:span text:style-name="Class_20_Variables">errorsOnly</text:span> method expects a single, optional parameter:</text:p>
      <text:p text:style-name="Method_20_Body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">Parameter</text:p>
          </table:table-cell>
          <table:table-cell table:style-name="Table25.B1" office:value-type="string">
            <text:p text:style-name="P2">Description</text:p>
          </table:table-cell>
        </table:table-row>
        <table:table-row>
          <table:table-cell table:style-name="Table25.A2" office:value-type="string">
            <text:p text:style-name="P4">$errorsOnly</text:p>
          </table:table-cell>
          <table:table-cell table:style-name="Table25.B2" office:value-type="string">
            <text:p text:style-name="Standard">0 = output all messages, non-zero = limit messages.</text:p>
          </table:table-cell>
        </table:table-row>
      </table:table>
      <text:p text:style-name="Method_20_Body"/>
      <text:p text:style-name="Method_20_Body">If the <text:span text:style-name="Class_20_Variables">$errorsOnly</text:span> parameter is not null, the <text:span text:style-name="Class_20_Variables">$errorsOnly</text:span> class property is set to the value in the <text:span text:style-name="Class_20_Variables">$errorsOnly</text:span> parameter.</text:p>
      <text:p text:style-name="Method_20_Body"/>
      <text:p text:style-name="Method_20_Body">The current value of the <text:span text:style-name="Class_20_Variables">$errorsOnly</text:span> class property is returned.</text:p>
      <text:p text:style-name="Method_20_Body"/>
      <text:p text:style-name="Method_20_Body"/>
      <text:h text:style-name="P41" text:outline-level="5"><text:bookmark-start text:name="testNumber"/>testNumber<text:bookmark-end text:name="testNumber"/></text:h>
      <text:p text:style-name="Method_20_Body"/>
      <text:p text:style-name="Method_20_Body">Get/set the <text:span text:style-name="Class_20_Variables">$testNumber</text:span> class property.</text:p>
      <text:p text:style-name="Method_20_Body"/>
      <text:p text:style-name="P24">Algorithm</text:p>
      <text:p text:style-name="Method_20_Body"/>
      <text:list xml:id="list363708033429529647" text:style-name="L23">
        <text:list-item>
          <text:p text:style-name="P64">Accept <text:span text:style-name="Class_20_Variables">testNumber</text:span> as an (optional) integer containing the test number;</text:p>
        </text:list-item>
        <text:list-item>
          <text:p text:style-name="P64">if <text:span text:style-name="Class_20_Variables">testNumber</text:span> is <text:span text:style-name="T1">null</text:span>, goto step <text:span text:style-name="T1">4</text:span>;</text:p>
        </text:list-item>
        <text:list-item>
          <text:p text:style-name="P64">assign <text:span text:style-name="Class_20_Variables">testNumber</text:span> to the <text:span text:style-name="Class_20_Variables">testNumber</text:span> class property;</text:p>
        </text:list-item>
        <text:list-item>
          <text:p text:style-name="P64">exit, returning the <text:span text:style-name="Class_20_Variables">testNumber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testNumber</text:p>
      <text:p text:style-name="P27"><text:s/>*</text:p>
      <text:p text:style-name="P27"><text:s/>* get/set test number</text:p>
      <text:p text:style-name="P27"><text:s/>* <text:span text:style-name="T1">@param</text:span> integer $testNumber = (optional) test number, null to query only</text:p>
      <text:p text:style-name="P27"><text:s/>* <text:span text:style-name="T1">@return</text:span> integer $testNumber</text:p>
      <text:p text:style-name="P27"><text:s/>*/</text:p>
      <text:p text:style-name="P27">public function testNumber($testNumber=null)</text:p>
      <text:p text:style-name="P27">{</text:p>
      <text:p text:style-name="P27"><text:tab/>if ($testNumber !== null)</text:p>
      <text:p text:style-name="P27"><text:s text:c="4"/><text:tab/>{</text:p>
      <text:p text:style-name="P27"><text:s text:c="4"/><text:tab/><text:tab/>$this-&gt;testNumber = $testNumber;</text:p>
      <text:p text:style-name="P27"><text:s text:c="4"/><text:tab/>}</text:p>
      <text:p text:style-name="P27"/>
      <text:p text:style-name="P27"><text:s text:c="4"/><text:tab/>return $this-&gt;testNumber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testNumber</text:span> method expects a single, optional parameter:</text:p>
      <text:p text:style-name="Method_20_Body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2">Parameter</text:p>
          </table:table-cell>
          <table:table-cell table:style-name="Table26.B1" office:value-type="string">
            <text:p text:style-name="P2">Description</text:p>
          </table:table-cell>
        </table:table-row>
        <table:table-row>
          <table:table-cell table:style-name="Table26.A2" office:value-type="string">
            <text:p text:style-name="P4">$testNumber</text:p>
          </table:table-cell>
          <table:table-cell table:style-name="Table26.B2" office:value-type="string">
            <text:p text:style-name="Standard">The current sub-test number, null to query.</text:p>
          </table:table-cell>
        </table:table-row>
      </table:table>
      <text:p text:style-name="Method_20_Body"/>
      <text:p text:style-name="Method_20_Body">If the <text:span text:style-name="Class_20_Variables">$testNumber</text:span> parameter is not null, the <text:span text:style-name="Class_20_Variables">$testNumber</text:span> class property is set to the value in the <text:span text:style-name="Class_20_Variables">$testNumber</text:span> parameter.</text:p>
      <text:p text:style-name="Method_20_Body"/>
      <text:p text:style-name="Method_20_Body">The current value of the <text:span text:style-name="Class_20_Variables">$testNumber</text:span> class property is returned.</text:p>
      <text:p text:style-name="Method_20_Body"/>
      <text:p text:style-name="Method_20_Body"/>
      <text:h text:style-name="P41" text:outline-level="5"><text:bookmark-start text:name="testName"/>testName<text:bookmark-end text:name="testName"/></text:h>
      <text:p text:style-name="Method_20_Body"/>
      <text:p text:style-name="Method_20_Body">Get/set the test name.</text:p>
      <text:p text:style-name="Method_20_Body"/>
      <text:p text:style-name="P24">Algorithm</text:p>
      <text:p text:style-name="Method_20_Body"/>
      <text:list xml:id="list3058456538550697263" text:style-name="L24">
        <text:list-item>
          <text:p text:style-name="P65">Accept <text:span text:style-name="Class_20_Variables">testName</text:span> as an (optional) string containing the name of the test;</text:p>
        </text:list-item>
        <text:list-item>
          <text:p text:style-name="P65">if <text:span text:style-name="Class_20_Variables">testName</text:span> is <text:span text:style-name="T1">null</text:span>, goto step <text:span text:style-name="T1">4</text:span>;</text:p>
        </text:list-item>
        <text:list-item>
          <text:p text:style-name="P65">assign <text:span text:style-name="Class_20_Variables">testName</text:span> to the <text:span text:style-name="Class_20_Variables">testName</text:span> class property;</text:p>
        </text:list-item>
        <text:list-item>
          <text:p text:style-name="P65">exit, returning the <text:span text:style-name="Class_20_Variables">testName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testName</text:p>
      <text:p text:style-name="P27"><text:s/>*</text:p>
      <text:p text:style-name="P27"><text:s/>* get/set test name</text:p>
      <text:p text:style-name="P27"><text:s/>* <text:span text:style-name="T1">@param</text:span> string $testName = (optional) test name, null to query only</text:p>
      <text:p text:style-name="P27"><text:s/>* <text:span text:style-name="T1">@return</text:span> string $testName</text:p>
      <text:p text:style-name="P27"><text:s/>*/</text:p>
      <text:p text:style-name="P27">public function testName($testName=null)</text:p>
      <text:p text:style-name="P27">{</text:p>
      <text:p text:style-name="P27"><text:tab/>if ($testName !== null)</text:p>
      <text:p text:style-name="P27"><text:tab/>{</text:p>
      <text:p text:style-name="P27"><text:tab/><text:tab/>$this-&gt;testName = $testName;</text:p>
      <text:p text:style-name="P27"><text:tab/>}</text:p>
      <text:p text:style-name="P27"/>
      <text:p text:style-name="P27"><text:tab/>return $this-&gt;testName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testName</text:span> method expects a single, optional parameter:</text:p>
      <text:p text:style-name="Method_20_Body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2">Parameter</text:p>
          </table:table-cell>
          <table:table-cell table:style-name="Table27.B1" office:value-type="string">
            <text:p text:style-name="P2">Description</text:p>
          </table:table-cell>
        </table:table-row>
        <table:table-row>
          <table:table-cell table:style-name="Table27.A2" office:value-type="string">
            <text:p text:style-name="P4">$testName</text:p>
          </table:table-cell>
          <table:table-cell table:style-name="Table27.B2" office:value-type="string">
            <text:p text:style-name="Standard">The test name, null to query.</text:p>
          </table:table-cell>
        </table:table-row>
      </table:table>
      <text:p text:style-name="Method_20_Body"/>
      <text:p text:style-name="Method_20_Body">If the <text:span text:style-name="Class_20_Variables">$testName</text:span> parameter is not null, the <text:span text:style-name="Class_20_Variables">$testName</text:span> class property is set to the value in the <text:span text:style-name="Class_20_Variables">$testName</text:span> parameter.</text:p>
      <text:p text:style-name="Method_20_Body"/>
      <text:p text:style-name="Method_20_Body">The current value of the <text:span text:style-name="Class_20_Variables">$testName</text:span> class property is returned.</text:p>
      <text:p text:style-name="Method_20_Body"/>
      <text:p text:style-name="Method_20_Body"/>
      <text:h text:style-name="P41" text:outline-level="5"><text:bookmark-start text:name="assertEventArray"/>assertEventArray<text:bookmark-end text:name="assertEventArray"/></text:h>
      <text:p text:style-name="Method_20_Body"/>
      <text:p text:style-name="Method_20_Body">Get the event array.</text:p>
      <text:p text:style-name="Method_20_Body"/>
      <text:p text:style-name="P24">Algorithm</text:p>
      <text:p text:style-name="Method_20_Body"/>
      <text:list xml:id="list9128865405852700210" text:style-name="L25">
        <text:list-item>
          <text:p text:style-name="P66">exit, returning the <text:span text:style-name="Class_20_Variables">assertEvent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EventArray</text:p>
      <text:p text:style-name="P27"><text:s/>*</text:p>
      <text:p text:style-name="P27"><text:s/>* get the array containing information about the last assert failure</text:p>
      <text:p text:style-name="P27"><text:s/>* <text:span text:style-name="T1">@return</text:span> array $assertEvemt</text:p>
      <text:p text:style-name="P27"><text:s/>*/</text:p>
      <text:p text:style-name="P27">public function assertEventArray()</text:p>
      <text:p text:style-name="P27">{</text:p>
      <text:p text:style-name="P27"><text:tab/>return $this-&gt;assertEvent;</text:p>
      <text:p text:style-name="P27">}</text:p>
      <text:p text:style-name="Method_20_Body"/>
      <text:p text:style-name="P24">Narrative</text:p>
      <text:p text:style-name="Method_20_Body"/>
      <text:p text:style-name="Method_20_Body">The current setting of the <text:span text:style-name="Class_20_Variables">$assertEvent</text:span> class property is returned.</text:p>
      <text:p text:style-name="Method_20_Body"/>
      <text:h text:style-name="P41" text:outline-level="5"><text:bookmark-start text:name="assertLogMessage"/>assertLogMessage<text:bookmark-end text:name="assertLogMessage"/></text:h>
      <text:p text:style-name="Method_20_Body"/>
      <text:p text:style-name="Method_20_Body">Output a formatted message to the current output device(s).</text:p>
      <text:p text:style-name="Method_20_Body"/>
      <text:p text:style-name="P24">Algorithm</text:p>
      <text:p text:style-name="Method_20_Body"/>
      <text:list xml:id="list5658247808944526136" text:style-name="L26">
        <text:list-item>
          <text:p text:style-name="P67">Accept <text:span text:style-name="Class_20_Variables">message</text:span> as a string containing the message to output;</text:p>
        </text:list-item>
        <text:list-item>
          <text:p text:style-name="P67">accept <text:span text:style-name="Class_20_Variables">level</text:span> as an (optional) string containing the debug level;</text:p>
        </text:list-item>
        <text:list-item>
          <text:p text:style-name="P67">if <text:span text:style-name="Class_20_Variables">verbose</text:span> is <text:span text:style-name="T1">0</text:span>, goto step <text:span text:style-name="T1">10</text:span>;</text:p>
        </text:list-item>
        <text:list-item>
          <text:p text:style-name="P67">create an array containing '<text:span text:style-name="T1">level</text:span>' as the key and <text:span text:style-name="Class_20_Variables">level</text:span> as the associated field;</text:p>
        </text:list-item>
        <text:list-item>
          <text:p text:style-name="P67">add an array entry with '<text:span text:style-name="T1">program</text:span>' as the key and the <text:span text:style-name="Class_20_Variables">testName</text:span> class property as the associated field;</text:p>
        </text:list-item>
        <text:list-item>
          <text:p text:style-name="P67">add an array entry with '<text:span text:style-name="T1">method</text:span>' as the key and the current method name as the associated field;</text:p>
        </text:list-item>
        <text:list-item>
          <text:p text:style-name="P67">pass the current class instance to the <text:span text:style-name="T1">getEldestParent</text:span> class method, and add as the field for an array entry with '<text:span text:style-name="T1">class</text:span>' as the key;</text:p>
        </text:list-item>
        <text:list-item>
          <text:p text:style-name="P67">add an array entry with '<text:span text:style-name="T1">skiplevels</text:span>' as the key and <text:span text:style-name="T1">7</text:span> as the associated field;</text:p>
        </text:list-item>
        <text:list-item>
          <text:p text:style-name="P67">pass a string containing the <text:span text:style-name="Class_20_Variables">testNumber</text:span> class property and <text:span text:style-name="Class_20_Variables">message</text:span> concatenated, and the array to the <text:span text:style-name="T1">message</text:span> class method of the <text:span text:style-name="T1">Library\Log</text:span> class;</text:p>
        </text:list-item>
        <text:list-item>
          <text:p text:style-name="P67">exit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LogMessage</text:p>
      <text:p text:style-name="P27"><text:s/>*</text:p>
      <text:p text:style-name="P27"><text:s/>* Output a message + newline to the current output device</text:p>
      <text:p text:style-name="P27"><text:s/>* <text:span text:style-name="T1">@param</text:span> string $message = message to output</text:p>
      <text:p text:style-name="P27"><text:s/>* <text:span text:style-name="T1">@return</text:span> null</text:p>
      <text:p text:style-name="P27"><text:s/>*/</text:p>
      <text:p text:style-name="P27">public function assertLogMessage($message, $level='debug')</text:p>
      <text:p text:style-name="P27">{</text:p>
      <text:p text:style-name="P27"><text:tab/>if ($this-&gt;verbose)</text:p>
      <text:p text:style-name="P27"><text:s text:c="4"/><text:tab/>{</text:p>
      <text:p text:style-name="P27"><text:tab/><text:tab/>Log::message(sprintf("Subtest #%u - %s", $this-&gt;testNumber, $message),</text:p>
      <text:p text:style-name="P27"><text:tab/><text:tab/><text:tab/><text:tab/><text:tab/> <text:s/>array("level" <text:s text:c="5"/>=&gt; $level,</text:p>
      <text:p text:style-name="P27"><text:tab/><text:tab/><text:tab/><text:tab/><text:tab/><text:tab/>"program" <text:s text:c="3"/>=&gt; $this-&gt;testName,</text:p>
      <text:p text:style-name="P27"><text:tab/><text:tab/><text:tab/><text:tab/><text:tab/><text:tab/>"method" <text:s text:c="4"/>=&gt; substr(__METHOD__,</text:p>
      <text:p text:style-name="P27"><text:s/><text:tab/><text:tab/><text:tab/><text:tab/><text:tab/><text:tab/><text:tab/><text:tab/> <text:s text:c="2"/>strpos(__METHOD__, "::") + 2),</text:p>
      <text:p text:style-name="P27"><text:tab/><text:tab/><text:tab/><text:tab/><text:tab/><text:tab/>"class" <text:s text:c="5"/>=&gt; $this-&gt;getEldestParent($this),</text:p>
      <text:p text:style-name="P27"><text:tab/><text:tab/><text:tab/><text:tab/><text:tab/><text:tab/>"skiplevels" =&gt; 7));</text:p>
      <text:p text:style-name="P27"><text:tab/>}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assertLogMessage</text:span> method expects a single, mandatory parameter:</text:p>
      <text:p text:style-name="Method_20_Body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2">Parameter</text:p>
          </table:table-cell>
          <table:table-cell table:style-name="Table28.B1" office:value-type="string">
            <text:p text:style-name="P2">Description</text:p>
          </table:table-cell>
        </table:table-row>
        <table:table-row>
          <table:table-cell table:style-name="Table28.A2" office:value-type="string">
            <text:p text:style-name="P4">$message</text:p>
          </table:table-cell>
          <table:table-cell table:style-name="Table28.B2" office:value-type="string">
            <text:p text:style-name="Standard">The message to output.</text:p>
          </table:table-cell>
        </table:table-row>
      </table:table>
      <text:p text:style-name="Method_20_Body"/>
      <text:p text:style-name="Method_20_Body"/>
      <text:p text:style-name="P19">and a single optional parameter:</text:p>
      <text:p text:style-name="Method_20_Body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2">Parameter</text:p>
          </table:table-cell>
          <table:table-cell table:style-name="Table29.B1" office:value-type="string">
            <text:p text:style-name="P2">Description</text:p>
          </table:table-cell>
        </table:table-row>
        <table:table-row>
          <table:table-cell table:style-name="Table29.A2" office:value-type="string">
            <text:p text:style-name="P4">$<text:span text:style-name="T17">level</text:span></text:p>
          </table:table-cell>
          <table:table-cell table:style-name="Table29.B2" office:value-type="string">
            <text:p text:style-name="P12">The log-level of the message.</text:p>
          </table:table-cell>
        </table:table-row>
      </table:table>
      <text:p text:style-name="Method_20_Body"/>
      <text:p text:style-name="Method_20_Body">Refer to the <text:span text:style-name="Class_20_Variables">Log\Format::log</text:span> method documentation for details on the <text:span text:style-name="Class_20_Variables">$message</text:span> and <text:span text:style-name="Class_20_Variables">$level</text:span> parameters, and log message formatting requirements.</text:p>
      <text:p text:style-name="Method_20_Body"/>
      <text:p text:style-name="Method_20_Body"/>
      <text:h text:style-name="P41" text:outline-level="5"><text:bookmark-start text:name="assertFailures"/>assertFailures<text:bookmark-end text:name="assertFailures"/></text:h>
      <text:p text:style-name="Method_20_Body"/>
      <text:p text:style-name="Method_20_Body">Get/set the reportFailures flag.</text:p>
      <text:p text:style-name="Method_20_Body"/>
      <text:p text:style-name="P24">Algorithm</text:p>
      <text:p text:style-name="Method_20_Body"/>
      <text:list xml:id="list5324792905924043837" text:style-name="L27">
        <text:list-item>
          <text:p text:style-name="P68">Accept <text:span text:style-name="Class_20_Variables">report</text:span> as an (optional) boolean containing the <text:span text:style-name="Class_20_Variables">reportFailures</text:span> class property setting, or <text:span text:style-name="T1">null</text:span> to query;</text:p>
        </text:list-item>
        <text:list-item>
          <text:p text:style-name="P68">if <text:span text:style-name="Class_20_Variables">report</text:span> is null, goto step <text:span text:style-name="T1">4</text:span>;</text:p>
        </text:list-item>
        <text:list-item>
          <text:p text:style-name="P68">assign <text:span text:style-name="Class_20_Variables">report</text:span> to the <text:span text:style-name="Class_20_Variables">reportFailures</text:span> class property;</text:p>
        </text:list-item>
        <text:list-item>
          <text:p text:style-name="P68">exit, returning the <text:span text:style-name="Class_20_Variables">reportFailures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Failures</text:p>
      <text:p text:style-name="P27"><text:s/>*</text:p>
      <text:p text:style-name="P27"><text:s/>* True to report assert failures, false to not, regardless of $verbose</text:p>
      <text:p text:style-name="P27"><text:s/>* <text:span text:style-name="T1">@param</text:span> boolean $report = (optional) report setting, null to query</text:p>
      <text:p text:style-name="P27"><text:s/>* <text:span text:style-name="T1">@return</text:span> boolean $report</text:p>
      <text:p text:style-name="P27"><text:s/>*/</text:p>
      <text:p text:style-name="P27">public function assertFailures($report=null)</text:p>
      <text:p text:style-name="P27">{</text:p>
      <text:p text:style-name="P27"><text:tab/>if ($report !== null)</text:p>
      <text:p text:style-name="P27"><text:tab/>{</text:p>
      <text:p text:style-name="P27"><text:tab/><text:tab/>$this-&gt;reportFailures = $report;</text:p>
      <text:p text:style-name="P27"><text:tab/>}</text:p>
      <text:p text:style-name="P27"/>
      <text:p text:style-name="P27"><text:tab/>return $this-&gt;reportFailures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assertFailures</text:span> method expects a single, optional parameter:</text:p>
      <text:p text:style-name="Method_20_Body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2">Parameter</text:p>
          </table:table-cell>
          <table:table-cell table:style-name="Table30.B1" office:value-type="string">
            <text:p text:style-name="P2">Description</text:p>
          </table:table-cell>
        </table:table-row>
        <table:table-row>
          <table:table-cell table:style-name="Table30.A2" office:value-type="string">
            <text:p text:style-name="P4">$assertFailures</text:p>
          </table:table-cell>
          <table:table-cell table:style-name="Table30.B2" office:value-type="string">
            <text:p text:style-name="Standard">True to override the <text:span text:style-name="Class_20_Variables">$verbose</text:span> class property on an assert failure.</text:p>
          </table:table-cell>
        </table:table-row>
      </table:table>
      <text:p text:style-name="Method_20_Body"/>
      <text:p text:style-name="Method_20_Body">If the <text:span text:style-name="Class_20_Variables">$assertFailures</text:span> parameter is not null, the <text:span text:style-name="Class_20_Variables">$assertFailures</text:span> class property is set to the value in the <text:span text:style-name="Class_20_Variables">$assertFailures</text:span> parameter.</text:p>
      <text:p text:style-name="Method_20_Body"/>
      <text:p text:style-name="Method_20_Body">The current value of the <text:span text:style-name="Class_20_Variables">$assertFailures</text:span> class property is returned.</text:p>
      <text:p text:style-name="Method_20_Body"/>
      <text:p text:style-name="Method_20_Body">The <text:span text:style-name="Class_20_Variables">$reportFailures</text:span> class property overrides the setting of the <text:span text:style-name="Class_20_Variables">$verbose</text:span> class property when an assert failure happens.</text:p>
      <text:p text:style-name="Method_20_Body"/>
      <text:p text:style-name="Method_20_Body"/>
      <text:h text:style-name="P41" text:outline-level="5"><text:bookmark-start text:name="assertExceptionDescriptor"/>assertExceptionDescriptor<text:bookmark-end text:name="assertExceptionDescriptor"/></text:h>
      <text:p text:style-name="Method_20_Body"/>
      <text:p text:style-name="Method_20_Body">Get a copy of the exception descriptor.</text:p>
      <text:p text:style-name="Method_20_Body"/>
      <text:p text:style-name="P24">Algorithm</text:p>
      <text:p text:style-name="Method_20_Body"/>
      <text:list xml:id="list2391881893911192230" text:style-name="L28">
        <text:list-item>
          <text:p text:style-name="P69">exit, returning the <text:span text:style-name="Class_20_Variables">exception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ExceptionDescriptor</text:p>
      <text:p text:style-name="P27"><text:s/>*</text:p>
      <text:p text:style-name="P27"><text:s/>* get a copy of the exception object</text:p>
      <text:p text:style-name="P27"><text:s/>* <text:span text:style-name="T1">@return</text:span> \Library\Exception\Descriptor</text:p>
      <text:p text:style-name="P27"><text:s/>*/</text:p>
      <text:p text:style-name="P27">public function assertExceptionDescriptor()</text:p>
      <text:p text:style-name="P27">{</text:p>
      <text:p text:style-name="P27"><text:s text:c="4"/><text:tab/>return $this-&gt;exception;</text:p>
      <text:p text:style-name="P27">}</text:p>
      <text:p text:style-name="Method_20_Body"/>
      <text:p text:style-name="Method_20_Body"><text:span text:style-name="Class_20_Variables"><text:span text:style-name="T9">Narrative</text:span></text:span></text:p>
      <text:p text:style-name="Method_20_Body"/>
      <text:p text:style-name="Method_20_Body">The current setting of the <text:span text:style-name="Class_20_Variables">$exception</text:span> class property is returned.</text:p>
      <text:p text:style-name="Method_20_Body"/>
      <text:h text:style-name="P41" text:outline-level="5"><text:bookmark-start text:name="getEldestParent"/>getEldestParent<text:bookmark-end text:name="getEldestParent"/></text:h>
      <text:p text:style-name="Method_20_Body"/>
      <text:p text:style-name="Method_20_Body">Get the top parent in the hierarchy.</text:p>
      <text:p text:style-name="Method_20_Body"/>
      <text:p text:style-name="P24">Algorithm</text:p>
      <text:p text:style-name="Method_20_Body"/>
      <text:list xml:id="list19173004884406543" text:style-name="L29">
        <text:list-item>
          <text:p text:style-name="P70">Accept <text:span text:style-name="Class_20_Variables">object</text:span> as the name of the class or an object instance to get the eldest parent for;</text:p>
        </text:list-item>
        <text:list-item>
          <text:p text:style-name="P70">if <text:span text:style-name="Class_20_Variables">object</text:span> is not an class instance, goto step <text:span text:style-name="T23">4</text:span>;</text:p>
        </text:list-item>
        <text:list-item>
          <text:p text:style-name="P70">assign the name of the class instance to <text:span text:style-name="Class_20_Variables">class</text:span>;</text:p>
        </text:list-item>
        <text:list-item>
          <text:p text:style-name="P70">if <text:span text:style-name="Class_20_Variables">object</text:span> not a string, goto step <text:span text:style-name="T1">7</text:span>;</text:p>
        </text:list-item>
        <text:list-item>
          <text:p text:style-name="P70">assign <text:span text:style-name="Class_20_Variables">object</text:span> to <text:span text:style-name="Class_20_Variables">class</text:span>;</text:p>
        </text:list-item>
        <text:list-item>
          <text:p text:style-name="P70">goto step <text:span text:style-name="T1">9</text:span>;</text:p>
        </text:list-item>
        <text:list-item>
          <text:p text:style-name="P70">create a new <text:span text:style-name="T1">Library\Testing\Exception</text:span> class instance and pass the '<text:span text:style-name="T1">StringOrObjectExpected</text:span>' constant to the class;</text:p>
        </text:list-item>
        <text:list-item>
          <text:p text:style-name="P70">throw the exception and exit;</text:p>
        </text:list-item>
        <text:list-item>
          <text:p text:style-name="P70">if the parent of <text:span text:style-name="Class_20_Variables">class</text:span> is null, goto step <text:span text:style-name="T1">12</text:span>;</text:p>
        </text:list-item>
        <text:list-item>
          <text:p text:style-name="P70">assign the parent of <text:span text:style-name="Class_20_Variables">class</text:span> to <text:span text:style-name="Class_20_Variables">parent</text:span>;</text:p>
        </text:list-item>
        <text:list-item>
          <text:p text:style-name="P70">goto step <text:span text:style-name="T1">9</text:span>;</text:p>
        </text:list-item>
        <text:list-item>
          <text:p text:style-name="P70">exit, returning <text:span text:style-name="Class_20_Variables">class</text:span>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getEldestParent</text:p>
      <text:p text:style-name="P27"><text:s/>*</text:p>
      <text:p text:style-name="P27"><text:s/>* Get the top parent in the hierarchy</text:p>
      <text:p text:style-name="P27"><text:s/>* <text:span text:style-name="T1">@param</text:span> mixed $object = class name or object to get eldest parent for</text:p>
      <text:p text:style-name="P31"><text:s/>* <text:span text:style-name="T1">@return</text:span> string $class = eldest parent, false if no parent</text:p>
      <text:p text:style-name="P31"><text:s/>* @throws Library\Testing\Exception</text:p>
      <text:p text:style-name="P27"><text:s/>*/</text:p>
      <text:p text:style-name="P27">public function getEldestParent($object)</text:p>
      <text:p text:style-name="P27">{</text:p>
      <text:p text:style-name="P27"><text:tab/>if (is_object($object))</text:p>
      <text:p text:style-name="P27"><text:tab/>{</text:p>
      <text:p text:style-name="P27"><text:tab/><text:tab/>$class = get_class($object);</text:p>
      <text:p text:style-name="P27"><text:tab/>}</text:p>
      <text:p text:style-name="P27"><text:tab/>elseif (is_string($object))</text:p>
      <text:p text:style-name="P27"><text:tab/>{</text:p>
      <text:p text:style-name="P27"><text:tab/><text:tab/>$class = $object;</text:p>
      <text:p text:style-name="P27"><text:tab/>}</text:p>
      <text:p text:style-name="P27"><text:tab/>else</text:p>
      <text:p text:style-name="P27"><text:tab/>{</text:p>
      <text:p text:style-name="P27"><text:tab/><text:tab/>throw new Exception('StringOrObjectExpected');</text:p>
      <text:p text:style-name="P27"><text:tab/>}</text:p>
      <text:p text:style-name="P27"/>
      <text:p text:style-name="P27"><text:tab/>while($parent = get_parent_class($class))</text:p>
      <text:p text:style-name="P27"><text:tab/>{</text:p>
      <text:p text:style-name="P27"><text:tab/><text:tab/>$class = $parent;</text:p>
      <text:p text:style-name="P27"><text:tab/>}</text:p>
      <text:p text:style-name="P27"/>
      <text:p text:style-name="P27"><text:tab/>return $class;</text:p>
      <text:p text:style-name="P27">}</text:p>
      <text:p text:style-name="Method_20_Body"/>
      <text:p text:style-name="P24"/>
      <text:p text:style-name="P21">Narrative</text:p>
      <text:p text:style-name="Method_20_Body"/>
      <text:p text:style-name="Method_20_Body">The <text:span text:style-name="Class_20_Variables">getEldestParent</text:span> method expects a single, mandatory parameter:</text:p>
      <text:p text:style-name="Method_20_Body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2">Parameter</text:p>
          </table:table-cell>
          <table:table-cell table:style-name="Table31.B1" office:value-type="string">
            <text:p text:style-name="P2">Description</text:p>
          </table:table-cell>
        </table:table-row>
        <table:table-row>
          <table:table-cell table:style-name="Table31.A2" office:value-type="string">
            <text:p text:style-name="P4">$object</text:p>
          </table:table-cell>
          <table:table-cell table:style-name="Table31.B2" office:value-type="string">
            <text:p text:style-name="Standard">The class name or class object to get the eldest parent for.</text:p>
          </table:table-cell>
        </table:table-row>
      </table:table>
      <text:p text:style-name="Method_20_Body"/>
      <text:p text:style-name="Method_20_Body">If the <text:span text:style-name="Class_20_Variables">$object</text:span> parameter is an object, the PHP <text:span text:style-name="T1">get_class function</text:span> is called to convert the <text:span text:style-name="Class_20_Variables">$object</text:span> parameter to a class name string. <text:s/>Otherwise, if the object is a string, the <text:span text:style-name="Class_20_Variables">$object</text:span> parameter is assigned to the <text:span text:style-name="Class_20_Variables">$class</text:span> class name.</text:p>
      <text:p text:style-name="Method_20_Body"/>
      <text:p text:style-name="Method_20_Body">If the <text:span text:style-name="Class_20_Variables">$object</text:span> parameter is neither an object nor a string, a <text:span text:style-name="Class_20_Variables">Testing\Exception</text:span> is thrown.</text:p>
      <text:p text:style-name="Method_20_Body"/>
      <text:p text:style-name="Method_20_Body">The PHP <text:span text:style-name="Class_20_Variables"><text:span text:style-name="T9">get_parent_class</text:span></text:span> is repeatedly called on the current <text:span text:style-name="Class_20_Variables">$class</text:span> method variable to retrieve the name of the parent class to the <text:span text:style-name="Class_20_Variables">$parent</text:span> method variable, and store it in the <text:span text:style-name="Class_20_Variables">$class</text:span> method variable, until a <text:span text:style-name="T1">false</text:span> value is returned to <text:span text:style-name="Class_20_Variables">$parent</text:span>.</text:p>
      <text:p text:style-name="Method_20_Body"/>
      <text:p text:style-name="Method_20_Body">The final, valid <text:span text:style-name="Class_20_Variables">$class</text:span> method variable is returned.</text:p>
      <text:p text:style-name="Method_20_Body"/>
      <text:h text:style-name="P41" text:outline-level="5"><text:bookmark-start text:name="assertExceptionCallback"/>assertExceptionCallback<text:bookmark-end text:name="assertExceptionCallback"/></text:h>
      <text:p text:style-name="Method_20_Body"/>
      <text:p text:style-name="Method_20_Body">Get/set the exception callback function.</text:p>
      <text:p text:style-name="Method_20_Body"/>
      <text:p text:style-name="P24">Algorithm</text:p>
      <text:p text:style-name="Method_20_Body"/>
      <text:list xml:id="list2482607134668501358" text:style-name="L30">
        <text:list-item>
          <text:p text:style-name="P71">Accept <text:span text:style-name="Class_20_Variables">callback</text:span> as an (optional) string containing the name of the callback method in the current class, or <text:span text:style-name="T1">null</text:span> to query;</text:p>
        </text:list-item>
        <text:list-item>
          <text:p text:style-name="P71">if <text:span text:style-name="Class_20_Variables">callback</text:span> is <text:span text:style-name="T1">null</text:span>, goto step <text:span text:style-name="T1">4</text:span>;</text:p>
        </text:list-item>
        <text:list-item>
          <text:p text:style-name="P71">if the callback method exists, assign <text:span text:style-name="Class_20_Variables">callback</text:span> to the <text:span text:style-name="Class_20_Variables"><text:span text:style-name="T25">exceptionCallback</text:span></text:span> class property;</text:p>
        </text:list-item>
        <text:list-item>
          <text:p text:style-name="P71">exit, returning the <text:span text:style-name="Class_20_Variables"><text:span text:style-name="T25">exceptionCallback</text:span></text:span> class property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ExceptionCallback</text:p>
      <text:p text:style-name="P27"><text:s/>*</text:p>
      <text:p text:style-name="P27"><text:s/>* Set/get exception callback function</text:p>
      <text:p text:style-name="P27"><text:s/>* <text:span text:style-name="T1">@param</text:span> string $callback = name of the callback function</text:p>
      <text:p text:style-name="P27"><text:s/>*/</text:p>
      <text:p text:style-name="P27">public function assertExceptionCallback($callback=null)</text:p>
      <text:p text:style-name="P27">{</text:p>
      <text:p text:style-name="P27"><text:tab/>if ($callback !== null)</text:p>
      <text:p text:style-name="P27"><text:tab/>{</text:p>
      <text:p text:style-name="P27"><text:tab/><text:tab/>if (method_exists($this, $callback))</text:p>
      <text:p text:style-name="P27"><text:tab/><text:tab/>{</text:p>
      <text:p text:style-name="P27"><text:tab/><text:tab/><text:tab/>$this-&gt;exceptionCallback = $callback;</text:p>
      <text:p text:style-name="P27"><text:tab/><text:tab/>}</text:p>
      <text:p text:style-name="P27"><text:tab/>}</text:p>
      <text:p text:style-name="P27"/>
      <text:p text:style-name="P27"><text:tab/>return $this-&gt;exceptionCallback;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assertExceptionCallback</text:span> expects a single, optional parameter:</text:p>
      <text:p text:style-name="Method_20_Body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">Parameter</text:p>
          </table:table-cell>
          <table:table-cell table:style-name="Table32.B1" office:value-type="string">
            <text:p text:style-name="P2">Description</text:p>
          </table:table-cell>
        </table:table-row>
        <table:table-row>
          <table:table-cell table:style-name="Table32.A2" office:value-type="string">
            <text:p text:style-name="P4">$callback</text:p>
          </table:table-cell>
          <table:table-cell table:style-name="Table32.B2" office:value-type="string">
            <text:p text:style-name="Standard">The name of the callback function.</text:p>
          </table:table-cell>
        </table:table-row>
      </table:table>
      <text:p text:style-name="Method_20_Body"/>
      <text:p text:style-name="Method_20_Body">If the <text:span text:style-name="Class_20_Variables">$callback</text:span> parameter is not null, and the <text:span text:style-name="Class_20_Variables">$callback</text:span> is a valid class method in the current test class, the <text:span text:style-name="Class_20_Variables">$exceptionCallback</text:span> class property is set to the <text:span text:style-name="Class_20_Variables">$callback</text:span> parameter.</text:p>
      <text:p text:style-name="Method_20_Body"/>
      <text:p text:style-name="Method_20_Body">The current <text:span text:style-name="Class_20_Variables">$exceptionCallback</text:span> class property is returned.</text:p>
      <text:p text:style-name="Method_20_Body"/>
      <text:p text:style-name="Method_20_Body"/>
      <text:h text:style-name="P41" text:outline-level="5"><text:bookmark-start text:name="assertStartLogger"/>assertStartLogger<text:bookmark-end text:name="assertStartLogger"/></text:h>
      <text:p text:style-name="Method_20_Body"/>
      <text:p text:style-name="Method_20_Body">Create a test-relative log file and start the logger.</text:p>
      <text:p text:style-name="Method_20_Body"/>
      <text:p text:style-name="P24">Algorithm</text:p>
      <text:p text:style-name="Method_20_Body"/>
      <text:list xml:id="list8530768047217562476" text:style-name="L31">
        <text:list-item>
          <text:p text:style-name="P72">Accept <text:span text:style-name="Class_20_Variables">logName</text:span> as an (optional) string containing the internal name of the logging device;</text:p>
        </text:list-item>
        <text:list-item>
          <text:p text:style-name="P72">if the <text:span text:style-name="T1">assertLogger</text:span> class property is <text:span text:style-name="T1">null</text:span>, goto step <text:span text:style-name="T1">5</text:span>;</text:p>
        </text:list-item>
        <text:list-item>
          <text:p text:style-name="P72">if the <text:span text:style-name="T1">assertLogger</text:span> class property is not equal to <text:span text:style-name="Class_20_Variables">logName</text:span>, goto step <text:span text:style-name="T1">5</text:span>;</text:p>
        </text:list-item>
        <text:list-item>
          <text:p text:style-name="P72">pass <text:span text:style-name="Class_20_Variables">logName</text:span> to the <text:span text:style-name="T1">assertStopLogger</text:span> class method;</text:p>
        </text:list-item>
        <text:list-item>
          <text:p text:style-name="P72">pass the result of calling the <text:span text:style-name="Class_20_Variables"><text:span text:style-name="T9">getLogDefaults</text:span></text:span> method of the <text:span text:style-name="T1">setup</text:span> class in the <text:span text:style-name="Class_20_Variables"><text:span text:style-name="T25">properties</text:span></text:span> class property to the <text:span text:style-name="T1">constructor</text:span> method for the <text:span text:style-name="T1">Library\Properties</text:span> class and assign the result to <text:span text:style-name="Class_20_Variables">loggerProperties</text:span>;</text:p>
        </text:list-item>
        <text:list-item>
          <text:p text:style-name="P72">assign <text:span text:style-name="Class_20_Variables">logName</text:span> to the <text:span text:style-name="Class_20_Variables">Log_Name</text:span> property of the <text:span text:style-name="Class_20_Variables">loggerProperties</text:span> class;</text:p>
        </text:list-item>
        <text:list-item>
          <text:p text:style-name="P72">assign the '<text:span text:style-name="T1">fileio</text:span>' string constant to the <text:span text:style-name="Class_20_Variables">Log_Adapter</text:span> property of the <text:span text:style-name="Class_20_Variables">loggerProperties</text:span> class;</text:p>
        </text:list-item>
        <text:list-item>
          <text:p text:style-name="P72">assign the '<text:span text:style-name="T1">debug</text:span>' string constant to the <text:span text:style-name="Class_20_Variables">Log_Level</text:span> property of the <text:span text:style-name="Class_20_Variables">loggerProperties</text:span> class;</text:p>
        </text:list-item>
        <text:list-item>
          <text:p text:style-name="P72">replace all “<text:span text:style-name="T1">\\</text:span>” and “<text:span text:style-name="T23">_</text:span>” characters in the <text:span text:style-name="Class_20_Variables">testName</text:span> class property string with “<text:span text:style-name="T1">-</text:span>” characters and assign the result to <text:span text:style-name="Class_20_Variables">logFileName</text:span>;</text:p>
        </text:list-item>
        <text:list-item>
          <text:p text:style-name="P72">if the first character in <text:span text:style-name="Class_20_Variables"><text:span text:style-name="T25">logFileName</text:span></text:span> is not equal to “<text:span text:style-name="T1">-</text:span>”, goto step <text:span text:style-name="T1">12</text:span>;</text:p>
        </text:list-item>
        <text:list-item>
          <text:p text:style-name="P72">delete the first character in <text:span text:style-name="Class_20_Variables">logFileName</text:span>;</text:p>
        </text:list-item>
        <text:list-item>
          <text:p text:style-name="P72">concatenate the directory name of the <text:span text:style-name="Class_20_Variables">Log_FileDestination</text:span> property of the <text:span text:style-name="Class_20_Variables">properties</text:span> class property with the PHP <text:span text:style-name="T1">DIRECTORY_SEPARATOR </text:span>and the <text:span text:style-name="Class_20_Variables">logFileName</text:span> and store the result in the <text:span text:style-name="Class_20_Variables">Log_FileDestination</text:span> property of the <text:span text:style-name="Class_20_Variables">loggerProperties</text:span> class;</text:p>
        </text:list-item>
        <text:list-item>
          <text:p text:style-name="P72">assign the '<text:span text:style-name="T1">fileobject</text:span>' string constant to the<text:span text:style-name="Class_20_Variables"> Log_FileAdapter</text:span> property of the <text:span text:style-name="Class_20_Variables">loggerProperties</text:span> class;</text:p>
        </text:list-item>
        <text:list-item>
          <text:p text:style-name="P72">assign the '<text:span text:style-name="T1">w</text:span>' string constant to the <text:span text:style-name="Class_20_Variables">Log_FileMode</text:span> property of the <text:span text:style-name="Class_20_Variables">loggerProperties</text:span> class;</text:p>
        </text:list-item>
        <text:list-item>
          <text:p text:style-name="P72">create a PHP <text:span text:style-name="T1">try</text:span> block;</text:p>
        </text:list-item>
        <text:list-item>
          <text:p text:style-name="P72">pass <text:span text:style-name="Class_20_Variables">loggerProperties</text:span> to the <text:span text:style-name="Class_20_Variables">startLog</text:span> property of the <text:span text:style-name="Class_20_Variables"><text:span text:style-name="T9">Library\Log</text:span></text:span> class;</text:p>
        </text:list-item>
        <text:list-item>
          <text:p text:style-name="P72">end the PHP <text:span text:style-name="T1">try</text:span> block;</text:p>
        </text:list-item>
        <text:list-item>
          <text:p text:style-name="P72">create a PHP <text:span text:style-name="T1">catch</text:span> block to catch a <text:span text:style-name="Class_20_Variables"><text:span text:style-name="T9">Library\Log\Exception</text:span></text:span>;</text:p>
        </text:list-item>
        <text:list-item>
          <text:p text:style-name="P72">assign the <text:span text:style-name="Class_20_Variables">exception</text:span> to <text:span text:style-name="Class_20_Variables">exception</text:span>;</text:p>
        </text:list-item>
        <text:list-item>
          <text:p text:style-name="P72">concatenate the string '<text:span text:style-name="T1">Unable to open disk file log: </text:span>' with the result of calling the <text:span text:style-name="Class_20_Variables"><text:span text:style-name="T9">getMessage</text:span></text:span> method of the <text:span text:style-name="Class_20_Variables">exception</text:span> class and pass the result to the <text:span text:style-name="Class_20_Variables"><text:span text:style-name="T9">message</text:span></text:span> method of the <text:span text:style-name="Class_20_Variables"><text:span text:style-name="T9">Library\Log</text:span></text:span> class;</text:p>
        </text:list-item>
        <text:list-item>
          <text:p text:style-name="P72">pass the string '<text:span text:style-name="T1">Logging to disk file disabled'</text:span> to the <text:span text:style-name="Class_20_Variables"><text:span text:style-name="T9">message</text:span></text:span> method of the <text:span text:style-name="Class_20_Variables"><text:span text:style-name="T9">Library\Log</text:span></text:span> class;</text:p>
        </text:list-item>
        <text:list-item>
          <text:p text:style-name="P72">exit, returning a <text:span text:style-name="T1">false</text:span> value;</text:p>
        </text:list-item>
        <text:list-item>
          <text:p text:style-name="P72">end the PHP <text:span text:style-name="T1">catch</text:span> block;</text:p>
        </text:list-item>
        <text:list-item>
          <text:p text:style-name="P72">assign <text:span text:style-name="Class_20_Variables">logName</text:span> to the <text:span text:style-name="Class_20_Variables">assertLogger</text:span> class property;</text:p>
        </text:list-item>
        <text:list-item>
          <text:p text:style-name="P72">concatenate '<text:span text:style-name="T1">Test Program: </text:span>' with the <text:span text:style-name="Class_20_Variables">testName</text:span> class property and pass the result to the <text:span text:style-name="Class_20_Variables"><text:span text:style-name="T9">assertLogMessage</text:span></text:span> class method;</text:p>
        </text:list-item>
        <text:list-item>
          <text:p text:style-name="P72">if the <text:span text:style-name="Class_20_Variables"><text:span text:style-name="T9">parameterCount</text:span></text:span> method of the <text:span text:style-name="Class_20_Variables"><text:span text:style-name="T9">Library\CliParameters</text:span></text:span> class returns a non-zero result, goto step <text:span text:style-name="T1">29</text:span>;</text:p>
        </text:list-item>
        <text:list-item>
          <text:p text:style-name="P72">call the <text:span text:style-name="Class_20_Variables"><text:span text:style-name="T9">parameters</text:span></text:span> method of the <text:span text:style-name="Class_20_Variables"><text:span text:style-name="T9">Library\CliParameters</text:span></text:span> class, pass the result to the <text:span text:style-name="Class_20_Variables"><text:span text:style-name="T9">format</text:span></text:span> method of the <text:span text:style-name="Class_20_Variables"><text:span text:style-name="T10">Library\PrintU\FormatArray</text:span></text:span> class and <text:soft-page-break/>pass the result to the <text:span text:style-name="Class_20_Variables"><text:span text:style-name="T9">assertLogMessage</text:span></text:span> class method;</text:p>
        </text:list-item>
        <text:list-item>
          <text:p text:style-name="P72">goto step <text:span text:style-name="T1">30</text:span>;</text:p>
        </text:list-item>
        <text:list-item>
          <text:p text:style-name="P72">pass the string '<text:span text:style-name="T1">No CliParameters</text:span>' to the <text:span text:style-name="Class_20_Variables"><text:span text:style-name="T9">assertLogMessage</text:span></text:span> class method;</text:p>
        </text:list-item>
        <text:list-item>
          <text:p text:style-name="P72">assign the date and time to the <text:span text:style-name="Class_20_Variables">Test_Start</text:span> property of the <text:span text:style-name="Class_20_Variables">properties</text:span> class property;</text:p>
        </text:list-item>
        <text:list-item>
          <text:p text:style-name="P72">assign <text:span text:style-name="T1">null</text:span> to the <text:span text:style-name="Class_20_Variables">Test_End</text:span> property of the <text:span text:style-name="Class_20_Variables">properties</text:span> class property;</text:p>
        </text:list-item>
        <text:list-item>
          <text:p text:style-name="P72">pass the <text:span text:style-name="Class_20_Variables">Test_Start</text:span> property of the <text:span text:style-name="Class_20_Variables">properties</text:span> class property to the <text:span text:style-name="Class_20_Variables"><text:span text:style-name="T9">assertLogMessage</text:span></text:span> class method;</text:p>
        </text:list-item>
        <text:list-item>
          <text:p text:style-name="P72">exit, returning a <text:span text:style-name="T1">true</text:span> value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StartLogger</text:p>
      <text:p text:style-name="P27"><text:s/>*</text:p>
      <text:p text:style-name="P27"><text:s/>* Create a test-relative log file and start the logger</text:p>
      <text:p text:style-name="P27"><text:s/>* <text:span text:style-name="T1">@param</text:span> string $logName = (optional) internal logger name, default = 'testlogger'</text:p>
      <text:p text:style-name="P27"><text:s/>* <text:span text:style-name="T1">@return</text:span> boolean $result = true if successful, false if not</text:p>
      <text:p text:style-name="P27"><text:s/>*/</text:p>
      <text:p text:style-name="P27">public function assertStartLogger($logName='testlogger')</text:p>
      <text:p text:style-name="P27">{</text:p>
      <text:p text:style-name="P27"><text:tab/>if ($this-&gt;assertLogger &amp;&amp; ($this-&gt;assertLogger == $logName))</text:p>
      <text:p text:style-name="P27"><text:tab/>{</text:p>
      <text:p text:style-name="P27"><text:tab/><text:tab/>$this-&gt;assertStopLogger($logName);</text:p>
      <text:p text:style-name="P27"><text:tab/>}</text:p>
      <text:p text:style-name="P27"/>
      <text:p text:style-name="P27"><text:tab/>$loggerProperties = </text:p>
      <text:p text:style-name="P27"><text:tab/><text:tab/>new \Library\Properties($this-&gt;properties-&gt;setup-&gt;getLogDefaults());</text:p>
      <text:p text:style-name="P27"/>
      <text:p text:style-name="P27"><text:tab/>$loggerProperties-&gt;Log_Name<text:tab/>= $logName;</text:p>
      <text:p text:style-name="P27"><text:tab/>$loggerProperties-&gt;Log_Adapter<text:tab/>= 'fileio';</text:p>
      <text:p text:style-name="P27"><text:tab/>$loggerProperties-&gt;Log_Level<text:tab/>= 'debug';</text:p>
      <text:p text:style-name="P27"/>
      <text:p text:style-name="P27"><text:tab/>$logFileName = str_replace(array('\\', '_'), '-', $this-&gt;testName);</text:p>
      <text:p text:style-name="P27"><text:tab/>if (substr($logFileName, 0, 1) == '-')</text:p>
      <text:p text:style-name="P27"><text:tab/>{</text:p>
      <text:p text:style-name="P27"><text:tab/><text:tab/>$logFileName = substr($logFileName, 1);</text:p>
      <text:p text:style-name="P27"><text:tab/>}</text:p>
      <text:p text:style-name="P27"/>
      <text:p text:style-name="P27"><text:tab/>$loggerProperties-&gt;Log_FileDestination<text:tab/>= </text:p>
      <text:p text:style-name="P27"><text:tab/><text:tab/>dirname($this-&gt;properties['Log_FileDestination']) .</text:p>
      <text:p text:style-name="P27"><text:tab/><text:tab/>DIRECTORY_SEPARATOR . $logFileName;</text:p>
      <text:p text:style-name="P27"><text:tab/>$loggerProperties-&gt;Log_FileAdapter<text:tab/>= 'fileobject';</text:p>
      <text:p text:style-name="P27"><text:tab/>$loggerProperties-&gt;Log_FileMode<text:tab/><text:tab/>= 'w';</text:p>
      <text:p text:style-name="P27"/>
      <text:p text:style-name="P27"><text:tab/>try</text:p>
      <text:p text:style-name="P27"><text:tab/>{</text:p>
      <text:p text:style-name="P27"><text:tab/><text:tab/>Log::startLog($loggerProperties);</text:p>
      <text:p text:style-name="P27"><text:tab/>}</text:p>
      <text:p text:style-name="P27"><text:tab/>catch(\Library\Log\Exception $exception)</text:p>
      <text:p text:style-name="P27"><text:tab/>{</text:p>
      <text:p text:style-name="P27"><text:tab/><text:tab/>Log::message(sprintf('Unable to open disk file log: %s', </text:p>
      <text:p text:style-name="P27"><text:tab/><text:tab/><text:tab/><text:tab/><text:tab/> $exception-&gt;getMessage()), 'error');</text:p>
      <text:p text:style-name="P27"><text:tab/><text:tab/>Log::message('Logging to disk file has been disabled', 'error');</text:p>
      <text:p text:style-name="P27"><text:tab/><text:tab/>return false;</text:p>
      <text:p text:style-name="P27"><text:tab/>}</text:p>
      <text:p text:style-name="P27"/>
      <text:p text:style-name="P27"><text:tab/>$this-&gt;assertLogger = $logName;</text:p>
      <text:p text:style-name="P27"/>
      <text:p text:style-name="P27"><text:soft-page-break/><text:tab/>$this-&gt;assertLogMessage(sprintf('Test Program: %s', $this-&gt;testName));</text:p>
      <text:p text:style-name="P29"/>
      <text:p text:style-name="P27"><text:span text:style-name="T1"><text:tab/>if </text:span>(CliParameters::<text:span text:style-name="T17">parameterCount()</text:span> == 0)</text:p>
      <text:p text:style-name="P27"><text:tab/>{</text:p>
      <text:p text:style-name="P27"><text:tab/><text:tab/>$this-&gt;assertLogMessage(' <text:s text:c="3"/>NO CLI Parameters');</text:p>
      <text:p text:style-name="P27"><text:tab/>}</text:p>
      <text:p text:style-name="P29"><text:tab/>else</text:p>
      <text:p text:style-name="P27"><text:span text:style-name="T1"><text:tab/></text:span>{</text:p>
      <text:p text:style-name="P27"><text:tab/><text:tab/>$this&gt;assertLogMessage</text:p>
      <text:p text:style-name="P27"><text:tab/><text:tab/><text:tab/>(\Library\PrintU\FormatArray::<text:span text:style-name="T17">format</text:span>(CliParameters::<text:span text:style-name="T17">parameters</text:span>(),</text:p>
      <text:p text:style-name="P27"><text:tab/><text:tab/><text:tab/> 'CLI Parameters', <text:span text:style-name="T1">false</text:span>, <text:span text:style-name="T1">false</text:span>, <text:span text:style-name="T1">false</text:span>));</text:p>
      <text:p text:style-name="P27"><text:tab/>}</text:p>
      <text:p text:style-name="P27"/>
      <text:p text:style-name="P27"><text:tab/>$this-&gt;properties-&gt;Test_Start = date('Y-m-d H:i:s') .</text:p>
      <text:p text:style-name="P27"><text:tab/><text:tab/><text:tab/><text:tab/><text:tab/><text:tab/>substr((string)microtime(), 1, 6);</text:p>
      <text:p text:style-name="P27"><text:tab/>$this-&gt;properties-&gt;Test_End <text:s text:c="2"/>= null;</text:p>
      <text:p text:style-name="Method_20_Code_20_Listing"><text:span text:style-name="T3"><text:tab/></text:span>$this-&gt;assertLogMessage('Start-of-test @ ' . $this-&gt;properties-&gt;Test_Start);</text:p>
      <text:p text:style-name="P27"><text:tab/>return true;</text:p>
      <text:p text:style-name="P27">}</text:p>
      <text:p text:style-name="Method_20_Body"/>
      <text:p text:style-name="Method_20_Body">The <text:span text:style-name="Class_20_Variables">assertStartLogger</text:span> method expects a single, optional parameter:</text:p>
      <text:p text:style-name="Method_20_Body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2">Parameter</text:p>
          </table:table-cell>
          <table:table-cell table:style-name="Table33.B1" office:value-type="string">
            <text:p text:style-name="P2">Description</text:p>
          </table:table-cell>
        </table:table-row>
        <table:table-row>
          <table:table-cell table:style-name="Table33.A2" office:value-type="string">
            <text:p text:style-name="P4">$logName</text:p>
          </table:table-cell>
          <table:table-cell table:style-name="Table33.B2" office:value-type="string">
            <text:p text:style-name="Standard">The internal logger name.</text:p>
          </table:table-cell>
        </table:table-row>
      </table:table>
      <text:p text:style-name="Method_20_Body"/>
      <text:p text:style-name="Method_20_Body">If the <text:span text:style-name="Class_20_Variables">$assertLogger</text:span> class property is set, and it is the same name as the <text:span text:style-name="Class_20_Variables">$logName</text:span> parameter, the <text:span text:style-name="Class_20_Variables">assertStopLogger</text:span> method is called to stop the named logger. <text:s/>Otherwise, the <text:span text:style-name="Class_20_Variables">$logName</text:span> is set to the default value of '<text:span text:style-name="T1">testlogger</text:span>'.</text:p>
      <text:p text:style-name="Method_20_Body"/>
      <text:p text:style-name="Method_20_Body">The <text:span text:style-name="Class_20_Variables">$loggerProperties</text:span> class property is set to a new <text:span text:style-name="Class_20_Variables">Properties</text:span> class instance and initialized by calling the <text:span text:style-name="Class_20_Variables">Testing\Setup::getLogDefaults</text:span> method.</text:p>
      <text:p text:style-name="Method_20_Body"/>
      <text:p text:style-name="Method_20_Body">The <text:span text:style-name="Class_20_Variables">Log_Name</text:span>, <text:span text:style-name="Class_20_Variables">Log_Adapter</text:span> and <text:span text:style-name="Class_20_Variables">Log_Level</text:span> variables are initialized in the <text:span text:style-name="Class_20_Variables">$loggerProperties</text:span>, as shown.</text:p>
      <text:p text:style-name="Method_20_Body"/>
      <text:p text:style-name="Method_20_Body">The <text:span text:style-name="Class_20_Variables"><text:span text:style-name="T15">Log_FileDestination</text:span></text:span><text:span text:style-name="Class_20_Variables"><text:span text:style-name="T7">, </text:span></text:span><text:span text:style-name="Class_20_Variables"><text:span text:style-name="T16">Log_FileAdapter</text:span></text:span><text:span text:style-name="Class_20_Variables"><text:span text:style-name="T7"> and </text:span></text:span><text:span text:style-name="Class_20_Variables"><text:span text:style-name="T16">Log_FileMode</text:span></text:span><text:span text:style-name="Class_20_Variables"><text:span text:style-name="T7"> variable are also initialized in the </text:span></text:span><text:span text:style-name="Class_20_Variables"><text:span text:style-name="T16">$loggerProperties</text:span></text:span><text:span text:style-name="Class_20_Variables"><text:span text:style-name="T7">, also as shown.</text:span></text:span></text:p>
      <text:p text:style-name="Method_20_Body"/>
      <text:p text:style-name="Method_20_Body">A new logger is started by calling the <text:span text:style-name="Class_20_Variables">Log::startLog</text:span> method and passing it the <text:span text:style-name="Class_20_Variables">$loggerProperties</text:span> object. <text:s/>If the <text:span text:style-name="Class_20_Variables">Log::startLog</text:span> method throws an exception, the logger is disabled and a <text:span text:style-name="T1">false</text:span> value is returned.</text:p>
      <text:p text:style-name="Method_20_Body"/>
      <text:p text:style-name="Method_20_Body">The <text:span text:style-name="Class_20_Variables">$assertLogger</text:span> class property is set to the log file name and the name of the test <text:s/>class and any test class-relative CLI parameters are output to the logger by calling the <text:span text:style-name="Class_20_Variables">assertLogMessage</text:span> method.</text:p>
      <text:p text:style-name="Method_20_Body"/>
      <text:p text:style-name="Method_20_Body">Finally, the <text:span text:style-name="Class_20_Variables">Test_Start</text:span> time and date is set in the <text:span text:style-name="Class_20_Variables">$properties</text:span> class property, and the '<text:span text:style-name="Class_20_Variables">Start-of-test</text:span>' message is output to the logger by calling the <text:span text:style-name="Class_20_Variables">assertLogMessage</text:span> method.</text:p>
      <text:p text:style-name="Method_20_Body"/>
      <text:p text:style-name="Method_20_Body">A <text:span text:style-name="T1">true</text:span> result is returned.</text:p>
      <text:p text:style-name="Method_20_Body"/>
      <text:p text:style-name="Method_20_Body"/>
      <text:h text:style-name="P41" text:outline-level="5"><text:bookmark-start text:name="assertStopLogger"/>assertStopLogger<text:bookmark-end text:name="assertStopLogger"/></text:h>
      <text:p text:style-name="Method_20_Body"/>
      <text:p text:style-name="Method_20_Body">Stop the current logger, if it is running.</text:p>
      <text:p text:style-name="Method_20_Body"/>
      <text:p text:style-name="P24">Algorithm</text:p>
      <text:p text:style-name="Method_20_Body"/>
      <text:list xml:id="list386307119133600169" text:style-name="L32">
        <text:list-item>
          <text:p text:style-name="P74">Accept <text:span text:style-name="Class_20_Variables">logName</text:span> as an (optional) string containing the internal log name to stop, null to stop the current logger;</text:p>
        </text:list-item>
        <text:list-item>
          <text:p text:style-name="P74">increment the <text:span text:style-name="Class_20_Variables">testNumber</text:span> class property;</text:p>
        </text:list-item>
        <text:list-item>
          <text:p text:style-name="P74">set the <text:span text:style-name="Class_20_Variables">Test_End</text:span> property of the <text:span text:style-name="Class_20_Variables">properties</text:span> class property to the current date and time;</text:p>
        </text:list-item>
        <text:list-item>
          <text:p text:style-name="P74">concatenate the '<text:span text:style-name="T1">End-of-test</text:span> ' string and the <text:span text:style-name="Class_20_Variables">Test_End</text:span> property of the <text:span text:style-name="Class_20_Variables">properties</text:span> class property and pass the result to the <text:span text:style-name="Class_20_Variables"><text:span text:style-name="T9">assertLogMessage</text:span></text:span> class method;</text:p>
        </text:list-item>
        <text:list-item>
          <text:p text:style-name="P74">if <text:span text:style-name="Class_20_Variables">logName</text:span> is not <text:span text:style-name="T1">null</text:span>, goto step <text:span text:style-name="T1">7</text:span>;</text:p>
        </text:list-item>
        <text:list-item>
          <text:p text:style-name="P74">assign the <text:span text:style-name="Class_20_Variables">assertLogger</text:span> class property to <text:span text:style-name="Class_20_Variables">logName</text:span>;</text:p>
        </text:list-item>
        <text:list-item>
          <text:p text:style-name="P74">pass <text:span text:style-name="Class_20_Variables">logName</text:span> to the <text:span text:style-name="Class_20_Variables"><text:span text:style-name="T9">stopLog</text:span></text:span> method of the <text:span text:style-name="Class_20_Variables"><text:span text:style-name="T9">Library\Log</text:span></text:span> class;</text:p>
        </text:list-item>
        <text:list-item>
          <text:p text:style-name="P74">if <text:span text:style-name="Class_20_Variables">logName</text:span> is not equal to the <text:span text:style-name="Class_20_Variables">assertLogger</text:span> class property, goto step <text:span text:style-name="T1">10</text:span>;</text:p>
        </text:list-item>
        <text:list-item>
          <text:p text:style-name="P74">assign <text:span text:style-name="T1">null</text:span> to the <text:span text:style-name="Class_20_Variables">assertLogger</text:span> class property;</text:p>
        </text:list-item>
        <text:list-item>
          <text:p text:style-name="P74">exit.</text:p>
        </text:list-item>
      </text:list>
      <text:p text:style-name="Method_20_Body"/>
      <text:p text:style-name="P24">Implementation</text:p>
      <text:p text:style-name="Method_20_Body"/>
      <text:p text:style-name="P27">/**</text:p>
      <text:p text:style-name="P27"><text:s/>* assertStopLogger</text:p>
      <text:p text:style-name="P27"><text:s/>*</text:p>
      <text:p text:style-name="P27"><text:s/>* Stop the current logger, if it is running</text:p>
      <text:p text:style-name="P31"><text:s/>* <text:span text:style-name="T1">@param</text:span> string $logName = (optional) internal log name to stop,</text:p>
      <text:p text:style-name="P31"><text:s/>*<text:tab/><text:tab/><text:tab/><text:tab/><text:tab/><text:tab/>null to stop current logger</text:p>
      <text:p text:style-name="P27"><text:s/>*/</text:p>
      <text:p text:style-name="P27">public function assertStopLogger($logName=null)</text:p>
      <text:p text:style-name="P27">{</text:p>
      <text:p text:style-name="P27"><text:tab/>$this-&gt;testNumber++;</text:p>
      <text:p text:style-name="P27"><text:tab/><text:tab/></text:p>
      <text:p text:style-name="P27"><text:tab/>$this-&gt;properties-&gt;Test_End = date('Y-m-d H:i:s') . </text:p>
      <text:p text:style-name="P27"><text:tab/><text:tab/><text:tab/><text:tab/><text:tab/> <text:s text:c="3"/>substr((string)microtime(), 1, 6);</text:p>
      <text:p text:style-name="P27"/>
      <text:p text:style-name="P27"><text:tab/>$this-&gt;assertLogMessage('End-of-test @ ' . $this-&gt;properties-&gt;Test_End);</text:p>
      <text:p text:style-name="P27"/>
      <text:p text:style-name="P27"><text:tab/>if ($logName == null)</text:p>
      <text:p text:style-name="P27"><text:tab/>{</text:p>
      <text:p text:style-name="P27"><text:tab/><text:tab/>$logName = $this-&gt;assertLogger;</text:p>
      <text:p text:style-name="P27"><text:tab/>}</text:p>
      <text:p text:style-name="P27"/>
      <text:p text:style-name="P27"><text:tab/>Log::stopLog($logName);</text:p>
      <text:p text:style-name="P27"><text:tab/><text:tab/></text:p>
      <text:p text:style-name="P27"><text:tab/>if ($logName == $this-&gt;assertLogger)</text:p>
      <text:p text:style-name="P27"><text:tab/>{</text:p>
      <text:p text:style-name="P27"><text:tab/><text:tab/>$this-&gt;assertLogger = null;</text:p>
      <text:p text:style-name="P27"><text:tab/>}</text:p>
      <text:p text:style-name="P27">}</text:p>
      <text:p text:style-name="Method_20_Body"/>
      <text:p text:style-name="P24">Narrative</text:p>
      <text:p text:style-name="Method_20_Body"/>
      <text:p text:style-name="Method_20_Body">The <text:span text:style-name="Class_20_Variables">assertStopLogger</text:span> method expects a single, mandatory parameter:</text:p>
      <text:p text:style-name="Method_20_Body"><text:soft-pag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2">Parameter</text:p>
          </table:table-cell>
          <table:table-cell table:style-name="Table34.B1" office:value-type="string">
            <text:p text:style-name="P2">Description</text:p>
          </table:table-cell>
        </table:table-row>
        <table:table-row>
          <table:table-cell table:style-name="Table34.A2" office:value-type="string">
            <text:p text:style-name="P4">$logName</text:p>
          </table:table-cell>
          <table:table-cell table:style-name="Table34.B2" office:value-type="string">
            <text:p text:style-name="Standard">The name of the internal log to stop.</text:p>
          </table:table-cell>
        </table:table-row>
      </table:table>
      <text:p text:style-name="Method_20_Body"/>
      <text:p text:style-name="Method_20_Body">If the <text:span text:style-name="Class_20_Variables">$logName</text:span> parameter is null, the current <text:span text:style-name="Class_20_Variables">$assertLogger</text:span> class property is used.</text:p>
      <text:p text:style-name="Method_20_Body"/>
      <text:p text:style-name="Method_20_Body">The <text:span text:style-name="Class_20_Variables">$testNumber</text:span> class property is incremented and the <text:span text:style-name="Class_20_Variables">Test_End</text:span> variable in the <text:s/><text:span text:style-name="Class_20_Variables">$properties</text:span> class property is set to the current time.</text:p>
      <text:p text:style-name="Method_20_Body"/>
      <text:p text:style-name="Method_20_Body">The <text:span text:style-name="Class_20_Variables">Log::stopLog</text:span> method is passed the <text:span text:style-name="Class_20_Variables">$logName</text:span> to stop the log.</text:p>
      <text:p text:style-name="Method_20_Body"/>
      <text:p text:style-name="Method_20_Body">If the <text:span text:style-name="Class_20_Variables">$logName</text:span> parameter is the same name as the <text:span text:style-name="Class_20_Variables">$assertLogger</text:span> class property, the <text:span text:style-name="Class_20_Variables">$assertLogger</text:span> variable is set to null.</text:p>
      <text:p text:style-name="Method_20_Body"/>
      <text:p text:style-name="Method_20_Body"/>
      <text:h text:style-name="P38" text:outline-level="3">Source Listing</text:h>
      <text:p text:style-name="Coding_20_Body"/>
      <text:p text:style-name="P33">&lt;?php</text:p>
      <text:p text:style-name="P33"><text:span text:style-name="T1">namespace </text:span>Library\Testing;</text:p>
      <text:p text:style-name="P33"><text:span text:style-name="T1">use </text:span>Library\Log;</text:p>
      <text:p text:style-name="P33"><text:span text:style-name="T1">use </text:span>Library\Exception\Descriptor;</text:p>
      <text:p text:style-name="P33"><text:span text:style-name="T1">use </text:span>Library\CliParameters;</text:p>
      <text:p text:style-name="P33"/>
      <text:p text:style-name="P33">/*</text:p>
      <text:p text:style-name="P33"><text:s/>*<text:tab/>Testing\Base is copyright © 2012, 2013. EarthWalk Software.</text:p>
      <text:p text:style-name="P33"><text:s/>* <text:tab/>Licensed under the Academic Free License version 3.0</text:p>
      <text:p text:style-name="P33"><text:s/>* <text:s text:c="4"/>Refer to the file named License.txt provided with the source, </text:p>
      <text:p text:style-name="P33"><text:s/>* <text:s text:c="8"/>or from http://opensource.org/licenses/academic.php</text:p>
      <text:p text:style-name="P33">*/</text:p>
      <text:p text:style-name="P33">/**</text:p>
      <text:p text:style-name="P33"><text:s/>* Testing\Base</text:p>
      <text:p text:style-name="P33"><text:s/>*</text:p>
      <text:p text:style-name="P33"><text:s/>* Testing\Base class for assertion test classes</text:p>
      <text:p text:style-name="P33"><text:s/>* <text:tab/><text:tab/>provides the assert functions and support methods</text:p>
      <text:p text:style-name="P33"><text:s/>* <text:span text:style-name="T1">@author</text:span> Jay Wheeler</text:p>
      <text:p text:style-name="P33"><text:s/>* <text:span text:style-name="T1">@version</text:span> 1.0</text:p>
      <text:p text:style-name="P33"><text:s/>* <text:span text:style-name="T1">@copyright</text:span> © 2012, 2013 EarthWalk Software.</text:p>
      <text:p text:style-name="P33"><text:s/>* <text:span text:style-name="T1">@license</text:span> Licensed under the Academic Free License version 3.0.</text:p>
      <text:p text:style-name="P33"><text:s/>* <text:span text:style-name="T1">@package</text:span> Testing</text:p>
      <text:p text:style-name="P33"><text:s/>* <text:span text:style-name="T1">@subpackage</text:span> Base</text:p>
      <text:p text:style-name="P33"><text:s/>*/</text:p>
      <text:p text:style-name="P33"><text:span text:style-name="T1">class </text:span>Base</text:p>
      <text:p text:style-name="P33">{</text:p>
      <text:p text:style-name="P33"><text:tab/>/**</text:p>
      <text:p text:style-name="P33"><text:tab/> * properties</text:p>
      <text:p text:style-name="P33"><text:tab/> *</text:p>
      <text:p text:style-name="P33"><text:tab/> * Properties class instance</text:p>
      <text:p text:style-name="P33"><text:tab/> * <text:span text:style-name="T1">@var</text:span> object $properties</text:p>
      <text:p text:style-name="P33"><text:tab/> */</text:p>
      <text:p text:style-name="P33"><text:tab/><text:span text:style-name="T1">protected <text:tab/><text:tab/><text:tab/></text:span>$properties;</text:p>
      <text:p text:style-name="P33"/>
      <text:p text:style-name="P33"><text:tab/>/**</text:p>
      <text:p text:style-name="P33"><text:tab/> * exceptionCaught</text:p>
      <text:p text:style-name="P33"><text:tab/> *</text:p>
      <text:p text:style-name="P33"><text:tab/> * true = exception caught in last assert, false = exception not caught</text:p>
      <text:p text:style-name="P33"><text:tab/> * <text:span text:style-name="T1">@var</text:span> boolean $exceptionCaught</text:p>
      <text:p text:style-name="P33"><text:tab/> */</text:p>
      <text:p text:style-name="P33"><text:tab/><text:span text:style-name="T1">protected<text:tab/><text:tab/><text:tab/></text:span>$exceptionCaught;</text:p>
      <text:p text:style-name="P33"/>
      <text:p text:style-name="P33"><text:tab/>/**</text:p>
      <text:p text:style-name="P33"><text:tab/> * exception</text:p>
      <text:p text:style-name="P33"><text:tab/> *</text:p>
      <text:p text:style-name="P33"><text:tab/> * <text:span text:style-name="T1">@var</text:span> Library\Exception\Descriptor</text:p>
      <text:p text:style-name="P33"><text:tab/> */</text:p>
      <text:p text:style-name="P33"><text:tab/><text:span text:style-name="T1">protected<text:tab/><text:tab/><text:tab/></text:span>$exception;</text:p>
      <text:p text:style-name="P33"/>
      <text:p text:style-name="P33"><text:tab/>/**</text:p>
      <text:p text:style-name="P33"><text:tab/> * exceptionCallback</text:p>
      <text:p text:style-name="P33"><text:tab/> *</text:p>
      <text:p text:style-name="P33"><text:tab/> * contains the name of a user-defined callback processing method</text:p>
      <text:p text:style-name="P33"><text:tab/> * <text:span text:style-name="T1">@var</text:span> string $exceptionCallback</text:p>
      <text:p text:style-name="P33"><text:tab/> */</text:p>
      <text:p text:style-name="P33"><text:tab/><text:span text:style-name="T1">protected<text:tab/><text:tab/><text:tab/></text:span>$exceptionCallback;</text:p>
      <text:p text:style-name="P33"/>
      <text:p text:style-name="P33"/>
      <text:p text:style-name="P17"><text:tab/>/**</text:p>
      <text:p text:style-name="P33"><text:tab/> * verbose</text:p>
      <text:p text:style-name="P33"><text:tab/> *</text:p>
      <text:p text:style-name="P33"><text:tab/> * output: short messages when 1, detailed message when 2, no messages when 0</text:p>
      <text:p text:style-name="P33"><text:tab/> * <text:span text:style-name="T1">@var</text:span> integer $verbose</text:p>
      <text:p text:style-name="P33"><text:tab/> */</text:p>
      <text:p text:style-name="P33"><text:tab/><text:span text:style-name="T1">protected<text:tab/><text:tab/><text:tab/></text:span>$verbose;</text:p>
      <text:p text:style-name="P33"/>
      <text:p text:style-name="P33"><text:tab/>/**</text:p>
      <text:p text:style-name="P33"><text:tab/> * reportFailures</text:p>
      <text:p text:style-name="P33"><text:tab/> *</text:p>
      <text:p text:style-name="P33"><text:tab/> * True to report assert failures, even if not Verbose.</text:p>
      <text:p text:style-name="P33"><text:tab/> * False to inhibit assert faiures, even if Verbose.</text:p>
      <text:p text:style-name="P33"><text:tab/> * <text:span text:style-name="T1">@var</text:span> boolean $reportFailures</text:p>
      <text:p text:style-name="P33"><text:tab/> */</text:p>
      <text:p text:style-name="P33"><text:tab/><text:span text:style-name="T1">protected<text:tab/><text:tab/><text:tab/></text:span>$reportFailures;</text:p>
      <text:p text:style-name="P33"/>
      <text:p text:style-name="P33"><text:tab/>/**</text:p>
      <text:p text:style-name="P33"><text:tab/> * assertLogger</text:p>
      <text:p text:style-name="P33"><text:tab/> *</text:p>
      <text:p text:style-name="P33"><text:tab/> * name of the assert logger internal log name</text:p>
      <text:p text:style-name="P33"><text:tab/> * <text:span text:style-name="T1">@var</text:span> string $assertLogger</text:p>
      <text:p text:style-name="P33"><text:tab/> */</text:p>
      <text:p text:style-name="P33"><text:tab/><text:span text:style-name="T1">protected<text:tab/><text:tab/><text:tab/></text:span>$assertLogger;</text:p>
      <text:p text:style-name="P33"/>
      <text:p text:style-name="P33"><text:tab/>/**</text:p>
      <text:p text:style-name="P33"><text:tab/> * loggerProperties</text:p>
      <text:p text:style-name="P33"><text:tab/> *</text:p>
      <text:p text:style-name="P33"><text:tab/> * A Library\Properties object for by-test logging properties</text:p>
      <text:p text:style-name="P33"><text:tab/> * <text:span text:style-name="T1">@var</text:span> object $loggerProperties</text:p>
      <text:p text:style-name="P33"><text:tab/> */</text:p>
      <text:p text:style-name="P33"><text:tab/><text:span text:style-name="T1">protected<text:tab/><text:tab/><text:tab/></text:span>$loggerProperties;</text:p>
      <text:p text:style-name="P33"/>
      <text:p text:style-name="P33"><text:tab/>/**</text:p>
      <text:p text:style-name="P33"><text:tab/> * errorsOnly</text:p>
      <text:p text:style-name="P33"><text:tab/> *</text:p>
      <text:p text:style-name="P33"><text:tab/> * 0 = all messages, 1 = errors only</text:p>
      <text:p text:style-name="P33"><text:tab/> * <text:span text:style-name="T1">@var</text:span> integer $errorsOnly</text:p>
      <text:p text:style-name="P33"><text:tab/> */</text:p>
      <text:p text:style-name="P33"><text:tab/><text:span text:style-name="T1">protected<text:tab/><text:tab/><text:tab/></text:span>$errorsOnly;</text:p>
      <text:p text:style-name="P33"/>
      <text:p text:style-name="P33"><text:tab/>/**</text:p>
      <text:p text:style-name="P33"><text:tab/> * testNumber</text:p>
      <text:p text:style-name="P33"><text:tab/> *</text:p>
      <text:p text:style-name="P33"><text:tab/> * The current subTest number</text:p>
      <text:p text:style-name="P33"><text:tab/> * <text:span text:style-name="T1">@var</text:span> integer $testNumber</text:p>
      <text:p text:style-name="P33"><text:tab/> */</text:p>
      <text:p text:style-name="P33"><text:tab/><text:span text:style-name="T1">protected<text:tab/><text:tab/><text:tab/></text:span>$testNumber;</text:p>
      <text:p text:style-name="P33"/>
      <text:p text:style-name="P33"><text:tab/>/**</text:p>
      <text:p text:style-name="P33"><text:tab/> * testName</text:p>
      <text:p text:style-name="P33"><text:tab/> * </text:p>
      <text:p text:style-name="P33"><text:tab/> * The name of the test</text:p>
      <text:p text:style-name="P33"><text:tab/> * <text:span text:style-name="T1">@var</text:span> string $testName</text:p>
      <text:p text:style-name="P33"><text:tab/> */</text:p>
      <text:p text:style-name="P33"><text:tab/><text:span text:style-name="T1">protected<text:tab/><text:tab/><text:tab/></text:span>$testName;</text:p>
      <text:p text:style-name="P33"/>
      <text:p text:style-name="P33"/>
      <text:p text:style-name="P17"><text:tab/>/**</text:p>
      <text:p text:style-name="P33"><text:tab/> * assert</text:p>
      <text:p text:style-name="P33"><text:tab/> *</text:p>
      <text:p text:style-name="P33"><text:tab/> * An array containing information about the last false assertion processed</text:p>
      <text:p text:style-name="P33"><text:tab/> * <text:span text:style-name="T1">@var</text:span> array $assert</text:p>
      <text:p text:style-name="P33"><text:tab/> */</text:p>
      <text:p text:style-name="P33"><text:tab/><text:span text:style-name="T1">protected<text:tab/><text:tab/><text:tab/></text:span>$assert;</text:p>
      <text:p text:style-name="P33"/>
      <text:p text:style-name="P33"><text:tab/>/**</text:p>
      <text:p text:style-name="P33"><text:tab/> * labelBlock</text:p>
      <text:p text:style-name="P33"><text:tab/> *</text:p>
      <text:p text:style-name="P33"><text:tab/> * True if ok to output a block label, false to not</text:p>
      <text:p text:style-name="P33"><text:tab/> * <text:span text:style-name="T1">@var</text:span> boolean $labelBlock</text:p>
      <text:p text:style-name="P33"><text:tab/> */</text:p>
      <text:p text:style-name="P33"><text:tab/><text:span text:style-name="T1">protected<text:tab/><text:tab/><text:tab/></text:span>$labelBlock;</text:p>
      <text:p text:style-name="P33"/>
      <text:p text:style-name="P33"><text:tab/>/**</text:p>
      <text:p text:style-name="P33"><text:tab/> * cliParameters</text:p>
      <text:p text:style-name="P33"><text:tab/> * </text:p>
      <text:p text:style-name="P33"><text:tab/> * Library\CliParameters instance containing test program cli parameters</text:p>
      <text:p text:style-name="P33"><text:tab/> * <text:span text:style-name="T1">@var</text:span> object $cliParameters</text:p>
      <text:p text:style-name="P33"><text:tab/> */</text:p>
      <text:p text:style-name="P33"><text:tab/><text:span text:style-name="T1">protected<text:tab/><text:tab/><text:tab/></text:span>$cliParameters = <text:span text:style-name="T1">null</text:span>;</text:p>
      <text:p text:style-name="P33"/>
      <text:p text:style-name="P33"><text:tab/>/**</text:p>
      <text:p text:style-name="P33"><text:tab/> * eolSequence</text:p>
      <text:p text:style-name="P33"><text:tab/> * </text:p>
      <text:p text:style-name="P33"><text:tab/> * The current end-of-line sequence</text:p>
      <text:p text:style-name="P33"><text:tab/> * <text:span text:style-name="T1">@var</text:span> string $eolSequence</text:p>
      <text:p text:style-name="P33"><text:tab/> */</text:p>
      <text:p text:style-name="P33"><text:tab/><text:span text:style-name="T1">protected<text:tab/><text:tab/><text:tab/></text:span>$eolSequence = '';</text:p>
      <text:p text:style-name="P33"/>
      <text:p text:style-name="P33"><text:tab/>/**</text:p>
      <text:p text:style-name="P33"><text:tab/> * me</text:p>
      <text:p text:style-name="P33"><text:tab/> *</text:p>
      <text:p text:style-name="P33"><text:tab/> * This class instance</text:p>
      <text:p text:style-name="P33"><text:tab/> * <text:span text:style-name="T1">@var</text:span> object $me</text:p>
      <text:p text:style-name="P33"><text:tab/> */</text:p>
      <text:p text:style-name="P33"><text:tab/><text:span text:style-name="T1">protected static<text:tab/></text:span><text:span text:style-name="T20">$me</text:span>;</text:p>
      <text:p text:style-name="P33"/>
      <text:p text:style-name="P33"><text:tab/>/**</text:p>
      <text:p text:style-name="P33"><text:tab/> * __construct</text:p>
      <text:p text:style-name="P33"><text:tab/> *</text:p>
      <text:p text:style-name="P33"><text:tab/> * Class constructor</text:p>
      <text:p text:style-name="P33"><text:tab/> */</text:p>
      <text:p text:style-name="P33"><text:tab/><text:span text:style-name="T1">public function </text:span>__construct()</text:p>
      <text:p text:style-name="P33"><text:s text:c="4"/><text:tab/>{</text:p>
      <text:p text:style-name="P33"><text:s text:c="4"/><text:tab/><text:tab/>$this-&gt;properties = <text:span text:style-name="T1">null</text:span>;</text:p>
      <text:p text:style-name="P33"><text:tab/><text:tab/>$this-&gt;loggerProperties = <text:span text:style-name="T1">null</text:span>;</text:p>
      <text:p text:style-name="P33"><text:s text:c="4"/><text:tab/></text:p>
      <text:p text:style-name="P33"><text:s text:c="4"/><text:tab/><text:tab/>$this-&gt;exception = <text:span text:style-name="T1">null</text:span>;</text:p>
      <text:p text:style-name="P33"><text:tab/><text:tab/>$this-&gt;exceptionCaught = <text:span text:style-name="T1">false</text:span>;</text:p>
      <text:p text:style-name="P33"><text:tab/><text:tab/>$this-&gt;exceptionCallback = <text:span text:style-name="T1">null</text:span>;</text:p>
      <text:p text:style-name="P33"/>
      <text:p text:style-name="P33"><text:s text:c="4"/><text:tab/><text:tab/>$this-&gt;assertEvent = <text:span text:style-name="T1">array</text:span>();</text:p>
      <text:p text:style-name="P33"/>
      <text:p text:style-name="P33"><text:s text:c="4"/><text:tab/><text:tab/>$this-&gt;verbose = 0;</text:p>
      <text:p text:style-name="P33"><text:s text:c="4"/><text:tab/><text:tab/>$this-&gt;errorsOnly = 1;</text:p>
      <text:p text:style-name="P33"><text:tab/><text:tab/>$this-&gt;testNumber = 0;</text:p>
      <text:p text:style-name="P33"><text:tab/><text:tab/>$this-&gt;testName = '&lt;unknown&gt;';</text:p>
      <text:p text:style-name="P33"><text:tab/><text:tab/>$this-&gt;eolSequence = <text:span text:style-name="T1">null</text:span>;</text:p>
      <text:p text:style-name="P33"><text:soft-page-break/></text:p>
      <text:p text:style-name="P33"><text:tab/><text:tab/>$this-&gt;reportFailures = <text:span text:style-name="T1">true</text:span>;</text:p>
      <text:p text:style-name="P33"><text:tab/><text:tab/>$this-&gt;labelBlock = <text:span text:style-name="T1">true</text:span>;</text:p>
      <text:p text:style-name="P33"/>
      <text:p text:style-name="P33"><text:s text:c="4"/><text:tab/><text:tab/>\Library\Autoload::<text:span text:style-name="T20">loadClass</text:span>('\Library\CliParameters');</text:p>
      <text:p text:style-name="P33"/>
      <text:p text:style-name="P33"><text:s text:c="4"/><text:tab/><text:tab/><text:span text:style-name="T1">self</text:span>::<text:span text:style-name="T20">$me</text:span> = $this;</text:p>
      <text:p text:style-name="P33"><text:s text:c="4"/><text:tab/>}</text:p>
      <text:p text:style-name="P33"/>
      <text:p text:style-name="P33"><text:tab/>/**</text:p>
      <text:p text:style-name="P33"><text:tab/> * __destruct</text:p>
      <text:p text:style-name="P33"><text:tab/> *</text:p>
      <text:p text:style-name="P33"><text:tab/> * Destroy the current class instance</text:p>
      <text:p text:style-name="P33"><text:tab/> */</text:p>
      <text:p text:style-name="P33"><text:tab/><text:span text:style-name="T1">public function </text:span>__destruct()</text:p>
      <text:p text:style-name="P33"><text:tab/>{</text:p>
      <text:p text:style-name="P33"><text:tab/>}</text:p>
      <text:p text:style-name="P33"/>
      <text:p text:style-name="P33"><text:tab/>/**</text:p>
      <text:p text:style-name="P33"><text:tab/> * assertSetup</text:p>
      <text:p text:style-name="P33"><text:tab/> *</text:p>
      <text:p text:style-name="P33"><text:tab/> * Set assert options</text:p>
      <text:p text:style-name="P33"><text:tab/> * <text:span text:style-name="T1">@param</text:span> integer $active <text:s text:c="2"/>= (optional) active flag: 0 ==&gt; inactive, 1 ==&gt; active</text:p>
      <text:p text:style-name="P33"><text:tab/> *<text:tab/><text:tab/><text:tab/><text:tab/><text:tab/>(Default: 1)</text:p>
      <text:p text:style-name="P33"><text:tab/> * <text:span text:style-name="T1">@param</text:span> integer $warning <text:s/>= (optional) warning flag: 0 ==&gt; silent, 1 ==&gt; issue</text:p>
      <text:p text:style-name="P33"><text:tab/> *<text:tab/><text:tab/><text:tab/><text:tab/><text:tab/> warning on assert failure. (Default: 0)</text:p>
      <text:p text:style-name="P33"><text:tab/> * <text:span text:style-name="T1">@param</text:span> integer $bail <text:s text:c="4"/>= (optional) bail-out flag: 0 ==&gt; keep processing, </text:p>
      <text:p text:style-name="P33"><text:tab/> *<text:tab/><text:tab/><text:tab/><text:tab/><text:tab/><text:tab/> <text:s text:c="5"/>1 ==&gt; abort processing. (Default: 0)</text:p>
      <text:p text:style-name="P33"><text:tab/> * <text:span text:style-name="T1">@param</text:span> string <text:s/>$callback = (optional) callback function name. </text:p>
      <text:p text:style-name="P33"><text:tab/> *<text:tab/><text:tab/><text:tab/><text:tab/>(Default = \Library\Testing\Base::assertCallback()).</text:p>
      <text:p text:style-name="P33"><text:tab/> */</text:p>
      <text:p text:style-name="P33"><text:tab/><text:span text:style-name="T1">protected function </text:span>assertSetup($active=1, $warning=0, $bail=0, <text:tab/><text:tab/><text:tab/><text:tab/><text:tab/><text:tab/><text:tab/><text:tab/> <text:s text:c="4"/>$callback=<text:span text:style-name="T1">array</text:span>('\Library\Testing\Base', <text:tab/><text:tab/><text:tab/><text:tab/><text:tab/><text:tab/><text:tab/><text:tab/><text:tab/> 'assertCallback'))</text:p>
      <text:p text:style-name="P33"><text:tab/>{</text:p>
      <text:p text:style-name="P33"><text:tab/><text:tab/>assert_options(ASSERT_ACTIVE,<text:tab/>$active);</text:p>
      <text:p text:style-name="P33"><text:tab/><text:tab/>assert_options(ASSERT_WARNING,<text:tab/>$warning);</text:p>
      <text:p text:style-name="P33"><text:tab/><text:tab/>assert_options(ASSERT_BAIL,<text:tab/><text:tab/>$bail);</text:p>
      <text:p text:style-name="P33"><text:tab/><text:tab/>assert_options(ASSERT_CALLBACK,<text:tab/>$callback);</text:p>
      <text:p text:style-name="P33"><text:tab/>}</text:p>
      <text:p text:style-name="P33"/>
      <text:p text:style-name="P33"/>
      <text:p text:style-name="P17"><text:tab/>/**</text:p>
      <text:p text:style-name="P33"><text:tab/> * assertTest</text:p>
      <text:p text:style-name="P33"><text:tab/> *</text:p>
      <text:p text:style-name="P33"><text:tab/> * Assert the assertion and return the result conditioned by $expected</text:p>
      <text:p text:style-name="P33"><text:tab/> * <text:span text:style-name="T1">@param</text:span> string $assertion = assertion to test</text:p>
      <text:p text:style-name="P33"><text:tab/> * <text:span text:style-name="T1">@param</text:span> string $message = (optional) string to print if $verbose is true,</text:p>
      <text:p text:style-name="P33"><text:tab/> *<text:tab/><text:tab/><text:tab/><text:tab/><text:tab/><text:tab/> null for no message</text:p>
      <text:p text:style-name="P33"><text:tab/> * <text:span text:style-name="T1">@param</text:span> boolean $expected = (optional) expected result </text:p>
      <text:p text:style-name="P33"><text:tab/> *<text:tab/><text:tab/><text:tab/><text:tab/><text:tab/><text:tab/>(true = a true result WAS expected; </text:p>
      <text:p text:style-name="P33"><text:tab/> *<text:tab/><text:tab/><text:tab/><text:tab/><text:tab/><text:tab/> false = a false result WAS expected)</text:p>
      <text:p text:style-name="P33"><text:tab/> * <text:span text:style-name="T1">@return</text:span> boolean true = result was as expected, false = it was not as expected</text:p>
      <text:p text:style-name="P33"><text:tab/> */</text:p>
      <text:p text:style-name="P33"><text:tab/><text:span text:style-name="T1">protected function </text:span>assertTest($assertion, $message=<text:span text:style-name="T1">null</text:span>, $expected=<text:span text:style-name="T1">true</text:span>)</text:p>
      <text:p text:style-name="P33"><text:tab/>{</text:p>
      <text:p text:style-name="P33"><text:tab/><text:tab/>++$this-&gt;testNumber;</text:p>
      <text:p text:style-name="P33"/>
      <text:p text:style-name="P33"><text:tab/><text:tab/><text:span text:style-name="T1">if </text:span>($this-&gt;verbose &amp;&amp; ($message !== <text:span text:style-name="T1">null</text:span>))</text:p>
      <text:p text:style-name="P33"><text:tab/><text:tab/>{</text:p>
      <text:p text:style-name="P33"><text:tab/><text:tab/><text:tab/>$this-&gt;assertLogMessage($message);</text:p>
      <text:p text:style-name="P33"><text:tab/><text:tab/>}</text:p>
      <text:p text:style-name="P33"/>
      <text:p text:style-name="P33"><text:tab/><text:tab/><text:span text:style-name="T1">if </text:span>(! assert($assertion))</text:p>
      <text:p text:style-name="P33"><text:tab/><text:tab/>{</text:p>
      <text:p text:style-name="P33"><text:tab/><text:tab/><text:tab/><text:span text:style-name="T1">if </text:span>($expected == <text:span text:style-name="T1">false</text:span>)</text:p>
      <text:p text:style-name="P33"><text:tab/><text:tab/><text:tab/>{</text:p>
      <text:p text:style-name="P33"><text:tab/><text:tab/><text:tab/><text:tab/><text:span text:style-name="T1">if </text:span>($this-&gt;verbose &amp;&amp; (! $this-&gt;errorsOnly))</text:p>
      <text:p text:style-name="P33"><text:tab/><text:tab/><text:tab/><text:tab/>{</text:p>
      <text:p text:style-name="P33"><text:tab/><text:tab/><text:tab/><text:tab/><text:tab/>$this-&gt;assertLogMessage("Assertion is false");</text:p>
      <text:p text:style-name="P33"><text:tab/><text:tab/><text:tab/><text:tab/>}</text:p>
      <text:p text:style-name="P33"/>
      <text:p text:style-name="P33"><text:tab/><text:tab/><text:tab/><text:tab/><text:span text:style-name="T1">return true</text:span>;</text:p>
      <text:p text:style-name="P33"><text:tab/><text:tab/><text:tab/>}</text:p>
      <text:p text:style-name="P33"/>
      <text:p text:style-name="P33"><text:tab/><text:tab/><text:tab/>$this-&gt;assertLogMessage</text:p>
      <text:p text:style-name="P33"><text:tab/><text:tab/><text:tab/><text:tab/>("*** <text:s/>Assertion is FALSE but expected TRUE ***");</text:p>
      <text:p text:style-name="P33"><text:tab/><text:tab/><text:tab/><text:span text:style-name="T1">return false</text:span>;</text:p>
      <text:p text:style-name="P33"><text:tab/><text:tab/>}</text:p>
      <text:p text:style-name="P33"/>
      <text:p text:style-name="P33"><text:tab/><text:tab/><text:span text:style-name="T1">if </text:span>($expected == <text:span text:style-name="T1">true</text:span>)</text:p>
      <text:p text:style-name="P33"><text:tab/><text:tab/>{</text:p>
      <text:p text:style-name="P33"><text:tab/><text:tab/><text:tab/><text:span text:style-name="T1">if </text:span>($this-&gt;verbose &amp;&amp; (! $this-&gt;errorsOnly))</text:p>
      <text:p text:style-name="P33"><text:tab/><text:tab/><text:tab/>{</text:p>
      <text:p text:style-name="P33"><text:tab/><text:tab/><text:tab/><text:tab/>$this-&gt;assertLogMessage("Assertion is true");</text:p>
      <text:p text:style-name="P33"><text:tab/><text:tab/><text:tab/>}</text:p>
      <text:p text:style-name="P33"/>
      <text:p text:style-name="P33"><text:tab/><text:tab/><text:tab/><text:span text:style-name="T1">return true</text:span>;</text:p>
      <text:p text:style-name="P33"><text:tab/><text:tab/>}</text:p>
      <text:p text:style-name="P33"/>
      <text:p text:style-name="P33"><text:tab/><text:tab/>$this-&gt;assertLogMessage("*** <text:s/>Assertion is TRUE but expected FALSE <text:s/>***");</text:p>
      <text:p text:style-name="P33"><text:tab/><text:tab/><text:span text:style-name="T1">return false</text:span>;</text:p>
      <text:p text:style-name="P33"><text:tab/>}</text:p>
      <text:p text:style-name="P33"/>
      <text:p text:style-name="P33"/>
      <text:p text:style-name="P17"><text:tab/>/**</text:p>
      <text:p text:style-name="P33"><text:tab/> * assertException</text:p>
      <text:p text:style-name="P33"><text:tab/> *</text:p>
      <text:p text:style-name="P33"><text:tab/> * Assert the assertion and return the result conditioned by $expected </text:p>
      <text:p text:style-name="P33"><text:tab/> *<text:tab/><text:tab/><text:tab/><text:tab/><text:tab/><text:tab/><text:tab/><text:tab/>and $exceptionCaught</text:p>
      <text:p text:style-name="P33"><text:tab/> * <text:span text:style-name="T1">@param</text:span> string $assertion = assertion to test</text:p>
      <text:p text:style-name="P33"><text:tab/> * <text:span text:style-name="T1">@param</text:span> string $message = (optional) string to print if $verbose is true, </text:p>
      <text:p text:style-name="P33"><text:tab/><text:tab/><text:tab/><text:tab/><text:tab/><text:tab/><text:tab/>null for no message</text:p>
      <text:p text:style-name="P33"><text:tab/> * <text:span text:style-name="T1">@param</text:span> boolean $expected = (optional) expected result </text:p>
      <text:p text:style-name="P33"><text:tab/> *<text:tab/><text:tab/><text:tab/><text:tab/><text:tab/><text:tab/>(true = a true result WAS expected; </text:p>
      <text:p text:style-name="P33"><text:tab/> *<text:tab/><text:tab/><text:tab/><text:tab/><text:tab/><text:tab/> false = a false result WAS expected)</text:p>
      <text:p text:style-name="P33"><text:tab/> * <text:span text:style-name="T1">@return</text:span> boolean true = result was as expected, </text:p>
      <text:p text:style-name="P33"><text:tab/> *<text:tab/><text:tab/><text:tab/><text:tab/>false = it was not as expected, or an exception occurred</text:p>
      <text:p text:style-name="P33"><text:tab/> */</text:p>
      <text:p text:style-name="P33"><text:tab/><text:span text:style-name="T1">public function </text:span>assertException($assertion, $message=<text:span text:style-name="T1">null</text:span>, $expected=<text:span text:style-name="T1">true</text:span>)</text:p>
      <text:p text:style-name="P33"><text:tab/>{</text:p>
      <text:p text:style-name="P33"><text:tab/><text:tab/><text:span text:style-name="T1">try</text:span></text:p>
      <text:p text:style-name="P33"><text:span text:style-name="T1"><text:tab/><text:tab/></text:span>{</text:p>
      <text:p text:style-name="P33"><text:tab/><text:tab/><text:tab/>$this-&gt;exceptionCaught = <text:span text:style-name="T1">false</text:span>;</text:p>
      <text:p text:style-name="P33"><text:tab/><text:tab/><text:tab/><text:span text:style-name="T1">return </text:span>$this-&gt;assertTest($assertion, $message, $expected);</text:p>
      <text:p text:style-name="P33"><text:tab/><text:tab/>}</text:p>
      <text:p text:style-name="P33"><text:tab/><text:tab/><text:span text:style-name="T1">catch</text:span>(\Exception $exception)</text:p>
      <text:p text:style-name="P33"><text:tab/><text:tab/>{</text:p>
      <text:p text:style-name="P33"><text:tab/><text:tab/><text:tab/><text:span text:style-name="T1">if </text:span>($this-&gt;exceptionCallback)</text:p>
      <text:p text:style-name="P33"><text:tab/><text:tab/><text:tab/>{</text:p>
      <text:p text:style-name="P33"><text:tab/><text:tab/><text:tab/><text:tab/>$this-&gt;{$this-&gt;exceptionCallback}($exception);</text:p>
      <text:p text:style-name="P33"><text:tab/><text:tab/><text:tab/>}</text:p>
      <text:p text:style-name="P33"><text:tab/><text:tab/><text:tab/><text:span text:style-name="T1">else</text:span></text:p>
      <text:p text:style-name="P33"><text:span text:style-name="T1"><text:tab/><text:tab/><text:tab/></text:span>{</text:p>
      <text:p text:style-name="P33"><text:tab/><text:tab/><text:tab/><text:tab/>$this-&gt;exceptionCaught = <text:span text:style-name="T1">true</text:span>;</text:p>
      <text:p text:style-name="P33"><text:tab/><text:tab/><text:tab/><text:tab/>$this-&gt;exception = <text:span text:style-name="T1">new </text:span>\Library\Exception\Descriptor($exception,</text:p>
      <text:p text:style-name="P33"><text:tab/><text:tab/><text:tab/><text:tab/><text:tab/><text:tab/><text:tab/><text:tab/><text:tab/><text:tab/><text:tab/><text:tab/><text:tab/><text:tab/><text:tab/><text:tab/><text:tab/> <text:span text:style-name="T1">array</text:span>('testname'<text:tab/>=&gt; $this-&gt;testName,<text:tab/></text:p>
      <text:p text:style-name="P33"><text:tab/><text:tab/><text:tab/><text:tab/><text:tab/>'testnumber'<text:tab/>=&gt; $this-&gt;testNumber));</text:p>
      <text:p text:style-name="P33"><text:tab/><text:tab/><text:tab/><text:tab/><text:span text:style-name="T1">if </text:span>($this-&gt;reportFailures)</text:p>
      <text:p text:style-name="P33"><text:tab/><text:tab/><text:tab/><text:tab/>{</text:p>
      <text:p text:style-name="P33"><text:tab/><text:tab/><text:tab/><text:tab/><text:tab/>$this-&gt;assertLogMessage(sprintf("%s Test #%u - %s",<text:tab/><text:tab/><text:tab/><text:tab/><text:tab/><text:tab/> <text:s/><text:tab/><text:tab/>$this-&gt;exception-&gt;testname,</text:p>
      <text:p text:style-name="P33"><text:tab/><text:tab/><text:tab/><text:tab/><text:tab/><text:tab/><text:tab/>$this-&gt;exception-&gt;testnumber,</text:p>
      <text:p text:style-name="P33"><text:tab/><text:tab/><text:tab/><text:tab/><text:tab/><text:tab/><text:tab/>$this-&gt;exception));</text:p>
      <text:p text:style-name="P33"><text:tab/><text:tab/><text:tab/><text:tab/>}</text:p>
      <text:p text:style-name="P33"><text:tab/><text:tab/><text:tab/>}</text:p>
      <text:p text:style-name="P33"><text:tab/><text:tab/>}</text:p>
      <text:p text:style-name="P33"/>
      <text:p text:style-name="P33"><text:tab/><text:tab/><text:span text:style-name="T1">return false</text:span>;</text:p>
      <text:p text:style-name="P33"><text:tab/>}</text:p>
      <text:p text:style-name="P33"/>
      <text:p text:style-name="P33"/>
      <text:p text:style-name="P17"><text:tab/>/**</text:p>
      <text:p text:style-name="P33"><text:tab/> * assertTrue</text:p>
      <text:p text:style-name="P33"><text:tab/> *</text:p>
      <text:p text:style-name="P33"><text:tab/> * perform an assertion that the test is true</text:p>
      <text:p text:style-name="P33"><text:tab/> * <text:span text:style-name="T1">@param</text:span> string $assertion = assertion to test</text:p>
      <text:p text:style-name="P33"><text:tab/> * <text:span text:style-name="T1">@param</text:span> string $message = assert test message, null = none</text:p>
      <text:p text:style-name="P33"><text:tab/> * <text:span text:style-name="T1">@return</text:span> boolean true = successful, false = unsuccessful</text:p>
      <text:p text:style-name="P33"><text:tab/> */</text:p>
      <text:p text:style-name="P33"><text:tab/><text:span text:style-name="T1">public function </text:span>assertTrue($assertion, $message=<text:span text:style-name="T1">null</text:span>)</text:p>
      <text:p text:style-name="P33"><text:tab/>{</text:p>
      <text:p text:style-name="P33"><text:tab/><text:tab/><text:span text:style-name="T1">return </text:span>$this-&gt;assertTest($assertion, $message, <text:span text:style-name="T1">true</text:span>);</text:p>
      <text:p text:style-name="P33"><text:tab/>}</text:p>
      <text:p text:style-name="P33"/>
      <text:p text:style-name="P33"><text:tab/>/**</text:p>
      <text:p text:style-name="P33"><text:tab/> * assertFalse</text:p>
      <text:p text:style-name="P33"><text:tab/> *</text:p>
      <text:p text:style-name="P33"><text:tab/> * perform an assert that the test is false</text:p>
      <text:p text:style-name="P33"><text:tab/> * <text:span text:style-name="T1">@param</text:span> string $assertion = assertion to test</text:p>
      <text:p text:style-name="P33"><text:tab/> * <text:span text:style-name="T1">@param</text:span> string $message = assert test message, null for none</text:p>
      <text:p text:style-name="P33"><text:tab/> * <text:span text:style-name="T1">@return</text:span> boolean true = successful, false = unsuccessful</text:p>
      <text:p text:style-name="P33"><text:tab/> */</text:p>
      <text:p text:style-name="P33"><text:tab/><text:span text:style-name="T1">public function </text:span>assertFalse($assertion, $message=<text:span text:style-name="T1">null</text:span>)</text:p>
      <text:p text:style-name="P33"><text:tab/>{</text:p>
      <text:p text:style-name="P33"><text:tab/><text:tab/><text:span text:style-name="T1">return </text:span>$this-&gt;assertTest($assertion, $message, <text:span text:style-name="T1">false</text:span>);</text:p>
      <text:p text:style-name="P33"><text:tab/>}</text:p>
      <text:p text:style-name="P33"/>
      <text:p text:style-name="P33"><text:tab/>/**</text:p>
      <text:p text:style-name="P33"><text:tab/> * assertExceptionTrue</text:p>
      <text:p text:style-name="P33"><text:tab/> *</text:p>
      <text:p text:style-name="P33"><text:tab/> * perform an assert that the test is true, otherwise return false on exception </text:p>
      <text:p text:style-name="P33"><text:tab/> *<text:tab/><text:tab/><text:tab/><text:tab/><text:tab/><text:tab/><text:tab/><text:tab/> <text:s text:c="8"/>or false assertion</text:p>
      <text:p text:style-name="P33"><text:tab/> * <text:span text:style-name="T1">@param</text:span> string $assertion = assertion to test</text:p>
      <text:p text:style-name="P33"><text:tab/> * <text:span text:style-name="T1">@param</text:span> string $message = assert test message, null for none</text:p>
      <text:p text:style-name="P33"><text:tab/> * <text:span text:style-name="T1">@return</text:span> boolean true = successful, false = unsuccessful</text:p>
      <text:p text:style-name="P33"><text:tab/> */</text:p>
      <text:p text:style-name="P33"><text:tab/><text:span text:style-name="T1">public function </text:span>assertExceptionTrue($assertion, $message=<text:span text:style-name="T1">null</text:span>)</text:p>
      <text:p text:style-name="P33"><text:tab/>{</text:p>
      <text:p text:style-name="P33"><text:tab/><text:tab/><text:span text:style-name="T1">if </text:span>($this-&gt;assertException($assertion, $message, <text:span text:style-name="T1">true</text:span>) || </text:p>
      <text:p text:style-name="P33"><text:s text:c="17"/>$this-&gt;exceptionCaught)</text:p>
      <text:p text:style-name="P33"><text:tab/><text:tab/>{</text:p>
      <text:p text:style-name="P33"><text:tab/><text:tab/><text:tab/><text:span text:style-name="T1">return true</text:span>;</text:p>
      <text:p text:style-name="P33"><text:tab/><text:tab/>}</text:p>
      <text:p text:style-name="P33"/>
      <text:p text:style-name="P33"><text:tab/><text:tab/><text:span text:style-name="T1">return false</text:span>;</text:p>
      <text:p text:style-name="P33"><text:tab/>}</text:p>
      <text:p text:style-name="P33"/>
      <text:p text:style-name="P33"/>
      <text:p text:style-name="P17"><text:tab/>/**</text:p>
      <text:p text:style-name="P33"><text:tab/> * assertExceptionFalse</text:p>
      <text:p text:style-name="P33"><text:tab/> *</text:p>
      <text:p text:style-name="P33"><text:tab/> * perform an assert that the test is false, return false if assert is true </text:p>
      <text:p text:style-name="P33"><text:tab/> *<text:tab/><text:tab/><text:tab/><text:tab/><text:tab/><text:tab/><text:tab/><text:tab/>or on exception</text:p>
      <text:p text:style-name="P33"><text:tab/> * <text:span text:style-name="T1">@param</text:span> string $assertion = assertion to test</text:p>
      <text:p text:style-name="P33"><text:tab/> * <text:span text:style-name="T1">@param</text:span> string $message = assert test message, null = none</text:p>
      <text:p text:style-name="P33"><text:tab/> * <text:span text:style-name="T1">@return</text:span> boolean true = successful, false = unsuccessful</text:p>
      <text:p text:style-name="P33"><text:tab/> */</text:p>
      <text:p text:style-name="P33"><text:tab/><text:span text:style-name="T1">public function </text:span>assertExceptionFalse($assertion, $message=<text:span text:style-name="T1">null</text:span>)</text:p>
      <text:p text:style-name="P33"><text:tab/>{</text:p>
      <text:p text:style-name="P33"><text:tab/><text:tab/><text:span text:style-name="T1">if </text:span>($this-&gt;assertException($assertion, $message, <text:span text:style-name="T1">false</text:span>))</text:p>
      <text:p text:style-name="P33"><text:tab/><text:tab/>{</text:p>
      <text:p text:style-name="P33"><text:tab/><text:tab/><text:tab/><text:span text:style-name="T1">return true</text:span>;</text:p>
      <text:p text:style-name="P33"><text:tab/><text:tab/>}</text:p>
      <text:p text:style-name="P33"/>
      <text:p text:style-name="P33"><text:tab/><text:tab/><text:span text:style-name="T1">if </text:span>($this-&gt;exceptionCaught)</text:p>
      <text:p text:style-name="P33"><text:tab/><text:tab/>{</text:p>
      <text:p text:style-name="P33"><text:tab/><text:tab/><text:tab/><text:span text:style-name="T1">if </text:span>($this-&gt;reportFailures)</text:p>
      <text:p text:style-name="P33"><text:tab/><text:tab/><text:tab/>{</text:p>
      <text:p text:style-name="P33"><text:tab/><text:tab/><text:tab/><text:tab/>$this-&gt;assertLogMessage</text:p>
      <text:p text:style-name="P33"><text:tab/><text:tab/><text:tab/><text:tab/> (sprintf("*** <text:s/>Assertion caught EXCEPTION: (%u) %s <text:s/>***",</text:p>
      <text:p text:style-name="P33"><text:tab/><text:tab/><text:tab/><text:tab/><text:tab/> <text:s text:c="2"/>$this-&gt;exception-&gt;code,</text:p>
      <text:p text:style-name="P33"><text:tab/><text:tab/><text:tab/><text:tab/><text:tab/> <text:s text:c="2"/>$this-&gt;exception-&gt;message));</text:p>
      <text:p text:style-name="P33"><text:tab/><text:tab/><text:tab/><text:tab/>$this-&gt;assertLogMessage((string)$this-&gt;exception);</text:p>
      <text:p text:style-name="P33"><text:tab/><text:tab/><text:tab/>}</text:p>
      <text:p text:style-name="P33"/>
      <text:p text:style-name="P33"><text:tab/><text:tab/><text:tab/><text:span text:style-name="T1">return true</text:span>;</text:p>
      <text:p text:style-name="P33"><text:tab/><text:tab/>}</text:p>
      <text:p text:style-name="P33"/>
      <text:p text:style-name="P33"><text:tab/><text:tab/><text:span text:style-name="T1">return false</text:span>;</text:p>
      <text:p text:style-name="P33"><text:tab/>}</text:p>
      <text:p text:style-name="P33"/>
      <text:p text:style-name="P33"><text:tab/>/**</text:p>
      <text:p text:style-name="P33"><text:tab/> * getException</text:p>
      <text:p text:style-name="P33"><text:tab/> *</text:p>
      <text:p text:style-name="P33"><text:tab/> * return the current exception</text:p>
      <text:p text:style-name="P33"><text:tab/> * <text:span text:style-name="T1">@return</text:span> \Library\Exception\Descriptor or null if not assigned.</text:p>
      <text:p text:style-name="P33"><text:tab/> */</text:p>
      <text:p text:style-name="P33"><text:tab/><text:span text:style-name="T1">public function </text:span>getException()</text:p>
      <text:p text:style-name="P33"><text:tab/>{</text:p>
      <text:p text:style-name="P33"><text:tab/><text:tab/><text:span text:style-name="T1">return </text:span>$this-&gt;exception;</text:p>
      <text:p text:style-name="P33"><text:tab/>}</text:p>
      <text:p text:style-name="P33"/>
      <text:p text:style-name="P33"><text:tab/>/**</text:p>
      <text:p text:style-name="P33"><text:tab/> * getExceptionCode</text:p>
      <text:p text:style-name="P33"><text:tab/> *</text:p>
      <text:p text:style-name="P33"><text:tab/> * get the last exception code</text:p>
      <text:p text:style-name="P33"><text:tab/> * <text:span text:style-name="T1">@return</text:span> integer $exceptionCode</text:p>
      <text:p text:style-name="P33"><text:tab/> */</text:p>
      <text:p text:style-name="P33"><text:tab/><text:span text:style-name="T1">public function </text:span>getExceptionCode()</text:p>
      <text:p text:style-name="P33"><text:tab/>{</text:p>
      <text:p text:style-name="P33"><text:tab/><text:tab/><text:span text:style-name="T1">if </text:span>(! $this-&gt;exception)</text:p>
      <text:p text:style-name="P33"><text:tab/><text:tab/>{</text:p>
      <text:p text:style-name="P33"><text:tab/><text:tab/><text:tab/><text:span text:style-name="T1">return null</text:span>;</text:p>
      <text:p text:style-name="P33"><text:tab/><text:tab/>}</text:p>
      <text:p text:style-name="P33"/>
      <text:p text:style-name="P33"><text:tab/><text:tab/><text:span text:style-name="T1">return </text:span>$this-&gt;exception-&gt;code;</text:p>
      <text:p text:style-name="P33"><text:tab/>}</text:p>
      <text:p text:style-name="P33"/>
      <text:p text:style-name="P33"/>
      <text:p text:style-name="P17"><text:tab/>/**</text:p>
      <text:p text:style-name="P33"><text:tab/> * getExceptionMessage</text:p>
      <text:p text:style-name="P33"><text:tab/> *</text:p>
      <text:p text:style-name="P33"><text:tab/> * get the last exception message</text:p>
      <text:p text:style-name="P33"><text:tab/> * <text:span text:style-name="T1">@return</text:span> string $exceptionMessage</text:p>
      <text:p text:style-name="P33"><text:tab/> */</text:p>
      <text:p text:style-name="P33"><text:tab/><text:span text:style-name="T1">public function </text:span>getExceptionMessage()</text:p>
      <text:p text:style-name="P33"><text:tab/>{</text:p>
      <text:p text:style-name="P33"><text:tab/><text:tab/><text:span text:style-name="T1">if </text:span>(! $this-&gt;exception)</text:p>
      <text:p text:style-name="P33"><text:tab/><text:tab/>{</text:p>
      <text:p text:style-name="P33"><text:tab/><text:tab/><text:tab/><text:span text:style-name="T1">return null</text:span>;</text:p>
      <text:p text:style-name="P33"><text:tab/><text:tab/>}</text:p>
      <text:p text:style-name="P33"/>
      <text:p text:style-name="P33"><text:tab/><text:tab/><text:span text:style-name="T1">return </text:span>$this-&gt;exception-&gt;message;</text:p>
      <text:p text:style-name="P33"><text:tab/>}</text:p>
      <text:p text:style-name="P33"/>
      <text:p text:style-name="P33"><text:tab/>/**</text:p>
      <text:p text:style-name="P33"><text:tab/> * getExceptionClass</text:p>
      <text:p text:style-name="P33"><text:tab/> *</text:p>
      <text:p text:style-name="P33"><text:tab/> * get the exception class name</text:p>
      <text:p text:style-name="P33"><text:tab/> * <text:span text:style-name="T1">@return</text:span> string $exceptionClass</text:p>
      <text:p text:style-name="P33"><text:tab/> */</text:p>
      <text:p text:style-name="P33"><text:tab/><text:span text:style-name="T1">public function </text:span>getExceptionClass()</text:p>
      <text:p text:style-name="P33"><text:tab/>{</text:p>
      <text:p text:style-name="P33"><text:tab/><text:tab/><text:span text:style-name="T1">if </text:span>(! $this-&gt;exception)</text:p>
      <text:p text:style-name="P33"><text:tab/><text:tab/>{</text:p>
      <text:p text:style-name="P33"><text:tab/><text:tab/><text:tab/><text:span text:style-name="T1">return null</text:span>;</text:p>
      <text:p text:style-name="P33"><text:tab/><text:tab/>}</text:p>
      <text:p text:style-name="P33"/>
      <text:p text:style-name="P33"><text:tab/><text:tab/><text:span text:style-name="T1">return </text:span>$this-&gt;exception-&gt;className;</text:p>
      <text:p text:style-name="P33"><text:tab/>}</text:p>
      <text:p text:style-name="P33"/>
      <text:p text:style-name="P33"><text:tab/>/**</text:p>
      <text:p text:style-name="P33"><text:tab/> * exceptionCaught</text:p>
      <text:p text:style-name="P33"><text:tab/> *</text:p>
      <text:p text:style-name="P33"><text:tab/> * get the current exceptionCaught flag setting</text:p>
      <text:p text:style-name="P33"><text:tab/> * <text:span text:style-name="T1">@return</text:span> boolean $exceptionCaught</text:p>
      <text:p text:style-name="P33"><text:tab/> */</text:p>
      <text:p text:style-name="P33"><text:tab/><text:span text:style-name="T1">public function </text:span>exceptionCaught()</text:p>
      <text:p text:style-name="P33"><text:tab/>{</text:p>
      <text:p text:style-name="P33"><text:tab/><text:tab/><text:span text:style-name="T1">return </text:span>$this-&gt;exceptionCaught;</text:p>
      <text:p text:style-name="P33"><text:tab/>}</text:p>
      <text:p text:style-name="P33"/>
      <text:p text:style-name="P33"/>
      <text:p text:style-name="P17"><text:tab/>/**</text:p>
      <text:p text:style-name="P33"><text:tab/> * labelBlock</text:p>
      <text:p text:style-name="P33"><text:tab/> *</text:p>
      <text:p text:style-name="P33"><text:tab/> * Output a separator block containing a label</text:p>
      <text:p text:style-name="P33"><text:tab/> * <text:span text:style-name="T1">@param</text:span> string $label = label to put in the separator block</text:p>
      <text:p text:style-name="P33"><text:tab/> * <text:span text:style-name="T1">@param</text:span> integer $blockLength = (optional) width of the block in</text:p>
      <text:p text:style-name="P33"><text:tab/> * <text:s text:c="30"/>length($blockChars) bytes</text:p>
      <text:p text:style-name="P33"><text:tab/> *<text:tab/><text:tab/><text:tab/><text:tab/><text:tab/> <text:s text:c="9"/>(must be greater than 9) (default = 10)</text:p>
      <text:p text:style-name="P33"><text:tab/> * <text:span text:style-name="T1">@param</text:span> string $blockChars = (optional) character(s) to use for the </text:p>
      <text:p text:style-name="P33"><text:tab/> *<text:tab/><text:tab/><text:tab/><text:tab/><text:tab/><text:tab/><text:tab/>separator block (default = "*")</text:p>
      <text:p text:style-name="P33"><text:tab/> */</text:p>
      <text:p text:style-name="P33"><text:tab/><text:span text:style-name="T1">public function </text:span>labelBlock($label, $blockLength=10, $blockChars='*')</text:p>
      <text:p text:style-name="P33"><text:tab/>{</text:p>
      <text:p text:style-name="P33"><text:tab/><text:tab/><text:span text:style-name="T1">if </text:span>((! $this-&gt;verbose) || (! $this-&gt;labelBlock) || (! $label))</text:p>
      <text:p text:style-name="P33"><text:tab/><text:tab/>{</text:p>
      <text:p text:style-name="P33"><text:tab/><text:tab/><text:tab/><text:span text:style-name="T1">return</text:span>;</text:p>
      <text:p text:style-name="P33"><text:tab/><text:tab/>}</text:p>
      <text:p text:style-name="P33"/>
      <text:p text:style-name="P33"><text:tab/><text:tab/><text:span text:style-name="T1">if </text:span>($blockLength &lt; 10)</text:p>
      <text:p text:style-name="P33"><text:tab/><text:tab/>{</text:p>
      <text:p text:style-name="P33"><text:tab/><text:tab/><text:tab/>$blockLength = 10;</text:p>
      <text:p text:style-name="P33"><text:tab/><text:tab/>}</text:p>
      <text:p text:style-name="P33"/>
      <text:p text:style-name="P33"><text:tab/><text:tab/><text:span text:style-name="T1">if </text:span>(! $blockChars)</text:p>
      <text:p text:style-name="P33"><text:tab/><text:tab/>{</text:p>
      <text:p text:style-name="P33"><text:tab/><text:tab/><text:tab/>$blockChars = '*';</text:p>
      <text:p text:style-name="P33"><text:tab/><text:tab/>}</text:p>
      <text:p text:style-name="P33"/>
      <text:p text:style-name="P33"><text:tab/><text:tab/>$block = str_repeat($blockChars, $blockLength);</text:p>
      <text:p text:style-name="P33"/>
      <text:p text:style-name="P33"><text:tab/><text:tab/>$this-&gt;assertLogMessage($block);</text:p>
      <text:p text:style-name="P33"><text:tab/><text:tab/>$this-&gt;assertLogMessage($blockChars);</text:p>
      <text:p text:style-name="P33"><text:tab/><text:tab/>$this-&gt;assertLogMessage(sprintf("%s\t\t%s", $blockChars, $label));</text:p>
      <text:p text:style-name="P33"><text:tab/><text:tab/>$this-&gt;assertLogMessage($blockChars);</text:p>
      <text:p text:style-name="P33"><text:tab/><text:tab/>$this-&gt;assertLogMessage($block);</text:p>
      <text:p text:style-name="P33"><text:tab/>}</text:p>
      <text:p text:style-name="P33"/>
      <text:p text:style-name="P33"><text:tab/>/**</text:p>
      <text:p text:style-name="P33"><text:tab/> * labelBlockFlag</text:p>
      <text:p text:style-name="P33"><text:tab/> *</text:p>
      <text:p text:style-name="P33"><text:tab/> * set/get label-block flag</text:p>
      <text:p text:style-name="P33"><text:tab/> * <text:span text:style-name="T1">@param</text:span> boolean $labelBlock = (optional) true = set, false = reset, null to query</text:p>
      <text:p text:style-name="P33"><text:tab/> * <text:span text:style-name="T1">@return</text:span> boolean $labelBlock</text:p>
      <text:p text:style-name="P33"><text:tab/> */</text:p>
      <text:p text:style-name="P33"><text:tab/><text:span text:style-name="T1">public function </text:span>labelBlockFlag($labelBlock=<text:span text:style-name="T1">null</text:span>)</text:p>
      <text:p text:style-name="P33"><text:tab/>{</text:p>
      <text:p text:style-name="P33"><text:tab/><text:tab/><text:span text:style-name="T1">if </text:span>($labelBlock !== <text:span text:style-name="T1">null</text:span>)</text:p>
      <text:p text:style-name="P33"><text:tab/><text:tab/>{</text:p>
      <text:p text:style-name="P33"><text:tab/><text:tab/><text:tab/>$this-&gt;labelBlock = $labelBlock;</text:p>
      <text:p text:style-name="P33"><text:tab/><text:tab/>}</text:p>
      <text:p text:style-name="P33"/>
      <text:p text:style-name="P33"><text:tab/><text:tab/><text:span text:style-name="T1">return </text:span>$this-&gt;labelBlock;</text:p>
      <text:p text:style-name="P33"><text:tab/>}</text:p>
      <text:p text:style-name="P33"/>
      <text:p text:style-name="P33"/>
      <text:p text:style-name="P17"><text:tab/>/**</text:p>
      <text:p text:style-name="P33"><text:tab/> * assertCallback</text:p>
      <text:p text:style-name="P33"><text:tab/> *</text:p>
      <text:p text:style-name="P33"><text:tab/> * Assert test callback function to handle failures, if ASSERT_WARNING != 0</text:p>
      <text:p text:style-name="P33"><text:tab/> * <text:span text:style-name="T1">@param</text:span> string $script = script name</text:p>
      <text:p text:style-name="P33"><text:tab/> * <text:span text:style-name="T1">@param</text:span> integer $line = line number</text:p>
      <text:p text:style-name="P33"><text:tab/> * <text:span text:style-name="T1">@param</text:span> string $message = assert message (or null)</text:p>
      <text:p text:style-name="P33"><text:tab/> * <text:span text:style-name="T1">@return</text:span> boolean false</text:p>
      <text:p text:style-name="P33"><text:tab/> */</text:p>
      <text:p text:style-name="P33"><text:tab/><text:span text:style-name="T1">public static function </text:span><text:span text:style-name="T20">assertCallback</text:span>($script, $line, $message=<text:span text:style-name="T1">null</text:span>)</text:p>
      <text:p text:style-name="P33"><text:tab/>{</text:p>
      <text:p text:style-name="P33"><text:tab/><text:tab/>$self = <text:span text:style-name="T1">self</text:span>::<text:span text:style-name="T20">$me</text:span>;</text:p>
      <text:p text:style-name="P33"/>
      <text:p text:style-name="P33"><text:tab/><text:tab/><text:span text:style-name="T1">if </text:span>($self-&gt;reportFailures)</text:p>
      <text:p text:style-name="P33"><text:tab/><text:tab/>{</text:p>
      <text:p text:style-name="P33"><text:tab/><text:tab/><text:tab/>$self-&gt;assertLogMessage</text:p>
      <text:p text:style-name="P33"><text:tab/><text:tab/><text:tab/><text:tab/>(sprintf("Assert failure in\n\tScript:\t%s\n\tLine:\t” . <text:tab/><text:tab/><text:tab/><text:tab/><text:tab/><text:tab/> <text:s text:c="5"/>“%s\n\tCondition:\t%s\n",</text:p>
      <text:p text:style-name="P33"><text:tab/><text:tab/><text:tab/><text:tab/><text:tab/> <text:s/>$script,</text:p>
      <text:p text:style-name="P33"><text:tab/><text:tab/><text:tab/><text:tab/><text:tab/> <text:s/>$line,</text:p>
      <text:p text:style-name="P33"><text:tab/><text:tab/><text:tab/><text:tab/><text:tab/> <text:s/>$message));</text:p>
      <text:p text:style-name="P33"><text:tab/><text:tab/>}</text:p>
      <text:p text:style-name="P33"/>
      <text:p text:style-name="P33"><text:tab/><text:tab/>$self-&gt;assertEvent = <text:span text:style-name="T1">array</text:span>('script' <text:s/>=&gt; $script,</text:p>
      <text:p text:style-name="P33"><text:tab/><text:tab/><text:tab/><text:tab/><text:tab/><text:tab/> 'line' <text:s text:c="3"/>=&gt; $line,</text:p>
      <text:p text:style-name="P33"><text:tab/><text:tab/><text:tab/><text:tab/><text:tab/><text:tab/> 'message' =&gt; $message);</text:p>
      <text:p text:style-name="P33"/>
      <text:p text:style-name="P33"><text:tab/><text:tab/><text:span text:style-name="T1">return false</text:span>;</text:p>
      <text:p text:style-name="P33"><text:tab/>}</text:p>
      <text:p text:style-name="P33"/>
      <text:p text:style-name="P33"><text:tab/>/**</text:p>
      <text:p text:style-name="P33"><text:tab/> * properties</text:p>
      <text:p text:style-name="P33"><text:tab/> *</text:p>
      <text:p text:style-name="P33"><text:tab/> * Set/get the properties object</text:p>
      <text:p text:style-name="P33"><text:tab/> * <text:span text:style-name="T1">@param</text:span> object $properties = (optional) properties object to store, </text:p>
      <text:p text:style-name="P33"><text:tab/> *<text:tab/><text:tab/><text:tab/><text:tab/><text:tab/><text:tab/> <text:s text:c="2"/>null to query only</text:p>
      <text:p text:style-name="P33"><text:tab/> * <text:span text:style-name="T1">@return</text:span> object $properties</text:p>
      <text:p text:style-name="P33"><text:tab/> */</text:p>
      <text:p text:style-name="P33"><text:tab/><text:span text:style-name="T1">public function </text:span>properties($properties=<text:span text:style-name="T1">null</text:span>)</text:p>
      <text:p text:style-name="P33"><text:tab/>{</text:p>
      <text:p text:style-name="P33"><text:tab/><text:tab/><text:span text:style-name="T1">if </text:span>($properties !== <text:span text:style-name="T1">null</text:span>)</text:p>
      <text:p text:style-name="P33"><text:tab/><text:tab/>{</text:p>
      <text:p text:style-name="P33"><text:tab/><text:tab/><text:tab/>$this-&gt;properties = $properties;</text:p>
      <text:p text:style-name="P33"><text:tab/><text:tab/>}</text:p>
      <text:p text:style-name="P33"/>
      <text:p text:style-name="P33"><text:tab/><text:tab/><text:span text:style-name="T1">return </text:span>$this-&gt;properties;</text:p>
      <text:p text:style-name="P33"><text:tab/>}</text:p>
      <text:p text:style-name="P33"/>
      <text:p text:style-name="P33"/>
      <text:p text:style-name="P17"><text:tab/>/**</text:p>
      <text:p text:style-name="P33"><text:tab/> * verbose</text:p>
      <text:p text:style-name="P33"><text:tab/> *</text:p>
      <text:p text:style-name="P33"><text:tab/> * set/get verbosity setting</text:p>
      <text:p text:style-name="P33"><text:tab/> * <text:span text:style-name="T1">@param</text:span> integer $verbose = (optional) verbose setting (0 = silent, </text:p>
      <text:p text:style-name="P33"><text:tab/> *<text:tab/><text:tab/><text:tab/><text:tab/><text:tab/><text:tab/>non-zero = output ok), null to query only</text:p>
      <text:p text:style-name="P33"><text:tab/> * <text:span text:style-name="T1">@return</text:span> integer $verbose</text:p>
      <text:p text:style-name="P33"><text:tab/> */</text:p>
      <text:p text:style-name="P33"><text:tab/><text:span text:style-name="T1">public function </text:span>verbose($verbose=<text:span text:style-name="T1">null</text:span>)</text:p>
      <text:p text:style-name="P33"><text:tab/>{</text:p>
      <text:p text:style-name="P33"><text:tab/><text:tab/><text:span text:style-name="T1">if </text:span>($verbose !== <text:span text:style-name="T1">null</text:span>)</text:p>
      <text:p text:style-name="P33"><text:tab/><text:tab/>{</text:p>
      <text:p text:style-name="P33"><text:tab/><text:tab/><text:tab/>$this-&gt;verbose = $verbose;</text:p>
      <text:p text:style-name="P33"><text:tab/><text:tab/>}</text:p>
      <text:p text:style-name="P33"/>
      <text:p text:style-name="P33"><text:tab/><text:tab/><text:span text:style-name="T1">return </text:span>$this-&gt;verbose;</text:p>
      <text:p text:style-name="P33"><text:tab/>}</text:p>
      <text:p text:style-name="P33"/>
      <text:p text:style-name="P33"><text:tab/>/**</text:p>
      <text:p text:style-name="P33"><text:tab/> * errorsOnly</text:p>
      <text:p text:style-name="P33"><text:tab/> *</text:p>
      <text:p text:style-name="P33"><text:tab/> * Errors only flag: 0 = display all messages, &lt;&gt; 0 = don't display errors</text:p>
      <text:p text:style-name="P33"><text:tab/> * <text:span text:style-name="T1">@param</text:span>s integer $errorsOnly = (optional) errors only flag, null to query only</text:p>
      <text:p text:style-name="P33"><text:tab/> * <text:span text:style-name="T1">@return</text:span> integer $errorsOnly</text:p>
      <text:p text:style-name="P33"><text:tab/> */</text:p>
      <text:p text:style-name="P33"><text:tab/><text:span text:style-name="T1">public function </text:span>errorsOnly($errorsOnly=<text:span text:style-name="T1">null</text:span>)</text:p>
      <text:p text:style-name="P33"><text:tab/>{</text:p>
      <text:p text:style-name="P33"><text:tab/><text:tab/><text:span text:style-name="T1">if </text:span>($errorsOnly !== <text:span text:style-name="T1">null</text:span>)</text:p>
      <text:p text:style-name="P33"><text:tab/><text:tab/>{</text:p>
      <text:p text:style-name="P33"><text:tab/><text:tab/><text:tab/>$this-&gt;errorsOnly = $errorsOnly;</text:p>
      <text:p text:style-name="P33"><text:tab/><text:tab/>}</text:p>
      <text:p text:style-name="P33"/>
      <text:p text:style-name="P33"><text:tab/><text:tab/><text:span text:style-name="T1">return </text:span>$this-&gt;errorsOnly;</text:p>
      <text:p text:style-name="P33"><text:tab/>}</text:p>
      <text:p text:style-name="P33"/>
      <text:p text:style-name="P33"><text:s text:c="4"/><text:tab/>/**</text:p>
      <text:p text:style-name="P33"><text:s text:c="4"/><text:tab/> * testNumber</text:p>
      <text:p text:style-name="P33"><text:s text:c="4"/><text:tab/> *</text:p>
      <text:p text:style-name="P33"><text:s text:c="4"/><text:tab/> * get/set test number</text:p>
      <text:p text:style-name="P33"><text:s text:c="4"/><text:tab/> * <text:span text:style-name="T1">@param</text:span> integer $testNumber = (optinal) test number, null to query only</text:p>
      <text:p text:style-name="P33"><text:s text:c="4"/><text:tab/> * <text:span text:style-name="T1">@return</text:span> integer $testNumber</text:p>
      <text:p text:style-name="P33"><text:s text:c="4"/><text:tab/> */</text:p>
      <text:p text:style-name="P33"><text:s text:c="4"/><text:tab/><text:span text:style-name="T1">public function </text:span>testNumber($testNumber=<text:span text:style-name="T1">null</text:span>)</text:p>
      <text:p text:style-name="P33"><text:s text:c="4"/><text:tab/>{</text:p>
      <text:p text:style-name="P33"><text:s text:c="4"/><text:tab/><text:tab/><text:span text:style-name="T1">if </text:span>($testNumber !== <text:span text:style-name="T1">null</text:span>)</text:p>
      <text:p text:style-name="P33"><text:s text:c="4"/><text:tab/><text:tab/>{</text:p>
      <text:p text:style-name="P33"><text:s text:c="4"/><text:tab/><text:tab/><text:tab/>$this-&gt;testNumber = $testNumber;</text:p>
      <text:p text:style-name="P33"><text:s text:c="4"/><text:tab/><text:tab/>}</text:p>
      <text:p text:style-name="P33"/>
      <text:p text:style-name="P33"><text:s text:c="4"/><text:tab/><text:tab/><text:span text:style-name="T1">return </text:span>$this-&gt;testNumber;</text:p>
      <text:p text:style-name="P33"><text:s text:c="4"/><text:tab/>}</text:p>
      <text:p text:style-name="P33"/>
      <text:p text:style-name="P33"/>
      <text:p text:style-name="P17"><text:s text:c="4"/><text:tab/>/**</text:p>
      <text:p text:style-name="P33"><text:s text:c="4"/><text:tab/> * testName</text:p>
      <text:p text:style-name="P33"><text:s text:c="4"/><text:tab/> *</text:p>
      <text:p text:style-name="P33"><text:s text:c="4"/><text:tab/> * get/set test name</text:p>
      <text:p text:style-name="P33"><text:s text:c="4"/><text:tab/> * <text:span text:style-name="T1">@param</text:span> string $testName = (optinal) test name, null to query only</text:p>
      <text:p text:style-name="P33"><text:s text:c="4"/><text:tab/> * <text:span text:style-name="T1">@return</text:span> string $testName</text:p>
      <text:p text:style-name="P33"><text:s text:c="4"/><text:tab/> */</text:p>
      <text:p text:style-name="P33"><text:s text:c="4"/><text:tab/><text:span text:style-name="T1">public function </text:span>testName($testName=<text:span text:style-name="T1">null</text:span>)</text:p>
      <text:p text:style-name="P33"><text:s text:c="4"/><text:tab/>{</text:p>
      <text:p text:style-name="P33"><text:s text:c="4"/><text:tab/><text:tab/><text:span text:style-name="T1">if </text:span>($testName !== <text:span text:style-name="T1">null</text:span>)</text:p>
      <text:p text:style-name="P33"><text:s text:c="4"/><text:tab/><text:tab/>{</text:p>
      <text:p text:style-name="P33"><text:s text:c="4"/><text:tab/><text:tab/><text:tab/>$this-&gt;testName = $testName;</text:p>
      <text:p text:style-name="P33"><text:s text:c="4"/><text:tab/><text:tab/>}</text:p>
      <text:p text:style-name="P33"/>
      <text:p text:style-name="P33"><text:s text:c="4"/><text:tab/><text:tab/><text:span text:style-name="T1">return </text:span>$this-&gt;testName;</text:p>
      <text:p text:style-name="P33"><text:s text:c="4"/><text:tab/>}</text:p>
      <text:p text:style-name="P33"/>
      <text:p text:style-name="P14"><text:tab/>/**</text:p>
      <text:p text:style-name="P33"><text:s text:c="6"/>* assertEventArray</text:p>
      <text:p text:style-name="P33"><text:s text:c="6"/>*</text:p>
      <text:p text:style-name="P33"><text:s text:c="6"/>* get the array containing information about the last assert failure</text:p>
      <text:p text:style-name="P33"><text:s text:c="6"/>* <text:span text:style-name="T1">@return</text:span> array $assertEvemt</text:p>
      <text:p text:style-name="P33"><text:s text:c="6"/>*/</text:p>
      <text:p text:style-name="P14"><text:span text:style-name="T1"><text:tab/>public function </text:span>assertEventArray()</text:p>
      <text:p text:style-name="P14"><text:tab/>{</text:p>
      <text:p text:style-name="P14"><text:span text:style-name="T1"><text:tab/><text:tab/>return </text:span>$this-&gt;assertEvent;</text:p>
      <text:p text:style-name="P14"><text:tab/>}</text:p>
      <text:p text:style-name="P33"/>
      <text:p text:style-name="P14"><text:tab/>/**</text:p>
      <text:p text:style-name="P33"><text:s text:c="6"/>* assertFailures</text:p>
      <text:p text:style-name="P33"><text:s text:c="6"/>*</text:p>
      <text:p text:style-name="P14"><text:tab/> * True to report assert failures, false to not, regardless of $verbose</text:p>
      <text:p text:style-name="P14"><text:tab/> * <text:span text:style-name="T1">@param</text:span> boolean $report = (optional) report setting, null to query</text:p>
      <text:p text:style-name="P14"><text:tab/> * <text:span text:style-name="T1">@return</text:span> boolean $report</text:p>
      <text:p text:style-name="P14"><text:tab/> */</text:p>
      <text:p text:style-name="P14"><text:span text:style-name="T1"><text:tab/>public function </text:span>assertFailures($report=<text:span text:style-name="T1">null</text:span>)</text:p>
      <text:p text:style-name="P14"><text:tab/>{</text:p>
      <text:p text:style-name="P14"><text:span text:style-name="T1"><text:tab/><text:tab/>if </text:span>($report !== <text:span text:style-name="T1">null</text:span>)</text:p>
      <text:p text:style-name="P14"><text:tab/><text:tab/>{</text:p>
      <text:p text:style-name="P14"><text:tab/><text:tab/><text:tab/>$this-&gt;reportFailures = $report;</text:p>
      <text:p text:style-name="P14"><text:tab/><text:tab/>}</text:p>
      <text:p text:style-name="P33"/>
      <text:p text:style-name="P14"><text:span text:style-name="T1"><text:tab/><text:tab/>return </text:span>$this-&gt;reportFailures;</text:p>
      <text:p text:style-name="P14"><text:tab/>}</text:p>
      <text:p text:style-name="P33"/>
      <text:p text:style-name="P33"><text:s text:c="4"/>/**</text:p>
      <text:p text:style-name="P33"><text:s text:c="5"/>* assertExceptionDescriptor</text:p>
      <text:p text:style-name="P33"><text:s text:c="5"/>*</text:p>
      <text:p text:style-name="P33"><text:s text:c="5"/>* get a copy of the exception object</text:p>
      <text:p text:style-name="P33"><text:s text:c="5"/>* <text:span text:style-name="T1">@return</text:span> \Library\Exception\Descriptor</text:p>
      <text:p text:style-name="P33"><text:s text:c="5"/>*/</text:p>
      <text:p text:style-name="P33"><text:s text:c="4"/><text:span text:style-name="T1">public function </text:span>assertExceptionDescriptor()</text:p>
      <text:p text:style-name="P33"><text:s text:c="4"/>{</text:p>
      <text:p text:style-name="P33"><text:s text:c="4"/><text:tab/><text:span text:style-name="T1">return </text:span>$this-&gt;exception;</text:p>
      <text:p text:style-name="P33"><text:s text:c="4"/>}</text:p>
      <text:p text:style-name="P33"/>
      <text:p text:style-name="P33"/>
      <text:p text:style-name="P17"><text:s text:c="5"/>/**</text:p>
      <text:p text:style-name="P33"><text:s text:c="6"/>* assertExceptionCallback</text:p>
      <text:p text:style-name="P33"><text:s text:c="6"/>*</text:p>
      <text:p text:style-name="P33"><text:s text:c="6"/>* Set/get exception callback function</text:p>
      <text:p text:style-name="P33"><text:s text:c="6"/>* <text:span text:style-name="T1">@param</text:span> string $callback = name of the callback function</text:p>
      <text:p text:style-name="P33"><text:s text:c="6"/>*/</text:p>
      <text:p text:style-name="P14"><text:span text:style-name="T1"><text:tab/>public function </text:span>assertExceptionCallback($callback=<text:span text:style-name="T1">null</text:span>)</text:p>
      <text:p text:style-name="P14"><text:tab/>{</text:p>
      <text:p text:style-name="P14"><text:span text:style-name="T1"><text:tab/><text:tab/>if </text:span>($callback !== <text:span text:style-name="T1">null</text:span>)</text:p>
      <text:p text:style-name="P14"><text:tab/><text:tab/>{</text:p>
      <text:p text:style-name="P14"><text:span text:style-name="T1"><text:tab/><text:tab/><text:tab/>if </text:span>(method_exists($this, $callback))</text:p>
      <text:p text:style-name="P14"><text:tab/><text:tab/><text:tab/>{</text:p>
      <text:p text:style-name="P14"><text:tab/><text:tab/><text:tab/><text:tab/>$this-&gt;exceptionCallback = $callback;</text:p>
      <text:p text:style-name="P14"><text:tab/><text:tab/><text:tab/>}</text:p>
      <text:p text:style-name="P14"><text:tab/><text:tab/>}</text:p>
      <text:p text:style-name="P33"/>
      <text:p text:style-name="P14"><text:span text:style-name="T1"><text:tab/><text:tab/>return </text:span>$this-&gt;exceptionCallback;</text:p>
      <text:p text:style-name="P14"><text:tab/>}</text:p>
      <text:p text:style-name="P33"/>
      <text:p text:style-name="P14"><text:tab/>/**</text:p>
      <text:p text:style-name="P33"><text:s text:c="5"/><text:tab/>* assertLogMessage</text:p>
      <text:p text:style-name="P33"><text:s text:c="5"/><text:tab/>*</text:p>
      <text:p text:style-name="P33"><text:s text:c="5"/><text:tab/>* Output a message + newline to the current output device</text:p>
      <text:p text:style-name="P33"><text:s text:c="5"/><text:tab/>* <text:span text:style-name="T1">@param</text:span> string $message = message to output</text:p>
      <text:p text:style-name="P33"><text:s text:c="5"/><text:tab/>* <text:span text:style-name="T1">@param</text:span> integer $level = (optional) log level ('debug', 'error', </text:p>
      <text:p text:style-name="P33"><text:s text:c="5"/><text:tab/>*<text:tab/><text:tab/><text:tab/><text:tab/><text:tab/><text:tab/><text:tab/> <text:s/>&lt;user defined&gt;) DEFAULT: debug</text:p>
      <text:p text:style-name="P33"><text:s text:c="5"/><text:tab/>*/</text:p>
      <text:p text:style-name="P14"><text:span text:style-name="T1"><text:tab/>public function </text:span>assertLogMessage($message, $level='debug')</text:p>
      <text:p text:style-name="P14"><text:tab/>{</text:p>
      <text:p text:style-name="P14"><text:span text:style-name="T1"><text:tab/><text:tab/>if </text:span>($this-&gt;verbose)</text:p>
      <text:p text:style-name="P14"><text:tab/><text:tab/>{</text:p>
      <text:p text:style-name="P14"><text:tab/><text:tab/><text:tab/>Log::<text:span text:style-name="T20">message</text:span>(sprintf("Test #%u, Subtest #%u - %s", </text:p>
      <text:p text:style-name="P14"><text:tab/><text:tab/><text:tab/><text:tab/><text:tab/><text:tab/> $this-&gt;properties-&gt;Run_TestNumber,</text:p>
      <text:p text:style-name="P14"><text:tab/><text:tab/><text:tab/><text:tab/><text:tab/><text:tab/> $this-&gt;testNumber, </text:p>
      <text:p text:style-name="P14"><text:tab/><text:tab/><text:tab/><text:tab/><text:tab/><text:tab/> $message), </text:p>
      <text:p text:style-name="P33"><text:tab/><text:tab/><text:tab/><text:tab/> <text:s text:c="5"/><text:span text:style-name="T1">array</text:span>("Log_Level" <text:s text:c="5"/>=&gt; $level,</text:p>
      <text:p text:style-name="P33"><text:tab/><text:tab/><text:tab/><text:tab/><text:tab/> <text:s text:c="4"/>"Log_Program" <text:s text:c="3"/>=&gt; $this-&gt;testName,</text:p>
      <text:p text:style-name="P33"><text:tab/><text:tab/><text:tab/><text:tab/><text:tab/> <text:s text:c="4"/>"Log_Method" <text:s text:c="4"/>=&gt; substr(__METHOD__,</text:p>
      <text:p text:style-name="P33"><text:tab/><text:tab/><text:tab/><text:tab/><text:tab/><text:tab/><text:tab/><text:tab/><text:tab/> strpos(__METHOD__, "::") + 2),</text:p>
      <text:p text:style-name="P33"><text:tab/><text:tab/><text:tab/><text:tab/><text:tab/> <text:s text:c="4"/>"Log_Class" <text:s text:c="5"/>=&gt; $this-&gt;getEldestParent($this),</text:p>
      <text:p text:style-name="P33"><text:tab/><text:tab/><text:tab/><text:tab/><text:tab/> <text:s text:c="4"/>"Log_SkipLevels" =&gt; 7));</text:p>
      <text:p text:style-name="P14"><text:tab/><text:tab/>}</text:p>
      <text:p text:style-name="P14"><text:tab/>}</text:p>
      <text:p text:style-name="P33"/>
      <text:p text:style-name="P14"/>
      <text:p text:style-name="P10"><text:tab/>/**</text:p>
      <text:p text:style-name="P33"><text:s text:c="6"/>* assertStartLogger</text:p>
      <text:p text:style-name="P33"><text:s text:c="6"/>*</text:p>
      <text:p text:style-name="P33"><text:s text:c="6"/>* Create a test-relative log file and start the logger</text:p>
      <text:p text:style-name="P33"><text:s text:c="6"/>* <text:span text:style-name="T1">@param</text:span> string $logName = (optional) internal logger name, default = 'testlogger'</text:p>
      <text:p text:style-name="P33"><text:s text:c="6"/>* <text:span text:style-name="T1">@param</text:span> string $format = (optional) output format name, null to not assign</text:p>
      <text:p text:style-name="P33"><text:s text:c="6"/>* <text:span text:style-name="T1">@return</text:span> boolean $result = true if successful, false if not</text:p>
      <text:p text:style-name="P33"><text:s text:c="6"/>*/</text:p>
      <text:p text:style-name="P14"><text:span text:style-name="T1"><text:tab/>public function </text:span>assertStartLogger($logName='testlogger', $format=<text:span text:style-name="T1">null</text:span>)</text:p>
      <text:p text:style-name="P14"><text:tab/>{</text:p>
      <text:p text:style-name="P14"><text:span text:style-name="T1"><text:tab/><text:tab/>if </text:span>($this-&gt;assertLogger &amp;&amp; ($this-&gt;assertLogger == $logName))</text:p>
      <text:p text:style-name="P14"><text:tab/><text:tab/>{</text:p>
      <text:p text:style-name="P14"><text:tab/><text:tab/><text:tab/>$this-&gt;assertStopLogger($logName);</text:p>
      <text:p text:style-name="P14"><text:tab/><text:tab/>}</text:p>
      <text:p text:style-name="P33"/>
      <text:p text:style-name="P14"><text:tab/><text:tab/>$this-&gt;loggerProperties = <text:span text:style-name="T1">new </text:span>\Library\Properties</text:p>
      <text:p text:style-name="P14"><text:tab/><text:tab/><text:tab/><text:tab/><text:tab/><text:tab/><text:tab/>($this-&gt;properties-&gt;setup-&gt;getLogDefaults());</text:p>
      <text:p text:style-name="P33"/>
      <text:p text:style-name="P14"><text:tab/><text:tab/>$this-&gt;loggerProperties-&gt;Log_Name<text:tab/>= $logName;</text:p>
      <text:p text:style-name="P14"><text:tab/><text:tab/>$this-&gt;loggerProperties-&gt;Log_Adapter<text:tab/>= 'fileio';</text:p>
      <text:p text:style-name="P14"><text:tab/><text:tab/>$this-&gt;loggerProperties-&gt;Log_Level<text:tab/>= 'debug';</text:p>
      <text:p text:style-name="P33"/>
      <text:p text:style-name="P14"><text:span text:style-name="T1"><text:tab/><text:tab/>if </text:span>($format !== <text:span text:style-name="T1">null</text:span>)</text:p>
      <text:p text:style-name="P14"><text:tab/><text:tab/>{</text:p>
      <text:p text:style-name="P14"><text:tab/><text:tab/><text:tab/>$this-&gt;loggerProperties-&gt;Log_Format = $format;</text:p>
      <text:p text:style-name="P14"><text:tab/><text:tab/>}</text:p>
      <text:p text:style-name="P33"/>
      <text:p text:style-name="P14"><text:tab/><text:tab/>$logFileName = str_replace(<text:span text:style-name="T1">array</text:span>('\\', '_'), '-', $this-&gt;testName);</text:p>
      <text:p text:style-name="P14"><text:span text:style-name="T1"><text:tab/><text:tab/>if </text:span>(substr($logFileName, 0, 1) == '-')</text:p>
      <text:p text:style-name="P14"><text:tab/><text:tab/>{</text:p>
      <text:p text:style-name="P14"><text:tab/><text:tab/><text:tab/>$logFileName = substr($logFileName, 1);</text:p>
      <text:p text:style-name="P14"><text:tab/><text:tab/>}</text:p>
      <text:p text:style-name="P33"/>
      <text:p text:style-name="P33"><text:tab/><text:tab/>$logFileName = sprintf("% 3u-%s", $this-&gt;properties-&gt;Run_TestNumber,</text:p>
      <text:p text:style-name="P14"><text:tab/><text:tab/><text:tab/><text:tab/><text:tab/><text:tab/><text:tab/> <text:s text:c="2"/>$logFileName);</text:p>
      <text:p text:style-name="P33"/>
      <text:p text:style-name="P33"><text:tab/><text:tab/>$this-&gt;loggerProperties-&gt;Log_FileDestination</text:p>
      <text:p text:style-name="P33"><text:tab/><text:tab/><text:tab/>= dirname($this-&gt;properties-&gt;Log_FileDestination) .</text:p>
      <text:p text:style-name="P14"><text:tab/><text:tab/><text:tab/><text:tab/> <text:s text:c="4"/>DIRECTORY_SEPARATOR . $logFileName;</text:p>
      <text:p text:style-name="P33"><text:tab/><text:tab/>$this-&gt;loggerProperties-&gt;Log_FileAdapter = 'fileobject';</text:p>
      <text:p text:style-name="P33"><text:tab/><text:tab/>$this-&gt;loggerProperties-&gt;Log_FileMode<text:tab/> <text:s/>= 'w';</text:p>
      <text:p text:style-name="P33"/>
      <text:p text:style-name="P33"><text:tab/><text:tab/><text:span text:style-name="T1">try</text:span></text:p>
      <text:p text:style-name="P33"><text:span text:style-name="T1"><text:tab/><text:tab/></text:span>{</text:p>
      <text:p text:style-name="P33"><text:tab/><text:tab/><text:tab/>Log::<text:span text:style-name="T20">startLog</text:span>($this-&gt;loggerProperties);</text:p>
      <text:p text:style-name="P33"><text:tab/><text:tab/>}</text:p>
      <text:p text:style-name="P33"><text:tab/><text:tab/><text:span text:style-name="T1">catch</text:span>(\Library\Log\Exception $exception)</text:p>
      <text:p text:style-name="P33"><text:tab/><text:tab/>{</text:p>
      <text:p text:style-name="P33"><text:tab/><text:tab/><text:tab/>Log::<text:span text:style-name="T20">message</text:span>(sprintf('Unable to open disk file log: %s', </text:p>
      <text:p text:style-name="P33"><text:tab/><text:tab/><text:tab/><text:tab/><text:tab/><text:tab/> $exception-&gt;getMessage()), 'error');</text:p>
      <text:p text:style-name="P33"><text:tab/><text:tab/><text:tab/>Log::<text:span text:style-name="T20">message</text:span>('Logging to disk file has been disabled', 'error');</text:p>
      <text:p text:style-name="P33"><text:tab/><text:tab/><text:tab/><text:span text:style-name="T1">return false</text:span>;</text:p>
      <text:p text:style-name="P33"><text:tab/><text:tab/>}</text:p>
      <text:p text:style-name="P33"/>
      <text:p text:style-name="P33"><text:tab/><text:tab/>$this-&gt;assertLogger = $logName;</text:p>
      <text:p text:style-name="P33"/>
      <text:p text:style-name="P33"><text:tab/><text:tab/>$this-&gt;assertLogMessage(sprintf('Test Program: %s', $this-&gt;testName));</text:p>
      <text:p text:style-name="P33"><text:tab/><text:tab/><text:span text:style-name="T1">if </text:span>(CliParameters::<text:span text:style-name="T20">parameterCount</text:span>() == 0)</text:p>
      <text:p text:style-name="P33"><text:tab/><text:tab/>{</text:p>
      <text:p text:style-name="P33"><text:tab/><text:tab/><text:tab/>$this-&gt;assertLogMessage(' <text:s text:c="3"/>NO CLI Parameters');</text:p>
      <text:p text:style-name="P33"><text:tab/><text:tab/>}</text:p>
      <text:p text:style-name="P33"><text:soft-page-break/><text:tab/><text:tab/><text:span text:style-name="T1">else</text:span></text:p>
      <text:p text:style-name="P33"><text:span text:style-name="T1"><text:tab/><text:tab/></text:span>{</text:p>
      <text:p text:style-name="P33"><text:tab/><text:tab/><text:tab/>$this-&gt;assertLogMessage</text:p>
      <text:p text:style-name="P33"><text:tab/><text:tab/><text:tab/>(\Library\PrintU\FormatArray::<text:span text:style-name="T20">format</text:span>(CliParameters::<text:span text:style-name="T20">parameters</text:span>(), </text:p>
      <text:p text:style-name="P33"><text:tab/><text:tab/><text:tab/> 'CLI Parameters', <text:span text:style-name="T1">false</text:span>, <text:span text:style-name="T1">false</text:span>, <text:span text:style-name="T1">false</text:span>));</text:p>
      <text:p text:style-name="P33"><text:tab/><text:tab/>}</text:p>
      <text:p text:style-name="P33"/>
      <text:p text:style-name="P33"><text:tab/><text:tab/>$this-&gt;properties-&gt;Test_Start = date('Y-m-d H:i:s') .</text:p>
      <text:p text:style-name="P33"><text:s/><text:tab/><text:tab/><text:tab/><text:tab/><text:tab/><text:tab/><text:tab/> <text:s text:c="3"/>substr((string)microtime(), 1, 6);</text:p>
      <text:p text:style-name="P33"><text:tab/><text:tab/>$this-&gt;properties-&gt;Test_End <text:s text:c="2"/>= <text:span text:style-name="T1">null</text:span>;</text:p>
      <text:p text:style-name="P33"/>
      <text:p text:style-name="P33"><text:tab/><text:tab/>$this-&gt;assertLogMessage('Start-of-test @ ' . $this-&gt;properties-&gt;Test_Start);</text:p>
      <text:p text:style-name="P33"><text:tab/><text:tab/><text:span text:style-name="T1">return true</text:span>;</text:p>
      <text:p text:style-name="P33"><text:tab/>}</text:p>
      <text:p text:style-name="P33"/>
      <text:p text:style-name="P33"><text:tab/>/**</text:p>
      <text:p text:style-name="P33"><text:tab/> * assertStopLogger</text:p>
      <text:p text:style-name="P33"><text:tab/> *</text:p>
      <text:p text:style-name="P33"><text:tab/> * Stop the current logger, if it is running</text:p>
      <text:p text:style-name="P33"><text:tab/> * <text:span text:style-name="T1">@param</text:span> string $logName = (optional) internal log name to stop, </text:p>
      <text:p text:style-name="P33"><text:tab/> * <text:s text:c="36"/>null to stop current logger</text:p>
      <text:p text:style-name="P33"><text:tab/> */</text:p>
      <text:p text:style-name="P33"><text:tab/><text:span text:style-name="T1">public function </text:span>assertStopLogger($logName=<text:span text:style-name="T1">null</text:span>)</text:p>
      <text:p text:style-name="P33"><text:tab/>{</text:p>
      <text:p text:style-name="P33"><text:tab/><text:tab/>$this-&gt;testNumber++;</text:p>
      <text:p text:style-name="P33"><text:tab/><text:tab/></text:p>
      <text:p text:style-name="P33"><text:tab/><text:tab/>$this-&gt;properties-&gt;Test_End = date('Y-m-d H:i:s') .</text:p>
      <text:p text:style-name="P33"><text:s/><text:tab/><text:tab/><text:tab/><text:tab/><text:tab/><text:tab/><text:tab/> <text:s text:c="2"/>substr((string)microtime(), 1, 6);</text:p>
      <text:p text:style-name="P33"/>
      <text:p text:style-name="P33"><text:tab/><text:tab/>$this-&gt;assertLogMessage('End-of-test @ ' . $this-&gt;properties-&gt;Test_End);</text:p>
      <text:p text:style-name="P33"/>
      <text:p text:style-name="P33"><text:tab/><text:tab/><text:span text:style-name="T1">if </text:span>($logName == <text:span text:style-name="T1">null</text:span>)</text:p>
      <text:p text:style-name="P33"><text:tab/><text:tab/>{</text:p>
      <text:p text:style-name="P33"><text:tab/><text:tab/><text:tab/>$logName = $this-&gt;assertLogger;</text:p>
      <text:p text:style-name="P33"><text:tab/><text:tab/>}</text:p>
      <text:p text:style-name="P33"/>
      <text:p text:style-name="P33"><text:tab/><text:tab/>Log::<text:span text:style-name="T20">stopLog</text:span>($logName);</text:p>
      <text:p text:style-name="P33"><text:tab/><text:tab/></text:p>
      <text:p text:style-name="P33"><text:tab/><text:tab/><text:span text:style-name="T1">if </text:span>($logName == $this-&gt;assertLogger)</text:p>
      <text:p text:style-name="P33"><text:tab/><text:tab/>{</text:p>
      <text:p text:style-name="P33"><text:tab/><text:tab/><text:tab/>$this-&gt;assertLogger = <text:span text:style-name="T1">null</text:span>;</text:p>
      <text:p text:style-name="P33"><text:tab/><text:tab/>}</text:p>
      <text:p text:style-name="P33"><text:tab/>}</text:p>
      <text:p text:style-name="P33"/>
      <text:p text:style-name="P33"/>
      <text:p text:style-name="P17"><text:s text:c="4"/>/**</text:p>
      <text:p text:style-name="P33"><text:s text:c="5"/>* getEldestParent</text:p>
      <text:p text:style-name="P33"><text:s text:c="5"/>*</text:p>
      <text:p text:style-name="P33"><text:s text:c="5"/>* Get the top parent in the heirarchy</text:p>
      <text:p text:style-name="P33"><text:s text:c="5"/>* <text:span text:style-name="T1">@param</text:span> mixed $object = class name or object to get eldest parent for</text:p>
      <text:p text:style-name="P33"><text:s text:c="5"/>* <text:span text:style-name="T1">@return</text:span> string $class = eldest parent, false if no parent</text:p>
      <text:p text:style-name="P33"><text:s text:c="5"/>* <text:span text:style-name="T1">@throws</text:span> \Library\Testing\Exception</text:p>
      <text:p text:style-name="P33"><text:s text:c="5"/>*/</text:p>
      <text:p text:style-name="P33"><text:s text:c="4"/><text:span text:style-name="T1">public function </text:span>getEldestParent($object)</text:p>
      <text:p text:style-name="P33"><text:s text:c="4"/>{</text:p>
      <text:p text:style-name="P33"><text:s text:c="4"/><text:tab/><text:span text:style-name="T1">if </text:span>(is_object($object))</text:p>
      <text:p text:style-name="P33"><text:s text:c="4"/><text:tab/>{</text:p>
      <text:p text:style-name="P33"><text:s text:c="4"/><text:tab/><text:tab/>$class = get_class($object);</text:p>
      <text:p text:style-name="P33"><text:s text:c="4"/><text:tab/>}</text:p>
      <text:p text:style-name="P33"><text:s text:c="4"/><text:tab/><text:span text:style-name="T1">elseif </text:span>(is_string($object))</text:p>
      <text:p text:style-name="P33"><text:s text:c="4"/><text:tab/>{</text:p>
      <text:p text:style-name="P33"><text:s text:c="4"/><text:tab/><text:tab/>$class = $object;</text:p>
      <text:p text:style-name="P33"><text:s text:c="4"/><text:tab/>}</text:p>
      <text:p text:style-name="P33"><text:s text:c="4"/><text:tab/><text:span text:style-name="T1">else</text:span></text:p>
      <text:p text:style-name="P33"><text:span text:style-name="T1"><text:s text:c="4"/><text:tab/></text:span>{</text:p>
      <text:p text:style-name="P33"><text:s text:c="4"/><text:tab/><text:tab/><text:span text:style-name="T1">throw new </text:span>Exception('StringOrObjectExpected');</text:p>
      <text:p text:style-name="P33"><text:s text:c="4"/><text:tab/>}</text:p>
      <text:p text:style-name="P33"/>
      <text:p text:style-name="P33"><text:s text:c="4"/><text:tab/><text:span text:style-name="T1">while</text:span>($parent = get_parent_class($class))</text:p>
      <text:p text:style-name="P33"><text:s text:c="4"/><text:tab/>{</text:p>
      <text:p text:style-name="P33"><text:s text:c="4"/><text:tab/><text:tab/>$class = $parent;</text:p>
      <text:p text:style-name="P33"><text:s text:c="4"/><text:tab/>}</text:p>
      <text:p text:style-name="P33"/>
      <text:p text:style-name="P33"><text:s text:c="4"/><text:tab/><text:span text:style-name="T1">return </text:span>$class;</text:p>
      <text:p text:style-name="P33"><text:s text:c="4"/>}</text:p>
      <text:p text:style-name="P33"/>
      <text:p text:style-name="P3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="100%" fo:margin-left="0in" fo:margin-right="0in" fo:margin-top="0in" fo:margin-bottom="0in" fo:text-indent="0in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="100%" fo:margin-left="0.2756in" fo:margin-right="0in" fo:margin-top="0in" fo:margin-bottom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="100%" fo:margin-left="0.2756in" fo:margin-right="0in" fo:margin-top="0in" fo:margin-bottom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="100%" fo:margin-left="0in" fo:margin-right="0in" fo:margin-top="0in" fo:margin-bottom="0in" fo:text-indent="0in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="100%" fo:margin-left="0.472in" fo:margin-right="0in" fo:margin-top="0in" fo:margin-bottom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="100%" fo:margin-left="0in" fo:margin-right="0in" fo:margin-top="0in" fo:margin-bottom="0in" fo:text-indent="0in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="100%" fo:margin-left="0.2756in" fo:margin-right="0in" fo:margin-top="0in" fo:margin-bottom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="100%" fo:margin-left="0.472in" fo:margin-right="0in" fo:margin-top="0in" fo:margin-bottom="0in" fo:text-indent="0in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="100%" fo:margin-left="0.1181in" fo:margin-right="0in" fo:margin-top="0in" fo:margin-bottom="0in" fo:text-indent="0in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008in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="100%" fo:margin-left="0in" fo:margin-right="0in" fo:margin-top="0in" fo:margin-bottom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008in solid #000000" style:shadow="none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Testing\Base<text:tab/><text:tab/><text:tab/><text:page-number text:select-page="current">46</text:page-number><text:tab/><text:tab/><text:tab/><text:tab/><text:date style:data-style-name="N76" text:date-value="2013-10-08T21:19:45.93">October 8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20:43:21</meta:creation-date>
    <dc:title>Class Documentation</dc:title>
    <meta:editing-duration>P3DT11H51M31S</meta:editing-duration>
    <meta:editing-cycles>162</meta:editing-cycles>
    <meta:generator>OpenOffice/4.0.0$Win32 OpenOffice.org_project/400m3$Build-9702</meta:generator>
    <meta:initial-creator>Jay Wheeler</meta:initial-creator>
    <dc:date>2013-10-08T21:19:45.79</dc:date>
    <dc:creator>Jay Wheeler</dc:creator>
    <meta:document-statistic meta:table-count="34" meta:image-count="0" meta:object-count="0" meta:page-count="65" meta:paragraph-count="2084" meta:word-count="9425" meta:character-count="66937"/>
    <meta:template xlink:type="simple" xlink:actuate="onRequest" xlink:title="Class Documentation" xlink:href="../Class%20Documentation.ott" meta:date="2012-06-02T16:17:56"/>
  </office:meta>
</office:document-meta>
</file>